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1.2775915974" calcext:value-type="float">
            <text:p>1.27759159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.30894592141" calcext:value-type="float">
            <text:p>1.308945921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.34106973518" calcext:value-type="float">
            <text:p>1.341069735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.37398192331" calcext:value-type="float">
            <text:p>1.373981923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.40770183388" calcext:value-type="float">
            <text:p>1.407701833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9E-017" calcext:value-type="float">
            <text:p>-3.81716461459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.44224928982" calcext:value-type="float">
            <text:p>1.442249289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.47764460053" calcext:value-type="float">
            <text:p>1.477644600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5E-017" calcext:value-type="float">
            <text:p>-3.57170164525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.51390857384" calcext:value-type="float">
            <text:p>1.513908573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2E-017" calcext:value-type="float">
            <text:p>-2.07978973892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.55106252824" calcext:value-type="float">
            <text:p>1.551062528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69E-017" calcext:value-type="float">
            <text:p>-2.66085533669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1.58912830543" calcext:value-type="float">
            <text:p>1.58912830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1.62812828312" calcext:value-type="float">
            <text:p>1.628128283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4415E-017" calcext:value-type="float">
            <text:p>-2.87560904415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1.66808538822" calcext:value-type="float">
            <text:p>1.668085388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86E-017" calcext:value-type="float">
            <text:p>-3.97964869986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1.7090231103" calcext:value-type="float">
            <text:p>1.709023110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3E-017" calcext:value-type="float">
            <text:p>-4.20846801703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1.75096551542" calcext:value-type="float">
            <text:p>1.750965515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7E-017" calcext:value-type="float">
            <text:p>-2.41072429427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1.79393726024" calcext:value-type="float">
            <text:p>1.793937260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12E-017" calcext:value-type="float">
            <text:p>-2.51883081412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1.83796360656" calcext:value-type="float">
            <text:p>1.837963606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9E-017" calcext:value-type="float">
            <text:p>-3.63530880649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1.88307043614" calcext:value-type="float">
            <text:p>1.883070436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-2.80470364021E-017" calcext:value-type="float">
            <text:p>-2.80470364021E-17</text:p>
          </table:table-cell>
          <table:table-cell office:value-type="float" office:value="11.7028556326" calcext:value-type="float">
            <text:p>11.7028556326</text:p>
          </table:table-cell>
          <table:table-cell office:value-type="float" office:value="1.92928426591" calcext:value-type="float">
            <text:p>1.929284265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-1.71873646445E-017" calcext:value-type="float">
            <text:p>-1.71873646445E-17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1.9766322636" calcext:value-type="float">
            <text:p>1.976632263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-2.70491133267E-017" calcext:value-type="float">
            <text:p>-2.70491133267E-17</text:p>
          </table:table-cell>
          <table:table-cell office:value-type="float" office:value="11.7028556393" calcext:value-type="float">
            <text:p>11.7028556393</text:p>
          </table:table-cell>
          <table:table-cell office:value-type="float" office:value="2.02514226365" calcext:value-type="float">
            <text:p>2.025142263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-1.86735131352E-017" calcext:value-type="float">
            <text:p>-1.86735131352E-17</text:p>
          </table:table-cell>
          <table:table-cell office:value-type="float" office:value="11.7028556425" calcext:value-type="float">
            <text:p>11.7028556425</text:p>
          </table:table-cell>
          <table:table-cell office:value-type="float" office:value="2.07484278363" calcext:value-type="float">
            <text:p>2.074842783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-2.21543296819E-017" calcext:value-type="float">
            <text:p>-2.21543296819E-17</text:p>
          </table:table-cell>
          <table:table-cell office:value-type="float" office:value="11.7028556456" calcext:value-type="float">
            <text:p>11.7028556456</text:p>
          </table:table-cell>
          <table:table-cell office:value-type="float" office:value="2.12576304098" calcext:value-type="float">
            <text:p>2.12576304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-2.03575062353E-017" calcext:value-type="float">
            <text:p>-2.03575062353E-17</text:p>
          </table:table-cell>
          <table:table-cell office:value-type="float" office:value="11.7028556487" calcext:value-type="float">
            <text:p>11.7028556487</text:p>
          </table:table-cell>
          <table:table-cell office:value-type="float" office:value="2.17793297017" calcext:value-type="float">
            <text:p>2.177932970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-2.0392928489E-017" calcext:value-type="float">
            <text:p>-2.0392928489E-17</text:p>
          </table:table-cell>
          <table:table-cell office:value-type="float" office:value="11.7028556515" calcext:value-type="float">
            <text:p>11.7028556515</text:p>
          </table:table-cell>
          <table:table-cell office:value-type="float" office:value="2.23138324033" calcext:value-type="float">
            <text:p>2.231383240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-2.18978421444E-017" calcext:value-type="float">
            <text:p>-2.18978421444E-17</text:p>
          </table:table-cell>
          <table:table-cell office:value-type="float" office:value="11.7028556544" calcext:value-type="float">
            <text:p>11.7028556544</text:p>
          </table:table-cell>
          <table:table-cell office:value-type="float" office:value="2.28614527325" calcext:value-type="float">
            <text:p>2.286145273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56575" calcext:value-type="float">
            <text:p>11.7028556575</text:p>
          </table:table-cell>
          <table:table-cell office:value-type="float" office:value="-2.39855718023E-017" calcext:value-type="float">
            <text:p>-2.39855718023E-17</text:p>
          </table:table-cell>
          <table:table-cell office:value-type="float" office:value="11.7028556575" calcext:value-type="float">
            <text:p>11.7028556575</text:p>
          </table:table-cell>
          <table:table-cell office:value-type="float" office:value="2.34225126189" calcext:value-type="float">
            <text:p>2.342251261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2.6812488554" calcext:value-type="float">
            <text:p>22.6812488554</text:p>
          </table:table-cell>
          <table:table-cell office:value-type="float" office:value="0.613006726523" calcext:value-type="float">
            <text:p>0.6130067265</text:p>
          </table:table-cell>
          <table:table-cell office:value-type="float" office:value="22.0682421289" calcext:value-type="float">
            <text:p>22.0682421289</text:p>
          </table:table-cell>
          <table:table-cell office:value-type="float" office:value="2.39973418926" calcext:value-type="float">
            <text:p>2.399734189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2.6812489122" calcext:value-type="float">
            <text:p>22.6812489122</text:p>
          </table:table-cell>
          <table:table-cell office:value-type="float" office:value="0.613006728715" calcext:value-type="float">
            <text:p>0.6130067287</text:p>
          </table:table-cell>
          <table:table-cell office:value-type="float" office:value="22.0682421835" calcext:value-type="float">
            <text:p>22.0682421835</text:p>
          </table:table-cell>
          <table:table-cell office:value-type="float" office:value="2.45862784782" calcext:value-type="float">
            <text:p>2.458627847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2.681248982" calcext:value-type="float">
            <text:p>22.681248982</text:p>
          </table:table-cell>
          <table:table-cell office:value-type="float" office:value="0.613006731145" calcext:value-type="float">
            <text:p>0.6130067311</text:p>
          </table:table-cell>
          <table:table-cell office:value-type="float" office:value="22.0682422508" calcext:value-type="float">
            <text:p>22.0682422508</text:p>
          </table:table-cell>
          <table:table-cell office:value-type="float" office:value="2.5189668594" calcext:value-type="float">
            <text:p>2.518966859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2.6812490526" calcext:value-type="float">
            <text:p>22.6812490526</text:p>
          </table:table-cell>
          <table:table-cell office:value-type="float" office:value="0.613006733406" calcext:value-type="float">
            <text:p>0.6130067334</text:p>
          </table:table-cell>
          <table:table-cell office:value-type="float" office:value="22.0682423192" calcext:value-type="float">
            <text:p>22.0682423192</text:p>
          </table:table-cell>
          <table:table-cell office:value-type="float" office:value="2.58078669545" calcext:value-type="float">
            <text:p>2.58078669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.6815894522" calcext:value-type="float">
            <text:p>22.6815894522</text:p>
          </table:table-cell>
          <table:table-cell office:value-type="float" office:value="0.613327404886" calcext:value-type="float">
            <text:p>0.6133274049</text:p>
          </table:table-cell>
          <table:table-cell office:value-type="float" office:value="22.0682620473" calcext:value-type="float">
            <text:p>22.0682620473</text:p>
          </table:table-cell>
          <table:table-cell office:value-type="float" office:value="2.64412369801" calcext:value-type="float">
            <text:p>2.64412369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2.6839093865" calcext:value-type="float">
            <text:p>22.6839093865</text:p>
          </table:table-cell>
          <table:table-cell office:value-type="float" office:value="0.621414873566" calcext:value-type="float">
            <text:p>0.6214148736</text:p>
          </table:table-cell>
          <table:table-cell office:value-type="float" office:value="22.0624945129" calcext:value-type="float">
            <text:p>22.0624945129</text:p>
          </table:table-cell>
          <table:table-cell office:value-type="float" office:value="2.70901510097" calcext:value-type="float">
            <text:p>2.70901510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.6868256062" calcext:value-type="float">
            <text:p>22.6868256062</text:p>
          </table:table-cell>
          <table:table-cell office:value-type="float" office:value="0.645432610584" calcext:value-type="float">
            <text:p>0.6454326106</text:p>
          </table:table-cell>
          <table:table-cell office:value-type="float" office:value="22.0413929957" calcext:value-type="float">
            <text:p>22.0413929957</text:p>
          </table:table-cell>
          <table:table-cell office:value-type="float" office:value="2.77549905204" calcext:value-type="float">
            <text:p>2.77549905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2.6891264231" calcext:value-type="float">
            <text:p>22.6891264231</text:p>
          </table:table-cell>
          <table:table-cell office:value-type="float" office:value="0.684914482493" calcext:value-type="float">
            <text:p>0.6849144825</text:p>
          </table:table-cell>
          <table:table-cell office:value-type="float" office:value="22.0042119406" calcext:value-type="float">
            <text:p>22.0042119406</text:p>
          </table:table-cell>
          <table:table-cell office:value-type="float" office:value="2.84361463511" calcext:value-type="float">
            <text:p>2.843614635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2.6902408041" calcext:value-type="float">
            <text:p>22.6902408041</text:p>
          </table:table-cell>
          <table:table-cell office:value-type="float" office:value="0.734360388808" calcext:value-type="float">
            <text:p>0.7343603888</text:p>
          </table:table-cell>
          <table:table-cell office:value-type="float" office:value="21.9558804153" calcext:value-type="float">
            <text:p>21.9558804153</text:p>
          </table:table-cell>
          <table:table-cell office:value-type="float" office:value="2.91340189329" calcext:value-type="float">
            <text:p>2.913401893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2.6900660473" calcext:value-type="float">
            <text:p>22.6900660473</text:p>
          </table:table-cell>
          <table:table-cell office:value-type="float" office:value="0.786423350231" calcext:value-type="float">
            <text:p>0.7864233502</text:p>
          </table:table-cell>
          <table:table-cell office:value-type="float" office:value="21.903642697" calcext:value-type="float">
            <text:p>21.903642697</text:p>
          </table:table-cell>
          <table:table-cell office:value-type="float" office:value="2.98490185238" calcext:value-type="float">
            <text:p>2.984901852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2.6888160154" calcext:value-type="float">
            <text:p>22.6888160154</text:p>
          </table:table-cell>
          <table:table-cell office:value-type="float" office:value="0.834160882999" calcext:value-type="float">
            <text:p>0.834160883</text:p>
          </table:table-cell>
          <table:table-cell office:value-type="float" office:value="21.8546551324" calcext:value-type="float">
            <text:p>21.8546551324</text:p>
          </table:table-cell>
          <table:table-cell office:value-type="float" office:value="3.05815654506" calcext:value-type="float">
            <text:p>3.058156545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2.6868897562" calcext:value-type="float">
            <text:p>22.6868897562</text:p>
          </table:table-cell>
          <table:table-cell office:value-type="float" office:value="0.872468882368" calcext:value-type="float">
            <text:p>0.8724688824</text:p>
          </table:table-cell>
          <table:table-cell office:value-type="float" office:value="21.8144208739" calcext:value-type="float">
            <text:p>21.8144208739</text:p>
          </table:table-cell>
          <table:table-cell office:value-type="float" office:value="3.13320903555" calcext:value-type="float">
            <text:p>3.133209035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2.6847555337" calcext:value-type="float">
            <text:p>22.6847555337</text:p>
          </table:table-cell>
          <table:table-cell office:value-type="float" office:value="0.898822115806" calcext:value-type="float">
            <text:p>0.8988221158</text:p>
          </table:table-cell>
          <table:table-cell office:value-type="float" office:value="21.7859334178" calcext:value-type="float">
            <text:p>21.7859334178</text:p>
          </table:table-cell>
          <table:table-cell office:value-type="float" office:value="3.21010344493" calcext:value-type="float">
            <text:p>3.210103444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2.6825550483" calcext:value-type="float">
            <text:p>22.6825550483</text:p>
          </table:table-cell>
          <table:table-cell office:value-type="float" office:value="0.917342319099" calcext:value-type="float">
            <text:p>0.9173423191</text:p>
          </table:table-cell>
          <table:table-cell office:value-type="float" office:value="21.7652127292" calcext:value-type="float">
            <text:p>21.7652127292</text:p>
          </table:table-cell>
          <table:table-cell office:value-type="float" office:value="3.28888497711" calcext:value-type="float">
            <text:p>3.288884977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.680749373" calcext:value-type="float">
            <text:p>22.680749373</text:p>
          </table:table-cell>
          <table:table-cell office:value-type="float" office:value="0.940338011104" calcext:value-type="float">
            <text:p>0.9403380111</text:p>
          </table:table-cell>
          <table:table-cell office:value-type="float" office:value="21.7404113619" calcext:value-type="float">
            <text:p>21.7404113619</text:p>
          </table:table-cell>
          <table:table-cell office:value-type="float" office:value="3.36959994537" calcext:value-type="float">
            <text:p>3.369599945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2.6798576261" calcext:value-type="float">
            <text:p>22.6798576261</text:p>
          </table:table-cell>
          <table:table-cell office:value-type="float" office:value="0.974058213784" calcext:value-type="float">
            <text:p>0.9740582138</text:p>
          </table:table-cell>
          <table:table-cell office:value-type="float" office:value="21.7057994123" calcext:value-type="float">
            <text:p>21.7057994123</text:p>
          </table:table-cell>
          <table:table-cell office:value-type="float" office:value="3.45229579959" calcext:value-type="float">
            <text:p>3.452295799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2.6801014917" calcext:value-type="float">
            <text:p>22.6801014917</text:p>
          </table:table-cell>
          <table:table-cell office:value-type="float" office:value="1.01970268835" calcext:value-type="float">
            <text:p>1.0197026884</text:p>
          </table:table-cell>
          <table:table-cell office:value-type="float" office:value="21.6603988033" calcext:value-type="float">
            <text:p>21.6603988033</text:p>
          </table:table-cell>
          <table:table-cell office:value-type="float" office:value="3.53702115417" calcext:value-type="float">
            <text:p>3.5370211542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2.6814282763" calcext:value-type="float">
            <text:p>22.6814282763</text:p>
          </table:table-cell>
          <table:table-cell office:value-type="float" office:value="1.07577830205" calcext:value-type="float">
            <text:p>1.0757783021</text:p>
          </table:table-cell>
          <table:table-cell office:value-type="float" office:value="21.6056499743" calcext:value-type="float">
            <text:p>21.6056499743</text:p>
          </table:table-cell>
          <table:table-cell office:value-type="float" office:value="3.62382581659" calcext:value-type="float">
            <text:p>3.623825816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2.6835526456" calcext:value-type="float">
            <text:p>22.6835526456</text:p>
          </table:table-cell>
          <table:table-cell office:value-type="float" office:value="1.13952145506" calcext:value-type="float">
            <text:p>1.1395214551</text:p>
          </table:table-cell>
          <table:table-cell office:value-type="float" office:value="21.5440311905" calcext:value-type="float">
            <text:p>21.5440311905</text:p>
          </table:table-cell>
          <table:table-cell office:value-type="float" office:value="3.71276081669" calcext:value-type="float">
            <text:p>3.712760816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2.6860168904" calcext:value-type="float">
            <text:p>22.6860168904</text:p>
          </table:table-cell>
          <table:table-cell office:value-type="float" office:value="1.20764246092" calcext:value-type="float">
            <text:p>1.2076424609</text:p>
          </table:table-cell>
          <table:table-cell office:value-type="float" office:value="21.4783744295" calcext:value-type="float">
            <text:p>21.4783744295</text:p>
          </table:table-cell>
          <table:table-cell office:value-type="float" office:value="3.80387843666" calcext:value-type="float">
            <text:p>3.803878436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2.6882666081" calcext:value-type="float">
            <text:p>22.6882666081</text:p>
          </table:table-cell>
          <table:table-cell office:value-type="float" office:value="1.276621948" calcext:value-type="float">
            <text:p>1.276621948</text:p>
          </table:table-cell>
          <table:table-cell office:value-type="float" office:value="21.4116446601" calcext:value-type="float">
            <text:p>21.4116446601</text:p>
          </table:table-cell>
          <table:table-cell office:value-type="float" office:value="3.89723224179" calcext:value-type="float">
            <text:p>3.897232241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2.6891853381" calcext:value-type="float">
            <text:p>22.6891853381</text:p>
          </table:table-cell>
          <table:table-cell office:value-type="float" office:value="1.35564439546" calcext:value-type="float">
            <text:p>1.3556443955</text:p>
          </table:table-cell>
          <table:table-cell office:value-type="float" office:value="21.3335409426" calcext:value-type="float">
            <text:p>21.3335409426</text:p>
          </table:table-cell>
          <table:table-cell office:value-type="float" office:value="3.99287711197" calcext:value-type="float">
            <text:p>3.99287711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2.689014446" calcext:value-type="float">
            <text:p>22.689014446</text:p>
          </table:table-cell>
          <table:table-cell office:value-type="float" office:value="1.46423343052" calcext:value-type="float">
            <text:p>1.4642334305</text:p>
          </table:table-cell>
          <table:table-cell office:value-type="float" office:value="21.2247810155" calcext:value-type="float">
            <text:p>21.2247810155</text:p>
          </table:table-cell>
          <table:table-cell office:value-type="float" office:value="4.09086927393" calcext:value-type="float">
            <text:p>4.090869273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2.6876583435" calcext:value-type="float">
            <text:p>22.6876583435</text:p>
          </table:table-cell>
          <table:table-cell office:value-type="float" office:value="1.58541564729" calcext:value-type="float">
            <text:p>1.5854156473</text:p>
          </table:table-cell>
          <table:table-cell office:value-type="float" office:value="21.1022426962" calcext:value-type="float">
            <text:p>21.1022426962</text:p>
          </table:table-cell>
          <table:table-cell office:value-type="float" office:value="4.1912663343" calcext:value-type="float">
            <text:p>4.19126633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.1962343105" calcext:value-type="float">
            <text:p>25.1962343105</text:p>
          </table:table-cell>
          <table:table-cell office:value-type="float" office:value="1.47530096628" calcext:value-type="float">
            <text:p>1.4753009663</text:p>
          </table:table-cell>
          <table:table-cell office:value-type="float" office:value="23.7209333443" calcext:value-type="float">
            <text:p>23.7209333443</text:p>
          </table:table-cell>
          <table:table-cell office:value-type="float" office:value="4.29412731347" calcext:value-type="float">
            <text:p>4.294127313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5.2043784851" calcext:value-type="float">
            <text:p>25.2043784851</text:p>
          </table:table-cell>
          <table:table-cell office:value-type="float" office:value="1.49609134339" calcext:value-type="float">
            <text:p>1.4960913434</text:p>
          </table:table-cell>
          <table:table-cell office:value-type="float" office:value="23.7082871417" calcext:value-type="float">
            <text:p>23.7082871417</text:p>
          </table:table-cell>
          <table:table-cell office:value-type="float" office:value="4.39951268031" calcext:value-type="float">
            <text:p>4.39951268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5.2156978015" calcext:value-type="float">
            <text:p>25.2156978015</text:p>
          </table:table-cell>
          <table:table-cell office:value-type="float" office:value="1.58861874775" calcext:value-type="float">
            <text:p>1.5886187478</text:p>
          </table:table-cell>
          <table:table-cell office:value-type="float" office:value="23.6270790537" calcext:value-type="float">
            <text:p>23.6270790537</text:p>
          </table:table-cell>
          <table:table-cell office:value-type="float" office:value="4.50748438768" calcext:value-type="float">
            <text:p>4.507484387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.2219352469" calcext:value-type="float">
            <text:p>25.2219352469</text:p>
          </table:table-cell>
          <table:table-cell office:value-type="float" office:value="1.73374570641" calcext:value-type="float">
            <text:p>1.7337457064</text:p>
          </table:table-cell>
          <table:table-cell office:value-type="float" office:value="23.4881895405" calcext:value-type="float">
            <text:p>23.4881895405</text:p>
          </table:table-cell>
          <table:table-cell office:value-type="float" office:value="4.61810590889" calcext:value-type="float">
            <text:p>4.618105908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5.2160817361" calcext:value-type="float">
            <text:p>25.2160817361</text:p>
          </table:table-cell>
          <table:table-cell office:value-type="float" office:value="1.8691226714" calcext:value-type="float">
            <text:p>1.8691226714</text:p>
          </table:table-cell>
          <table:table-cell office:value-type="float" office:value="23.3469590647" calcext:value-type="float">
            <text:p>23.3469590647</text:p>
          </table:table-cell>
          <table:table-cell office:value-type="float" office:value="4.731442275" calcext:value-type="float">
            <text:p>4.73144227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.1923327831" calcext:value-type="float">
            <text:p>25.1923327831</text:p>
          </table:table-cell>
          <table:table-cell office:value-type="float" office:value="1.91266392229" calcext:value-type="float">
            <text:p>1.9126639223</text:p>
          </table:table-cell>
          <table:table-cell office:value-type="float" office:value="23.2796688608" calcext:value-type="float">
            <text:p>23.2796688608</text:p>
          </table:table-cell>
          <table:table-cell office:value-type="float" office:value="4.84756011301" calcext:value-type="float">
            <text:p>4.84756011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.1895959626" calcext:value-type="float">
            <text:p>25.1895959626</text:p>
          </table:table-cell>
          <table:table-cell office:value-type="float" office:value="1.90366547353" calcext:value-type="float">
            <text:p>1.9036654735</text:p>
          </table:table-cell>
          <table:table-cell office:value-type="float" office:value="23.2859304891" calcext:value-type="float">
            <text:p>23.2859304891</text:p>
          </table:table-cell>
          <table:table-cell office:value-type="float" office:value="4.96652768511" calcext:value-type="float">
            <text:p>4.966527685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5.1877398781" calcext:value-type="float">
            <text:p>25.1877398781</text:p>
          </table:table-cell>
          <table:table-cell office:value-type="float" office:value="1.89025175224" calcext:value-type="float">
            <text:p>1.8902517522</text:p>
          </table:table-cell>
          <table:table-cell office:value-type="float" office:value="23.2974881259" calcext:value-type="float">
            <text:p>23.2974881259</text:p>
          </table:table-cell>
          <table:table-cell office:value-type="float" office:value="5.08841492873" calcext:value-type="float">
            <text:p>5.088414928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5.1863748156" calcext:value-type="float">
            <text:p>25.1863748156</text:p>
          </table:table-cell>
          <table:table-cell office:value-type="float" office:value="1.8767729119" calcext:value-type="float">
            <text:p>1.8767729119</text:p>
          </table:table-cell>
          <table:table-cell office:value-type="float" office:value="23.3096019037" calcext:value-type="float">
            <text:p>23.3096019037</text:p>
          </table:table-cell>
          <table:table-cell office:value-type="float" office:value="5.2132934977" calcext:value-type="float">
            <text:p>5.213293497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.1854826376" calcext:value-type="float">
            <text:p>25.1854826376</text:p>
          </table:table-cell>
          <table:table-cell office:value-type="float" office:value="1.86871436144" calcext:value-type="float">
            <text:p>1.8687143614</text:p>
          </table:table-cell>
          <table:table-cell office:value-type="float" office:value="23.3167682761" calcext:value-type="float">
            <text:p>23.3167682761</text:p>
          </table:table-cell>
          <table:table-cell office:value-type="float" office:value="5.34123680436" calcext:value-type="float">
            <text:p>5.341236804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.184843187" calcext:value-type="float">
            <text:p>25.184843187</text:p>
          </table:table-cell>
          <table:table-cell office:value-type="float" office:value="1.86556010823" calcext:value-type="float">
            <text:p>1.8655601082</text:p>
          </table:table-cell>
          <table:table-cell office:value-type="float" office:value="23.3192830788" calcext:value-type="float">
            <text:p>23.3192830788</text:p>
          </table:table-cell>
          <table:table-cell office:value-type="float" office:value="5.4723200627" calcext:value-type="float">
            <text:p>5.472320062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5.1842298832" calcext:value-type="float">
            <text:p>25.1842298832</text:p>
          </table:table-cell>
          <table:table-cell office:value-type="float" office:value="1.86215926018" calcext:value-type="float">
            <text:p>1.8621592602</text:p>
          </table:table-cell>
          <table:table-cell office:value-type="float" office:value="23.322070623" calcext:value-type="float">
            <text:p>23.322070623</text:p>
          </table:table-cell>
          <table:table-cell office:value-type="float" office:value="5.60662033261" calcext:value-type="float">
            <text:p>5.606620332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5.1836737469" calcext:value-type="float">
            <text:p>25.1836737469</text:p>
          </table:table-cell>
          <table:table-cell office:value-type="float" office:value="1.85849490807" calcext:value-type="float">
            <text:p>1.8584949081</text:p>
          </table:table-cell>
          <table:table-cell office:value-type="float" office:value="23.3251788388" calcext:value-type="float">
            <text:p>23.3251788388</text:p>
          </table:table-cell>
          <table:table-cell office:value-type="float" office:value="5.74421656517" calcext:value-type="float">
            <text:p>5.744216565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5.1831488452" calcext:value-type="float">
            <text:p>25.1831488452</text:p>
          </table:table-cell>
          <table:table-cell office:value-type="float" office:value="1.85486886466" calcext:value-type="float">
            <text:p>1.8548688647</text:p>
          </table:table-cell>
          <table:table-cell office:value-type="float" office:value="23.3282799806" calcext:value-type="float">
            <text:p>23.3282799806</text:p>
          </table:table-cell>
          <table:table-cell office:value-type="float" office:value="5.88518964904" calcext:value-type="float">
            <text:p>5.88518964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5.182631266" calcext:value-type="float">
            <text:p>25.182631266</text:p>
          </table:table-cell>
          <table:table-cell office:value-type="float" office:value="1.85212716125" calcext:value-type="float">
            <text:p>1.8521271613</text:p>
          </table:table-cell>
          <table:table-cell office:value-type="float" office:value="23.3305041048" calcext:value-type="float">
            <text:p>23.3305041048</text:p>
          </table:table-cell>
          <table:table-cell office:value-type="float" office:value="6.02962245803" calcext:value-type="float">
            <text:p>6.02962245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5.1821877527" calcext:value-type="float">
            <text:p>25.1821877527</text:p>
          </table:table-cell>
          <table:table-cell office:value-type="float" office:value="1.85041892371" calcext:value-type="float">
            <text:p>1.8504189237</text:p>
          </table:table-cell>
          <table:table-cell office:value-type="float" office:value="23.331768829" calcext:value-type="float">
            <text:p>23.331768829</text:p>
          </table:table-cell>
          <table:table-cell office:value-type="float" office:value="6.17759989984" calcext:value-type="float">
            <text:p>6.177599899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.1817721922" calcext:value-type="float">
            <text:p>25.1817721922</text:p>
          </table:table-cell>
          <table:table-cell office:value-type="float" office:value="1.84902710151" calcext:value-type="float">
            <text:p>1.8490271015</text:p>
          </table:table-cell>
          <table:table-cell office:value-type="float" office:value="23.3327450907" calcext:value-type="float">
            <text:p>23.3327450907</text:p>
          </table:table-cell>
          <table:table-cell office:value-type="float" office:value="6.32920896591" calcext:value-type="float">
            <text:p>6.329208965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5.1813807801" calcext:value-type="float">
            <text:p>25.1813807801</text:p>
          </table:table-cell>
          <table:table-cell office:value-type="float" office:value="1.84797498299" calcext:value-type="float">
            <text:p>1.847974983</text:p>
          </table:table-cell>
          <table:table-cell office:value-type="float" office:value="23.3334057971" calcext:value-type="float">
            <text:p>23.3334057971</text:p>
          </table:table-cell>
          <table:table-cell office:value-type="float" office:value="6.48453878265" calcext:value-type="float">
            <text:p>6.484538782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.1810133121" calcext:value-type="float">
            <text:p>25.1810133121</text:p>
          </table:table-cell>
          <table:table-cell office:value-type="float" office:value="1.84723401767" calcext:value-type="float">
            <text:p>1.8472340177</text:p>
          </table:table-cell>
          <table:table-cell office:value-type="float" office:value="23.3337792945" calcext:value-type="float">
            <text:p>23.3337792945</text:p>
          </table:table-cell>
          <table:table-cell office:value-type="float" office:value="6.64368066376" calcext:value-type="float">
            <text:p>6.6436806638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.1806675826" calcext:value-type="float">
            <text:p>25.1806675826</text:p>
          </table:table-cell>
          <table:table-cell office:value-type="float" office:value="1.84656327082" calcext:value-type="float">
            <text:p>1.8465632708</text:p>
          </table:table-cell>
          <table:table-cell office:value-type="float" office:value="23.3341043118" calcext:value-type="float">
            <text:p>23.3341043118</text:p>
          </table:table-cell>
          <table:table-cell office:value-type="float" office:value="6.80672816393" calcext:value-type="float">
            <text:p>6.80672816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.1803430557" calcext:value-type="float">
            <text:p>25.1803430557</text:p>
          </table:table-cell>
          <table:table-cell office:value-type="float" office:value="1.84587581946" calcext:value-type="float">
            <text:p>1.8458758195</text:p>
          </table:table-cell>
          <table:table-cell office:value-type="float" office:value="23.3344672363" calcext:value-type="float">
            <text:p>23.3344672363</text:p>
          </table:table-cell>
          <table:table-cell office:value-type="float" office:value="6.97377713387" calcext:value-type="float">
            <text:p>6.973777133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5.1800397405" calcext:value-type="float">
            <text:p>25.1800397405</text:p>
          </table:table-cell>
          <table:table-cell office:value-type="float" office:value="1.8450995737" calcext:value-type="float">
            <text:p>1.8450995737</text:p>
          </table:table-cell>
          <table:table-cell office:value-type="float" office:value="23.3349401669" calcext:value-type="float">
            <text:p>23.3349401669</text:p>
          </table:table-cell>
          <table:table-cell office:value-type="float" office:value="7.14492577662" calcext:value-type="float">
            <text:p>7.144925776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.1797529748" calcext:value-type="float">
            <text:p>25.1797529748</text:p>
          </table:table-cell>
          <table:table-cell office:value-type="float" office:value="1.84426380013" calcext:value-type="float">
            <text:p>1.8442638001</text:p>
          </table:table-cell>
          <table:table-cell office:value-type="float" office:value="23.3354891747" calcext:value-type="float">
            <text:p>23.3354891747</text:p>
          </table:table-cell>
          <table:table-cell office:value-type="float" office:value="7.32027470529" calcext:value-type="float">
            <text:p>7.3202747053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5.1794797869" calcext:value-type="float">
            <text:p>25.1794797869</text:p>
          </table:table-cell>
          <table:table-cell office:value-type="float" office:value="1.84344046071" calcext:value-type="float">
            <text:p>1.8434404607</text:p>
          </table:table-cell>
          <table:table-cell office:value-type="float" office:value="23.3360393262" calcext:value-type="float">
            <text:p>23.3360393262</text:p>
          </table:table-cell>
          <table:table-cell office:value-type="float" office:value="7.49992700221" calcext:value-type="float">
            <text:p>7.499927002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5.1792162574" calcext:value-type="float">
            <text:p>25.1792162574</text:p>
          </table:table-cell>
          <table:table-cell office:value-type="float" office:value="1.8427796055" calcext:value-type="float">
            <text:p>1.8427796055</text:p>
          </table:table-cell>
          <table:table-cell office:value-type="float" office:value="23.3364366519" calcext:value-type="float">
            <text:p>23.3364366519</text:p>
          </table:table-cell>
          <table:table-cell office:value-type="float" office:value="7.68398827955" calcext:value-type="float">
            <text:p>7.683988279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5.1789612964" calcext:value-type="float">
            <text:p>25.1789612964</text:p>
          </table:table-cell>
          <table:table-cell office:value-type="float" office:value="1.84231242823" calcext:value-type="float">
            <text:p>1.8423124282</text:p>
          </table:table-cell>
          <table:table-cell office:value-type="float" office:value="23.3366488682" calcext:value-type="float">
            <text:p>23.3366488682</text:p>
          </table:table-cell>
          <table:table-cell office:value-type="float" office:value="7.87256674136" calcext:value-type="float">
            <text:p>7.872566741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8.7331611607" calcext:value-type="float">
            <text:p>48.7331611607</text:p>
          </table:table-cell>
          <table:table-cell office:value-type="float" office:value="4.66541152903" calcext:value-type="float">
            <text:p>4.665411529</text:p>
          </table:table-cell>
          <table:table-cell office:value-type="float" office:value="44.0677496317" calcext:value-type="float">
            <text:p>44.0677496317</text:p>
          </table:table-cell>
          <table:table-cell office:value-type="float" office:value="8.06577324723" calcext:value-type="float">
            <text:p>8.065773247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8.7329982657" calcext:value-type="float">
            <text:p>48.7329982657</text:p>
          </table:table-cell>
          <table:table-cell office:value-type="float" office:value="4.66553970648" calcext:value-type="float">
            <text:p>4.6655397065</text:p>
          </table:table-cell>
          <table:table-cell office:value-type="float" office:value="44.0674585592" calcext:value-type="float">
            <text:p>44.0674585592</text:p>
          </table:table-cell>
          <table:table-cell office:value-type="float" office:value="8.26372137741" calcext:value-type="float">
            <text:p>8.263721377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8.7328451274" calcext:value-type="float">
            <text:p>48.7328451274</text:p>
          </table:table-cell>
          <table:table-cell office:value-type="float" office:value="4.66560795833" calcext:value-type="float">
            <text:p>4.6656079583</text:p>
          </table:table-cell>
          <table:table-cell office:value-type="float" office:value="44.067237169" calcext:value-type="float">
            <text:p>44.067237169</text:p>
          </table:table-cell>
          <table:table-cell office:value-type="float" office:value="8.46652749964" calcext:value-type="float">
            <text:p>8.466527499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8.7326966899" calcext:value-type="float">
            <text:p>48.7326966899</text:p>
          </table:table-cell>
          <table:table-cell office:value-type="float" office:value="4.66563473947" calcext:value-type="float">
            <text:p>4.6656347395</text:p>
          </table:table-cell>
          <table:table-cell office:value-type="float" office:value="44.0670619504" calcext:value-type="float">
            <text:p>44.0670619504</text:p>
          </table:table-cell>
          <table:table-cell office:value-type="float" office:value="8.67431083749" calcext:value-type="float">
            <text:p>8.67431083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.7325509134" calcext:value-type="float">
            <text:p>48.7325509134</text:p>
          </table:table-cell>
          <table:table-cell office:value-type="float" office:value="4.66562211774" calcext:value-type="float">
            <text:p>4.6656221177</text:p>
          </table:table-cell>
          <table:table-cell office:value-type="float" office:value="44.0669287957" calcext:value-type="float">
            <text:p>44.0669287957</text:p>
          </table:table-cell>
          <table:table-cell office:value-type="float" office:value="8.88719354053" calcext:value-type="float">
            <text:p>8.887193540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8.7324066679" calcext:value-type="float">
            <text:p>48.7324066679</text:p>
          </table:table-cell>
          <table:table-cell office:value-type="float" office:value="4.66555875046" calcext:value-type="float">
            <text:p>4.6655587505</text:p>
          </table:table-cell>
          <table:table-cell office:value-type="float" office:value="44.0668479174" calcext:value-type="float">
            <text:p>44.0668479174</text:p>
          </table:table-cell>
          <table:table-cell office:value-type="float" office:value="9.10530075604" calcext:value-type="float">
            <text:p>9.10530075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8.7322602285" calcext:value-type="float">
            <text:p>48.7322602285</text:p>
          </table:table-cell>
          <table:table-cell office:value-type="float" office:value="4.6653784429" calcext:value-type="float">
            <text:p>4.6653784429</text:p>
          </table:table-cell>
          <table:table-cell office:value-type="float" office:value="44.0668817856" calcext:value-type="float">
            <text:p>44.0668817856</text:p>
          </table:table-cell>
          <table:table-cell office:value-type="float" office:value="9.32876070268" calcext:value-type="float">
            <text:p>9.328760702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8.7321031265" calcext:value-type="float">
            <text:p>48.7321031265</text:p>
          </table:table-cell>
          <table:table-cell office:value-type="float" office:value="4.66509349344" calcext:value-type="float">
            <text:p>4.6650934934</text:p>
          </table:table-cell>
          <table:table-cell office:value-type="float" office:value="44.0670096331" calcext:value-type="float">
            <text:p>44.0670096331</text:p>
          </table:table-cell>
          <table:table-cell office:value-type="float" office:value="9.55770474579" calcext:value-type="float">
            <text:p>9.557704745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8.7319972661" calcext:value-type="float">
            <text:p>48.7319972661</text:p>
          </table:table-cell>
          <table:table-cell office:value-type="float" office:value="4.66417932599" calcext:value-type="float">
            <text:p>4.664179326</text:p>
          </table:table-cell>
          <table:table-cell office:value-type="float" office:value="44.0678179401" calcext:value-type="float">
            <text:p>44.0678179401</text:p>
          </table:table-cell>
          <table:table-cell office:value-type="float" office:value="9.79226747465" calcext:value-type="float">
            <text:p>9.792267474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.7318412603" calcext:value-type="float">
            <text:p>48.7318412603</text:p>
          </table:table-cell>
          <table:table-cell office:value-type="float" office:value="4.66191742101" calcext:value-type="float">
            <text:p>4.661917421</text:p>
          </table:table-cell>
          <table:table-cell office:value-type="float" office:value="44.0699238392" calcext:value-type="float">
            <text:p>44.0699238392</text:p>
          </table:table-cell>
          <table:table-cell office:value-type="float" office:value="10.0325867816" calcext:value-type="float">
            <text:p>10.0325867816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8.7316231094" calcext:value-type="float">
            <text:p>48.7316231094</text:p>
          </table:table-cell>
          <table:table-cell office:value-type="float" office:value="4.65821088663" calcext:value-type="float">
            <text:p>4.6582108866</text:p>
          </table:table-cell>
          <table:table-cell office:value-type="float" office:value="44.0734122228" calcext:value-type="float">
            <text:p>44.0734122228</text:p>
          </table:table-cell>
          <table:table-cell office:value-type="float" office:value="10.2788039431" calcext:value-type="float">
            <text:p>10.278803943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8.7309107257" calcext:value-type="float">
            <text:p>48.7309107257</text:p>
          </table:table-cell>
          <table:table-cell office:value-type="float" office:value="4.6418920969" calcext:value-type="float">
            <text:p>4.6418920969</text:p>
          </table:table-cell>
          <table:table-cell office:value-type="float" office:value="44.0890186288" calcext:value-type="float">
            <text:p>44.0890186288</text:p>
          </table:table-cell>
          <table:table-cell office:value-type="float" office:value="10.5310637028" calcext:value-type="float">
            <text:p>10.531063702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8.7310664376" calcext:value-type="float">
            <text:p>48.7310664376</text:p>
          </table:table-cell>
          <table:table-cell office:value-type="float" office:value="4.62649839518" calcext:value-type="float">
            <text:p>4.6264983952</text:p>
          </table:table-cell>
          <table:table-cell office:value-type="float" office:value="44.1045680425" calcext:value-type="float">
            <text:p>44.1045680425</text:p>
          </table:table-cell>
          <table:table-cell office:value-type="float" office:value="10.7895143566" calcext:value-type="float">
            <text:p>10.789514356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8.7310487242" calcext:value-type="float">
            <text:p>48.7310487242</text:p>
          </table:table-cell>
          <table:table-cell office:value-type="float" office:value="4.62194074765" calcext:value-type="float">
            <text:p>4.6219407477</text:p>
          </table:table-cell>
          <table:table-cell office:value-type="float" office:value="44.1091079766" calcext:value-type="float">
            <text:p>44.1091079766</text:p>
          </table:table-cell>
          <table:table-cell office:value-type="float" office:value="11.0543078397" calcext:value-type="float">
            <text:p>11.054307839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.7308404038" calcext:value-type="float">
            <text:p>48.7308404038</text:p>
          </table:table-cell>
          <table:table-cell office:value-type="float" office:value="4.61976678157" calcext:value-type="float">
            <text:p>4.6197667816</text:p>
          </table:table-cell>
          <table:table-cell office:value-type="float" office:value="44.1110736222" calcext:value-type="float">
            <text:p>44.1110736222</text:p>
          </table:table-cell>
          <table:table-cell office:value-type="float" office:value="11.3255998164" calcext:value-type="float">
            <text:p>11.325599816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8.7315066439" calcext:value-type="float">
            <text:p>48.7315066439</text:p>
          </table:table-cell>
          <table:table-cell office:value-type="float" office:value="4.62339775864" calcext:value-type="float">
            <text:p>4.6233977586</text:p>
          </table:table-cell>
          <table:table-cell office:value-type="float" office:value="44.1081088853" calcext:value-type="float">
            <text:p>44.1081088853</text:p>
          </table:table-cell>
          <table:table-cell office:value-type="float" office:value="11.6035497708" calcext:value-type="float">
            <text:p>11.603549770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8.7337104378" calcext:value-type="float">
            <text:p>48.7337104378</text:p>
          </table:table-cell>
          <table:table-cell office:value-type="float" office:value="4.66239955336" calcext:value-type="float">
            <text:p>4.6623995534</text:p>
          </table:table-cell>
          <table:table-cell office:value-type="float" office:value="44.0713108845" calcext:value-type="float">
            <text:p>44.0713108845</text:p>
          </table:table-cell>
          <table:table-cell office:value-type="float" office:value="11.8883211015" calcext:value-type="float">
            <text:p>11.888321101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8.7359489121" calcext:value-type="float">
            <text:p>48.7359489121</text:p>
          </table:table-cell>
          <table:table-cell office:value-type="float" office:value="4.75131716964" calcext:value-type="float">
            <text:p>4.7513171696</text:p>
          </table:table-cell>
          <table:table-cell office:value-type="float" office:value="43.9846317424" calcext:value-type="float">
            <text:p>43.9846317424</text:p>
          </table:table-cell>
          <table:table-cell office:value-type="float" office:value="12.1800812169" calcext:value-type="float">
            <text:p>12.180081216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8.7374552133" calcext:value-type="float">
            <text:p>48.7374552133</text:p>
          </table:table-cell>
          <table:table-cell office:value-type="float" office:value="4.87556774046" calcext:value-type="float">
            <text:p>4.8755677405</text:p>
          </table:table-cell>
          <table:table-cell office:value-type="float" office:value="43.8618874728" calcext:value-type="float">
            <text:p>43.8618874728</text:p>
          </table:table-cell>
          <table:table-cell office:value-type="float" office:value="12.4790016339" calcext:value-type="float">
            <text:p>12.479001633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8.7385296083" calcext:value-type="float">
            <text:p>48.7385296083</text:p>
          </table:table-cell>
          <table:table-cell office:value-type="float" office:value="5.02307457534" calcext:value-type="float">
            <text:p>5.0230745753</text:p>
          </table:table-cell>
          <table:table-cell office:value-type="float" office:value="43.715455033" calcext:value-type="float">
            <text:p>43.715455033</text:p>
          </table:table-cell>
          <table:table-cell office:value-type="float" office:value="12.7852580788" calcext:value-type="float">
            <text:p>12.785258078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8.7376249695" calcext:value-type="float">
            <text:p>48.7376249695</text:p>
          </table:table-cell>
          <table:table-cell office:value-type="float" office:value="5.16284786378" calcext:value-type="float">
            <text:p>5.1628478638</text:p>
          </table:table-cell>
          <table:table-cell office:value-type="float" office:value="43.5747771057" calcext:value-type="float">
            <text:p>43.5747771057</text:p>
          </table:table-cell>
          <table:table-cell office:value-type="float" office:value="13.0990305905" calcext:value-type="float">
            <text:p>13.099030590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8.7353889745" calcext:value-type="float">
            <text:p>48.7353889745</text:p>
          </table:table-cell>
          <table:table-cell office:value-type="float" office:value="5.28212475783" calcext:value-type="float">
            <text:p>5.2821247578</text:p>
          </table:table-cell>
          <table:table-cell office:value-type="float" office:value="43.4532642166" calcext:value-type="float">
            <text:p>43.4532642166</text:p>
          </table:table-cell>
          <table:table-cell office:value-type="float" office:value="13.4205036264" calcext:value-type="float">
            <text:p>13.4205036264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8.7334850559" calcext:value-type="float">
            <text:p>48.7334850559</text:p>
          </table:table-cell>
          <table:table-cell office:value-type="float" office:value="5.38278541243" calcext:value-type="float">
            <text:p>5.3827854124</text:p>
          </table:table-cell>
          <table:table-cell office:value-type="float" office:value="43.3506996434" calcext:value-type="float">
            <text:p>43.3506996434</text:p>
          </table:table-cell>
          <table:table-cell office:value-type="float" office:value="13.7498661707" calcext:value-type="float">
            <text:p>13.749866170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8.7314413494" calcext:value-type="float">
            <text:p>48.7314413494</text:p>
          </table:table-cell>
          <table:table-cell office:value-type="float" office:value="5.45284146078" calcext:value-type="float">
            <text:p>5.4528414608</text:p>
          </table:table-cell>
          <table:table-cell office:value-type="float" office:value="43.2785998886" calcext:value-type="float">
            <text:p>43.2785998886</text:p>
          </table:table-cell>
          <table:table-cell office:value-type="float" office:value="14.0873118458" calcext:value-type="float">
            <text:p>14.0873118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0071529155" calcext:value-type="float">
            <text:p>42.0071529155</text:p>
          </table:table-cell>
          <table:table-cell office:value-type="float" office:value="4.84905275731" calcext:value-type="float">
            <text:p>4.8490527573</text:p>
          </table:table-cell>
          <table:table-cell office:value-type="float" office:value="37.1581001582" calcext:value-type="float">
            <text:p>37.1581001582</text:p>
          </table:table-cell>
          <table:table-cell office:value-type="float" office:value="14.4330390258" calcext:value-type="float">
            <text:p>14.433039025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42.0213526308" calcext:value-type="float">
            <text:p>42.0213526308</text:p>
          </table:table-cell>
          <table:table-cell office:value-type="float" office:value="4.85086718213" calcext:value-type="float">
            <text:p>4.8508671821</text:p>
          </table:table-cell>
          <table:table-cell office:value-type="float" office:value="37.1704854487" calcext:value-type="float">
            <text:p>37.1704854487</text:p>
          </table:table-cell>
          <table:table-cell office:value-type="float" office:value="14.7872509533" calcext:value-type="float">
            <text:p>14.787250953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42.0227485963" calcext:value-type="float">
            <text:p>42.0227485963</text:p>
          </table:table-cell>
          <table:table-cell office:value-type="float" office:value="4.8343714133" calcext:value-type="float">
            <text:p>4.8343714133</text:p>
          </table:table-cell>
          <table:table-cell office:value-type="float" office:value="37.188377183" calcext:value-type="float">
            <text:p>37.188377183</text:p>
          </table:table-cell>
          <table:table-cell office:value-type="float" office:value="15.1501558586" calcext:value-type="float">
            <text:p>15.1501558586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42.0127111512" calcext:value-type="float">
            <text:p>42.0127111512</text:p>
          </table:table-cell>
          <table:table-cell office:value-type="float" office:value="4.75180793457" calcext:value-type="float">
            <text:p>4.7518079346</text:p>
          </table:table-cell>
          <table:table-cell office:value-type="float" office:value="37.2609032166" calcext:value-type="float">
            <text:p>37.2609032166</text:p>
          </table:table-cell>
          <table:table-cell office:value-type="float" office:value="15.5219670827" calcext:value-type="float">
            <text:p>15.5219670827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41.998015855" calcext:value-type="float">
            <text:p>41.998015855</text:p>
          </table:table-cell>
          <table:table-cell office:value-type="float" office:value="4.62149958348" calcext:value-type="float">
            <text:p>4.6214995835</text:p>
          </table:table-cell>
          <table:table-cell office:value-type="float" office:value="37.3765162715" calcext:value-type="float">
            <text:p>37.3765162715</text:p>
          </table:table-cell>
          <table:table-cell office:value-type="float" office:value="15.9029032021" calcext:value-type="float">
            <text:p>15.902903202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1.9809219003" calcext:value-type="float">
            <text:p>41.9809219003</text:p>
          </table:table-cell>
          <table:table-cell office:value-type="float" office:value="4.54587270178" calcext:value-type="float">
            <text:p>4.5458727018</text:p>
          </table:table-cell>
          <table:table-cell office:value-type="float" office:value="37.4350491985" calcext:value-type="float">
            <text:p>37.4350491985</text:p>
          </table:table-cell>
          <table:table-cell office:value-type="float" office:value="16.2931881576" calcext:value-type="float">
            <text:p>16.293188157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41.9746759731" calcext:value-type="float">
            <text:p>41.9746759731</text:p>
          </table:table-cell>
          <table:table-cell office:value-type="float" office:value="4.70598401249" calcext:value-type="float">
            <text:p>4.7059840125</text:p>
          </table:table-cell>
          <table:table-cell office:value-type="float" office:value="37.2686919606" calcext:value-type="float">
            <text:p>37.2686919606</text:p>
          </table:table-cell>
          <table:table-cell office:value-type="float" office:value="16.6930513861" calcext:value-type="float">
            <text:p>16.6930513861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1.970915882" calcext:value-type="float">
            <text:p>41.970915882</text:p>
          </table:table-cell>
          <table:table-cell office:value-type="float" office:value="4.94483895606" calcext:value-type="float">
            <text:p>4.9448389561</text:p>
          </table:table-cell>
          <table:table-cell office:value-type="float" office:value="37.026076926" calcext:value-type="float">
            <text:p>37.026076926</text:p>
          </table:table-cell>
          <table:table-cell office:value-type="float" office:value="17.1027279549" calcext:value-type="float">
            <text:p>17.102727954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1.9702627295" calcext:value-type="float">
            <text:p>41.9702627295</text:p>
          </table:table-cell>
          <table:table-cell office:value-type="float" office:value="5.12978445936" calcext:value-type="float">
            <text:p>5.1297844594</text:p>
          </table:table-cell>
          <table:table-cell office:value-type="float" office:value="36.8404782701" calcext:value-type="float">
            <text:p>36.8404782701</text:p>
          </table:table-cell>
          <table:table-cell office:value-type="float" office:value="17.5224587006" calcext:value-type="float">
            <text:p>17.522458700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41.9752063937" calcext:value-type="float">
            <text:p>41.9752063937</text:p>
          </table:table-cell>
          <table:table-cell office:value-type="float" office:value="5.19374001457" calcext:value-type="float">
            <text:p>5.1937400146</text:p>
          </table:table-cell>
          <table:table-cell office:value-type="float" office:value="36.7814663791" calcext:value-type="float">
            <text:p>36.7814663791</text:p>
          </table:table-cell>
          <table:table-cell office:value-type="float" office:value="17.9524903702" calcext:value-type="float">
            <text:p>17.95249037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1.9808083591" calcext:value-type="float">
            <text:p>41.9808083591</text:p>
          </table:table-cell>
          <table:table-cell office:value-type="float" office:value="5.31342170629" calcext:value-type="float">
            <text:p>5.3134217063</text:p>
          </table:table-cell>
          <table:table-cell office:value-type="float" office:value="36.6673866528" calcext:value-type="float">
            <text:p>36.6673866528</text:p>
          </table:table-cell>
          <table:table-cell office:value-type="float" office:value="18.3930757663" calcext:value-type="float">
            <text:p>18.3930757663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1.989559331" calcext:value-type="float">
            <text:p>41.989559331</text:p>
          </table:table-cell>
          <table:table-cell office:value-type="float" office:value="5.62108675339" calcext:value-type="float">
            <text:p>5.6210867534</text:p>
          </table:table-cell>
          <table:table-cell office:value-type="float" office:value="36.3684725776" calcext:value-type="float">
            <text:p>36.3684725776</text:p>
          </table:table-cell>
          <table:table-cell office:value-type="float" office:value="18.8444738957" calcext:value-type="float">
            <text:p>18.8444738957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1.9920040065" calcext:value-type="float">
            <text:p>41.9920040065</text:p>
          </table:table-cell>
          <table:table-cell office:value-type="float" office:value="6.05882980664" calcext:value-type="float">
            <text:p>6.0588298066</text:p>
          </table:table-cell>
          <table:table-cell office:value-type="float" office:value="35.9331741999" calcext:value-type="float">
            <text:p>35.9331741999</text:p>
          </table:table-cell>
          <table:table-cell office:value-type="float" office:value="19.3069501218" calcext:value-type="float">
            <text:p>19.306950121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1.9840543541" calcext:value-type="float">
            <text:p>41.9840543541</text:p>
          </table:table-cell>
          <table:table-cell office:value-type="float" office:value="6.44159717561" calcext:value-type="float">
            <text:p>6.4415971756</text:p>
          </table:table-cell>
          <table:table-cell office:value-type="float" office:value="35.5424571785" calcext:value-type="float">
            <text:p>35.5424571785</text:p>
          </table:table-cell>
          <table:table-cell office:value-type="float" office:value="19.7807763204" calcext:value-type="float">
            <text:p>19.780776320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1.9682307151" calcext:value-type="float">
            <text:p>41.9682307151</text:p>
          </table:table-cell>
          <table:table-cell office:value-type="float" office:value="6.51075681969" calcext:value-type="float">
            <text:p>6.5107568197</text:p>
          </table:table-cell>
          <table:table-cell office:value-type="float" office:value="35.4574738954" calcext:value-type="float">
            <text:p>35.4574738954</text:p>
          </table:table-cell>
          <table:table-cell office:value-type="float" office:value="20.2662310395" calcext:value-type="float">
            <text:p>20.266231039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1.9665525297" calcext:value-type="float">
            <text:p>41.9665525297</text:p>
          </table:table-cell>
          <table:table-cell office:value-type="float" office:value="6.49524188631" calcext:value-type="float">
            <text:p>6.4952418863</text:p>
          </table:table-cell>
          <table:table-cell office:value-type="float" office:value="35.4713106434" calcext:value-type="float">
            <text:p>35.4713106434</text:p>
          </table:table-cell>
          <table:table-cell office:value-type="float" office:value="20.7635996633" calcext:value-type="float">
            <text:p>20.763599663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41.9650868321" calcext:value-type="float">
            <text:p>41.9650868321</text:p>
          </table:table-cell>
          <table:table-cell office:value-type="float" office:value="6.45860687935" calcext:value-type="float">
            <text:p>6.4586068794</text:p>
          </table:table-cell>
          <table:table-cell office:value-type="float" office:value="35.5064799527" calcext:value-type="float">
            <text:p>35.5064799527</text:p>
          </table:table-cell>
          <table:table-cell office:value-type="float" office:value="21.2731745799" calcext:value-type="float">
            <text:p>21.2731745799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41.9640232321" calcext:value-type="float">
            <text:p>41.9640232321</text:p>
          </table:table-cell>
          <table:table-cell office:value-type="float" office:value="6.41550840406" calcext:value-type="float">
            <text:p>6.4155084041</text:p>
          </table:table-cell>
          <table:table-cell office:value-type="float" office:value="35.548514828" calcext:value-type="float">
            <text:p>35.548514828</text:p>
          </table:table-cell>
          <table:table-cell office:value-type="float" office:value="21.7952553528" calcext:value-type="float">
            <text:p>21.795255352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41.9636104981" calcext:value-type="float">
            <text:p>41.9636104981</text:p>
          </table:table-cell>
          <table:table-cell office:value-type="float" office:value="6.39006520956" calcext:value-type="float">
            <text:p>6.3900652096</text:p>
          </table:table-cell>
          <table:table-cell office:value-type="float" office:value="35.5735452885" calcext:value-type="float">
            <text:p>35.5735452885</text:p>
          </table:table-cell>
          <table:table-cell office:value-type="float" office:value="22.3301488976" calcext:value-type="float">
            <text:p>22.330148897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41.9629214117" calcext:value-type="float">
            <text:p>41.9629214117</text:p>
          </table:table-cell>
          <table:table-cell office:value-type="float" office:value="6.38361456882" calcext:value-type="float">
            <text:p>6.3836145688</text:p>
          </table:table-cell>
          <table:table-cell office:value-type="float" office:value="35.5793068429" calcext:value-type="float">
            <text:p>35.5793068429</text:p>
          </table:table-cell>
          <table:table-cell office:value-type="float" office:value="22.8781696621" calcext:value-type="float">
            <text:p>22.878169662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1.9622717747" calcext:value-type="float">
            <text:p>41.9622717747</text:p>
          </table:table-cell>
          <table:table-cell office:value-type="float" office:value="6.37655682452" calcext:value-type="float">
            <text:p>6.3765568245</text:p>
          </table:table-cell>
          <table:table-cell office:value-type="float" office:value="35.5857149502" calcext:value-type="float">
            <text:p>35.5857149502</text:p>
          </table:table-cell>
          <table:table-cell office:value-type="float" office:value="23.4396398111" calcext:value-type="float">
            <text:p>23.439639811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1.9615802096" calcext:value-type="float">
            <text:p>41.9615802096</text:p>
          </table:table-cell>
          <table:table-cell office:value-type="float" office:value="6.36896772407" calcext:value-type="float">
            <text:p>6.3689677241</text:p>
          </table:table-cell>
          <table:table-cell office:value-type="float" office:value="35.5926124855" calcext:value-type="float">
            <text:p>35.5926124855</text:p>
          </table:table-cell>
          <table:table-cell office:value-type="float" office:value="24.0148894159" calcext:value-type="float">
            <text:p>24.0148894159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41.9607943692" calcext:value-type="float">
            <text:p>41.9607943692</text:p>
          </table:table-cell>
          <table:table-cell office:value-type="float" office:value="6.36128757491" calcext:value-type="float">
            <text:p>6.3612875749</text:p>
          </table:table-cell>
          <table:table-cell office:value-type="float" office:value="35.5995067943" calcext:value-type="float">
            <text:p>35.5995067943</text:p>
          </table:table-cell>
          <table:table-cell office:value-type="float" office:value="24.6042566483" calcext:value-type="float">
            <text:p>24.604256648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1.9599122833" calcext:value-type="float">
            <text:p>41.9599122833</text:p>
          </table:table-cell>
          <table:table-cell office:value-type="float" office:value="6.35564761905" calcext:value-type="float">
            <text:p>6.3556476191</text:p>
          </table:table-cell>
          <table:table-cell office:value-type="float" office:value="35.6042646643" calcext:value-type="float">
            <text:p>35.6042646643</text:p>
          </table:table-cell>
          <table:table-cell office:value-type="float" office:value="25.2080879797" calcext:value-type="float">
            <text:p>25.208087979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1.9592244228" calcext:value-type="float">
            <text:p>41.9592244228</text:p>
          </table:table-cell>
          <table:table-cell office:value-type="float" office:value="6.35135607697" calcext:value-type="float">
            <text:p>6.351356077</text:p>
          </table:table-cell>
          <table:table-cell office:value-type="float" office:value="35.6078683458" calcext:value-type="float">
            <text:p>35.6078683458</text:p>
          </table:table-cell>
          <table:table-cell office:value-type="float" office:value="25.826738384" calcext:value-type="float">
            <text:p>25.82673838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1.95855886" calcext:value-type="float">
            <text:p>41.95855886</text:p>
          </table:table-cell>
          <table:table-cell office:value-type="float" office:value="6.34776923277" calcext:value-type="float">
            <text:p>6.3477692328</text:p>
          </table:table-cell>
          <table:table-cell office:value-type="float" office:value="35.6107896273" calcext:value-type="float">
            <text:p>35.6107896273</text:p>
          </table:table-cell>
          <table:table-cell office:value-type="float" office:value="26.4605715474" calcext:value-type="float">
            <text:p>26.460571547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81.2705084453" calcext:value-type="float">
            <text:p>81.2705084453</text:p>
          </table:table-cell>
          <table:table-cell office:value-type="float" office:value="13.7495139639" calcext:value-type="float">
            <text:p>13.7495139639</text:p>
          </table:table-cell>
          <table:table-cell office:value-type="float" office:value="67.5209944814" calcext:value-type="float">
            <text:p>67.5209944814</text:p>
          </table:table-cell>
          <table:table-cell office:value-type="float" office:value="27.109960081" calcext:value-type="float">
            <text:p>27.109960081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81.2705251644" calcext:value-type="float">
            <text:p>81.2705251644</text:p>
          </table:table-cell>
          <table:table-cell office:value-type="float" office:value="13.7478940375" calcext:value-type="float">
            <text:p>13.7478940375</text:p>
          </table:table-cell>
          <table:table-cell office:value-type="float" office:value="67.5226311268" calcext:value-type="float">
            <text:p>67.5226311268</text:p>
          </table:table-cell>
          <table:table-cell office:value-type="float" office:value="27.7752857407" calcext:value-type="float">
            <text:p>27.7752857407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81.2705525371" calcext:value-type="float">
            <text:p>81.2705525371</text:p>
          </table:table-cell>
          <table:table-cell office:value-type="float" office:value="13.7473086949" calcext:value-type="float">
            <text:p>13.7473086949</text:p>
          </table:table-cell>
          <table:table-cell office:value-type="float" office:value="67.5232438422" calcext:value-type="float">
            <text:p>67.5232438422</text:p>
          </table:table-cell>
          <table:table-cell office:value-type="float" office:value="28.4569396516" calcext:value-type="float">
            <text:p>28.4569396516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81.2706821469" calcext:value-type="float">
            <text:p>81.2706821469</text:p>
          </table:table-cell>
          <table:table-cell office:value-type="float" office:value="13.7480337879" calcext:value-type="float">
            <text:p>13.7480337879</text:p>
          </table:table-cell>
          <table:table-cell office:value-type="float" office:value="67.522648359" calcext:value-type="float">
            <text:p>67.522648359</text:p>
          </table:table-cell>
          <table:table-cell office:value-type="float" office:value="29.1553225371" calcext:value-type="float">
            <text:p>29.155322537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1.2707338488" calcext:value-type="float">
            <text:p>81.2707338488</text:p>
          </table:table-cell>
          <table:table-cell office:value-type="float" office:value="13.753510085" calcext:value-type="float">
            <text:p>13.753510085</text:p>
          </table:table-cell>
          <table:table-cell office:value-type="float" office:value="67.5172237638" calcext:value-type="float">
            <text:p>67.5172237638</text:p>
          </table:table-cell>
          <table:table-cell office:value-type="float" office:value="29.8708449557" calcext:value-type="float">
            <text:p>29.8708449557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81.2704841655" calcext:value-type="float">
            <text:p>81.2704841655</text:p>
          </table:table-cell>
          <table:table-cell office:value-type="float" office:value="13.7571458829" calcext:value-type="float">
            <text:p>13.7571458829</text:p>
          </table:table-cell>
          <table:table-cell office:value-type="float" office:value="67.5133382826" calcext:value-type="float">
            <text:p>67.5133382826</text:p>
          </table:table-cell>
          <table:table-cell office:value-type="float" office:value="30.6039275411" calcext:value-type="float">
            <text:p>30.603927541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81.2698778143" calcext:value-type="float">
            <text:p>81.2698778143</text:p>
          </table:table-cell>
          <table:table-cell office:value-type="float" office:value="13.7485516422" calcext:value-type="float">
            <text:p>13.7485516422</text:p>
          </table:table-cell>
          <table:table-cell office:value-type="float" office:value="67.5213261721" calcext:value-type="float">
            <text:p>67.5213261721</text:p>
          </table:table-cell>
          <table:table-cell office:value-type="float" office:value="31.3550012507" calcext:value-type="float">
            <text:p>31.355001250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81.2699429538" calcext:value-type="float">
            <text:p>81.2699429538</text:p>
          </table:table-cell>
          <table:table-cell office:value-type="float" office:value="13.7340373729" calcext:value-type="float">
            <text:p>13.7340373729</text:p>
          </table:table-cell>
          <table:table-cell office:value-type="float" office:value="67.5359055809" calcext:value-type="float">
            <text:p>67.5359055809</text:p>
          </table:table-cell>
          <table:table-cell office:value-type="float" office:value="32.1245076178" calcext:value-type="float">
            <text:p>32.1245076178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81.270137869" calcext:value-type="float">
            <text:p>81.270137869</text:p>
          </table:table-cell>
          <table:table-cell office:value-type="float" office:value="13.7317568469" calcext:value-type="float">
            <text:p>13.7317568469</text:p>
          </table:table-cell>
          <table:table-cell office:value-type="float" office:value="67.5383810221" calcext:value-type="float">
            <text:p>67.5383810221</text:p>
          </table:table-cell>
          <table:table-cell office:value-type="float" office:value="32.912899012" calcext:value-type="float">
            <text:p>32.91289901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81.2700650152" calcext:value-type="float">
            <text:p>81.2700650152</text:p>
          </table:table-cell>
          <table:table-cell office:value-type="float" office:value="13.7250200197" calcext:value-type="float">
            <text:p>13.7250200197</text:p>
          </table:table-cell>
          <table:table-cell office:value-type="float" office:value="67.5450449955" calcext:value-type="float">
            <text:p>67.5450449955</text:p>
          </table:table-cell>
          <table:table-cell office:value-type="float" office:value="33.7206389049" calcext:value-type="float">
            <text:p>33.7206389049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81.2696339901" calcext:value-type="float">
            <text:p>81.2696339901</text:p>
          </table:table-cell>
          <table:table-cell office:value-type="float" office:value="13.7182312459" calcext:value-type="float">
            <text:p>13.7182312459</text:p>
          </table:table-cell>
          <table:table-cell office:value-type="float" office:value="67.5514027442" calcext:value-type="float">
            <text:p>67.5514027442</text:p>
          </table:table-cell>
          <table:table-cell office:value-type="float" office:value="34.5482021422" calcext:value-type="float">
            <text:p>34.5482021422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81.2692309783" calcext:value-type="float">
            <text:p>81.2692309783</text:p>
          </table:table-cell>
          <table:table-cell office:value-type="float" office:value="13.7236433931" calcext:value-type="float">
            <text:p>13.7236433931</text:p>
          </table:table-cell>
          <table:table-cell office:value-type="float" office:value="67.5455875852" calcext:value-type="float">
            <text:p>67.5455875852</text:p>
          </table:table-cell>
          <table:table-cell office:value-type="float" office:value="35.3960752234" calcext:value-type="float">
            <text:p>35.396075223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81.268540201" calcext:value-type="float">
            <text:p>81.268540201</text:p>
          </table:table-cell>
          <table:table-cell office:value-type="float" office:value="13.7530265807" calcext:value-type="float">
            <text:p>13.7530265807</text:p>
          </table:table-cell>
          <table:table-cell office:value-type="float" office:value="67.5155136203" calcext:value-type="float">
            <text:p>67.5155136203</text:p>
          </table:table-cell>
          <table:table-cell office:value-type="float" office:value="36.2647565874" calcext:value-type="float">
            <text:p>36.264756587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81.268821866" calcext:value-type="float">
            <text:p>81.268821866</text:p>
          </table:table-cell>
          <table:table-cell office:value-type="float" office:value="13.7820813731" calcext:value-type="float">
            <text:p>13.7820813731</text:p>
          </table:table-cell>
          <table:table-cell office:value-type="float" office:value="67.4867404929" calcext:value-type="float">
            <text:p>67.4867404929</text:p>
          </table:table-cell>
          <table:table-cell office:value-type="float" office:value="37.1547569058" calcext:value-type="float">
            <text:p>37.154756905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1.2692576115" calcext:value-type="float">
            <text:p>81.2692576115</text:p>
          </table:table-cell>
          <table:table-cell office:value-type="float" office:value="13.783714374" calcext:value-type="float">
            <text:p>13.783714374</text:p>
          </table:table-cell>
          <table:table-cell office:value-type="float" office:value="67.4855432375" calcext:value-type="float">
            <text:p>67.4855432375</text:p>
          </table:table-cell>
          <table:table-cell office:value-type="float" office:value="38.0665993828" calcext:value-type="float">
            <text:p>38.066599382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81.2691549373" calcext:value-type="float">
            <text:p>81.2691549373</text:p>
          </table:table-cell>
          <table:table-cell office:value-type="float" office:value="13.7642333404" calcext:value-type="float">
            <text:p>13.7642333404</text:p>
          </table:table-cell>
          <table:table-cell office:value-type="float" office:value="67.5049215969" calcext:value-type="float">
            <text:p>67.5049215969</text:p>
          </table:table-cell>
          <table:table-cell office:value-type="float" office:value="39.0008200631" calcext:value-type="float">
            <text:p>39.000820063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81.2677552011" calcext:value-type="float">
            <text:p>81.2677552011</text:p>
          </table:table-cell>
          <table:table-cell office:value-type="float" office:value="13.7503902622" calcext:value-type="float">
            <text:p>13.7503902622</text:p>
          </table:table-cell>
          <table:table-cell office:value-type="float" office:value="67.5173649389" calcext:value-type="float">
            <text:p>67.5173649389</text:p>
          </table:table-cell>
          <table:table-cell office:value-type="float" office:value="39.9579681468" calcext:value-type="float">
            <text:p>39.9579681468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81.2672285488" calcext:value-type="float">
            <text:p>81.2672285488</text:p>
          </table:table-cell>
          <table:table-cell office:value-type="float" office:value="13.7514427943" calcext:value-type="float">
            <text:p>13.7514427943</text:p>
          </table:table-cell>
          <table:table-cell office:value-type="float" office:value="67.5157857546" calcext:value-type="float">
            <text:p>67.5157857546</text:p>
          </table:table-cell>
          <table:table-cell office:value-type="float" office:value="40.9386063123" calcext:value-type="float">
            <text:p>40.9386063123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81.2668906161" calcext:value-type="float">
            <text:p>81.2668906161</text:p>
          </table:table-cell>
          <table:table-cell office:value-type="float" office:value="13.7530797476" calcext:value-type="float">
            <text:p>13.7530797476</text:p>
          </table:table-cell>
          <table:table-cell office:value-type="float" office:value="67.5138108686" calcext:value-type="float">
            <text:p>67.5138108686</text:p>
          </table:table-cell>
          <table:table-cell office:value-type="float" office:value="41.9433110472" calcext:value-type="float">
            <text:p>41.943311047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81.2670855844" calcext:value-type="float">
            <text:p>81.2670855844</text:p>
          </table:table-cell>
          <table:table-cell office:value-type="float" office:value="13.7405061445" calcext:value-type="float">
            <text:p>13.7405061445</text:p>
          </table:table-cell>
          <table:table-cell office:value-type="float" office:value="67.5265794399" calcext:value-type="float">
            <text:p>67.5265794399</text:p>
          </table:table-cell>
          <table:table-cell office:value-type="float" office:value="42.972672987" calcext:value-type="float">
            <text:p>42.97267298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81.2676845125" calcext:value-type="float">
            <text:p>81.2676845125</text:p>
          </table:table-cell>
          <table:table-cell office:value-type="float" office:value="13.6962891891" calcext:value-type="float">
            <text:p>13.6962891891</text:p>
          </table:table-cell>
          <table:table-cell office:value-type="float" office:value="67.5713953234" calcext:value-type="float">
            <text:p>67.5713953234</text:p>
          </table:table-cell>
          <table:table-cell office:value-type="float" office:value="44.0272972624" calcext:value-type="float">
            <text:p>44.027297262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81.2656231448" calcext:value-type="float">
            <text:p>81.2656231448</text:p>
          </table:table-cell>
          <table:table-cell office:value-type="float" office:value="13.659703145" calcext:value-type="float">
            <text:p>13.659703145</text:p>
          </table:table-cell>
          <table:table-cell office:value-type="float" office:value="67.6059199998" calcext:value-type="float">
            <text:p>67.6059199998</text:p>
          </table:table-cell>
          <table:table-cell office:value-type="float" office:value="45.1078038553" calcext:value-type="float">
            <text:p>45.107803855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81.2650324193" calcext:value-type="float">
            <text:p>81.2650324193</text:p>
          </table:table-cell>
          <table:table-cell office:value-type="float" office:value="13.6394488811" calcext:value-type="float">
            <text:p>13.6394488811</text:p>
          </table:table-cell>
          <table:table-cell office:value-type="float" office:value="67.6255835381" calcext:value-type="float">
            <text:p>67.6255835381</text:p>
          </table:table-cell>
          <table:table-cell office:value-type="float" office:value="46.2148279627" calcext:value-type="float">
            <text:p>46.214827962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81.2650519634" calcext:value-type="float">
            <text:p>81.2650519634</text:p>
          </table:table-cell>
          <table:table-cell office:value-type="float" office:value="13.6586596646" calcext:value-type="float">
            <text:p>13.6586596646</text:p>
          </table:table-cell>
          <table:table-cell office:value-type="float" office:value="67.6063922988" calcext:value-type="float">
            <text:p>67.6063922988</text:p>
          </table:table-cell>
          <table:table-cell office:value-type="float" office:value="47.3490203707" calcext:value-type="float">
            <text:p>47.349020370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.5110478368" calcext:value-type="float">
            <text:p>48.5110478368</text:p>
          </table:table-cell>
          <table:table-cell office:value-type="float" office:value="10.29959873" calcext:value-type="float">
            <text:p>10.29959873</text:p>
          </table:table-cell>
          <table:table-cell office:value-type="float" office:value="38.2114491068" calcext:value-type="float">
            <text:p>38.2114491068</text:p>
          </table:table-cell>
          <table:table-cell office:value-type="float" office:value="48.5110478368" calcext:value-type="float">
            <text:p>48.5110478368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8.5092447152" calcext:value-type="float">
            <text:p>48.5092447152</text:p>
          </table:table-cell>
          <table:table-cell office:value-type="float" office:value="10.3009043232" calcext:value-type="float">
            <text:p>10.3009043232</text:p>
          </table:table-cell>
          <table:table-cell office:value-type="float" office:value="38.2083403921" calcext:value-type="float">
            <text:p>38.2083403921</text:p>
          </table:table-cell>
          <table:table-cell office:value-type="float" office:value="49.7015934818" calcext:value-type="float">
            <text:p>49.7015934818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8.5078378065" calcext:value-type="float">
            <text:p>48.5078378065</text:p>
          </table:table-cell>
          <table:table-cell office:value-type="float" office:value="10.2961613557" calcext:value-type="float">
            <text:p>10.2961613557</text:p>
          </table:table-cell>
          <table:table-cell office:value-type="float" office:value="38.2116764509" calcext:value-type="float">
            <text:p>38.2116764509</text:p>
          </table:table-cell>
          <table:table-cell office:value-type="float" office:value="50.9213571914" calcext:value-type="float">
            <text:p>50.921357191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48.5053276604" calcext:value-type="float">
            <text:p>48.5053276604</text:p>
          </table:table-cell>
          <table:table-cell office:value-type="float" office:value="10.2388342244" calcext:value-type="float">
            <text:p>10.2388342244</text:p>
          </table:table-cell>
          <table:table-cell office:value-type="float" office:value="38.2664934359" calcext:value-type="float">
            <text:p>38.2664934359</text:p>
          </table:table-cell>
          <table:table-cell office:value-type="float" office:value="52.1710560279" calcext:value-type="float">
            <text:p>52.1710560279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48.5041251661" calcext:value-type="float">
            <text:p>48.5041251661</text:p>
          </table:table-cell>
          <table:table-cell office:value-type="float" office:value="10.2078691791" calcext:value-type="float">
            <text:p>10.2078691791</text:p>
          </table:table-cell>
          <table:table-cell office:value-type="float" office:value="38.296255987" calcext:value-type="float">
            <text:p>38.296255987</text:p>
          </table:table-cell>
          <table:table-cell office:value-type="float" office:value="53.4514246514" calcext:value-type="float">
            <text:p>53.451424651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8.4990475484" calcext:value-type="float">
            <text:p>48.4990475484</text:p>
          </table:table-cell>
          <table:table-cell office:value-type="float" office:value="10.2122378555" calcext:value-type="float">
            <text:p>10.2122378555</text:p>
          </table:table-cell>
          <table:table-cell office:value-type="float" office:value="38.2868096928" calcext:value-type="float">
            <text:p>38.2868096928</text:p>
          </table:table-cell>
          <table:table-cell office:value-type="float" office:value="54.763215752" calcext:value-type="float">
            <text:p>54.76321575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48.4970456639" calcext:value-type="float">
            <text:p>48.4970456639</text:p>
          </table:table-cell>
          <table:table-cell office:value-type="float" office:value="10.2333349978" calcext:value-type="float">
            <text:p>10.2333349978</text:p>
          </table:table-cell>
          <table:table-cell office:value-type="float" office:value="38.2637106661" calcext:value-type="float">
            <text:p>38.2637106661</text:p>
          </table:table-cell>
          <table:table-cell office:value-type="float" office:value="56.1072004921" calcext:value-type="float">
            <text:p>56.1072004921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48.4981724198" calcext:value-type="float">
            <text:p>48.4981724198</text:p>
          </table:table-cell>
          <table:table-cell office:value-type="float" office:value="10.2590569805" calcext:value-type="float">
            <text:p>10.2590569805</text:p>
          </table:table-cell>
          <table:table-cell office:value-type="float" office:value="38.2391154393" calcext:value-type="float">
            <text:p>38.2391154393</text:p>
          </table:table-cell>
          <table:table-cell office:value-type="float" office:value="57.4841689596" calcext:value-type="float">
            <text:p>57.4841689596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48.5004090435" calcext:value-type="float">
            <text:p>48.5004090435</text:p>
          </table:table-cell>
          <table:table-cell office:value-type="float" office:value="10.2079501263" calcext:value-type="float">
            <text:p>10.2079501263</text:p>
          </table:table-cell>
          <table:table-cell office:value-type="float" office:value="38.2924589172" calcext:value-type="float">
            <text:p>38.2924589172</text:p>
          </table:table-cell>
          <table:table-cell office:value-type="float" office:value="58.8949306326" calcext:value-type="float">
            <text:p>58.894930632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48.5117382093" calcext:value-type="float">
            <text:p>48.5117382093</text:p>
          </table:table-cell>
          <table:table-cell office:value-type="float" office:value="10.1974559704" calcext:value-type="float">
            <text:p>10.1974559704</text:p>
          </table:table-cell>
          <table:table-cell office:value-type="float" office:value="38.3142822389" calcext:value-type="float">
            <text:p>38.3142822389</text:p>
          </table:table-cell>
          <table:table-cell office:value-type="float" office:value="60.3403148554" calcext:value-type="float">
            <text:p>60.340314855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.5212087669" calcext:value-type="float">
            <text:p>48.5212087669</text:p>
          </table:table-cell>
          <table:table-cell office:value-type="float" office:value="10.6590498085" calcext:value-type="float">
            <text:p>10.6590498085</text:p>
          </table:table-cell>
          <table:table-cell office:value-type="float" office:value="37.8621589584" calcext:value-type="float">
            <text:p>37.8621589584</text:p>
          </table:table-cell>
          <table:table-cell office:value-type="float" office:value="61.8211713256" calcext:value-type="float">
            <text:p>61.821171325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8.5200556681" calcext:value-type="float">
            <text:p>48.5200556681</text:p>
          </table:table-cell>
          <table:table-cell office:value-type="float" office:value="11.2510761382" calcext:value-type="float">
            <text:p>11.2510761382</text:p>
          </table:table-cell>
          <table:table-cell office:value-type="float" office:value="37.2689795299" calcext:value-type="float">
            <text:p>37.2689795299</text:p>
          </table:table-cell>
          <table:table-cell office:value-type="float" office:value="63.338370594" calcext:value-type="float">
            <text:p>63.33837059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8.5108906769" calcext:value-type="float">
            <text:p>48.5108906769</text:p>
          </table:table-cell>
          <table:table-cell office:value-type="float" office:value="11.6935223613" calcext:value-type="float">
            <text:p>11.6935223613</text:p>
          </table:table-cell>
          <table:table-cell office:value-type="float" office:value="36.8173683156" calcext:value-type="float">
            <text:p>36.8173683156</text:p>
          </table:table-cell>
          <table:table-cell office:value-type="float" office:value="64.8928045761" calcext:value-type="float">
            <text:p>64.892804576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48.4993460598" calcext:value-type="float">
            <text:p>48.4993460598</text:p>
          </table:table-cell>
          <table:table-cell office:value-type="float" office:value="11.8255628843" calcext:value-type="float">
            <text:p>11.8255628843</text:p>
          </table:table-cell>
          <table:table-cell office:value-type="float" office:value="36.6737831756" calcext:value-type="float">
            <text:p>36.6737831756</text:p>
          </table:table-cell>
          <table:table-cell office:value-type="float" office:value="66.4853870769" calcext:value-type="float">
            <text:p>66.4853870769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48.49011938" calcext:value-type="float">
            <text:p>48.49011938</text:p>
          </table:table-cell>
          <table:table-cell office:value-type="float" office:value="11.9670931542" calcext:value-type="float">
            <text:p>11.9670931542</text:p>
          </table:table-cell>
          <table:table-cell office:value-type="float" office:value="36.5230262258" calcext:value-type="float">
            <text:p>36.5230262258</text:p>
          </table:table-cell>
          <table:table-cell office:value-type="float" office:value="68.1170543272" calcext:value-type="float">
            <text:p>68.117054327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8.4856142391" calcext:value-type="float">
            <text:p>48.4856142391</text:p>
          </table:table-cell>
          <table:table-cell office:value-type="float" office:value="12.5337385089" calcext:value-type="float">
            <text:p>12.5337385089</text:p>
          </table:table-cell>
          <table:table-cell office:value-type="float" office:value="35.9518757301" calcext:value-type="float">
            <text:p>35.9518757301</text:p>
          </table:table-cell>
          <table:table-cell office:value-type="float" office:value="69.7887655351" calcext:value-type="float">
            <text:p>69.788765535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8.4838947509" calcext:value-type="float">
            <text:p>48.4838947509</text:p>
          </table:table-cell>
          <table:table-cell office:value-type="float" office:value="13.3172371198" calcext:value-type="float">
            <text:p>13.3172371198</text:p>
          </table:table-cell>
          <table:table-cell office:value-type="float" office:value="35.1666576311" calcext:value-type="float">
            <text:p>35.1666576311</text:p>
          </table:table-cell>
          <table:table-cell office:value-type="float" office:value="71.501503449" calcext:value-type="float">
            <text:p>71.501503449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48.4858937668" calcext:value-type="float">
            <text:p>48.4858937668</text:p>
          </table:table-cell>
          <table:table-cell office:value-type="float" office:value="13.9718502133" calcext:value-type="float">
            <text:p>13.9718502133</text:p>
          </table:table-cell>
          <table:table-cell office:value-type="float" office:value="34.5140435536" calcext:value-type="float">
            <text:p>34.5140435536</text:p>
          </table:table-cell>
          <table:table-cell office:value-type="float" office:value="73.2562749358" calcext:value-type="float">
            <text:p>73.256274935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8.4911934765" calcext:value-type="float">
            <text:p>48.4911934765</text:p>
          </table:table-cell>
          <table:table-cell office:value-type="float" office:value="14.2101776514" calcext:value-type="float">
            <text:p>14.2101776514</text:p>
          </table:table-cell>
          <table:table-cell office:value-type="float" office:value="34.2810158252" calcext:value-type="float">
            <text:p>34.2810158252</text:p>
          </table:table-cell>
          <table:table-cell office:value-type="float" office:value="75.0541115726" calcext:value-type="float">
            <text:p>75.0541115726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48.4969614356" calcext:value-type="float">
            <text:p>48.4969614356</text:p>
          </table:table-cell>
          <table:table-cell office:value-type="float" office:value="14.4405680398" calcext:value-type="float">
            <text:p>14.4405680398</text:p>
          </table:table-cell>
          <table:table-cell office:value-type="float" office:value="34.0563933958" calcext:value-type="float">
            <text:p>34.0563933958</text:p>
          </table:table-cell>
          <table:table-cell office:value-type="float" office:value="76.8960702532" calcext:value-type="float">
            <text:p>76.896070253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.5029498399" calcext:value-type="float">
            <text:p>48.5029498399</text:p>
          </table:table-cell>
          <table:table-cell office:value-type="float" office:value="14.9441419021" calcext:value-type="float">
            <text:p>14.9441419021</text:p>
          </table:table-cell>
          <table:table-cell office:value-type="float" office:value="33.5588079378" calcext:value-type="float">
            <text:p>33.5588079378</text:p>
          </table:table-cell>
          <table:table-cell office:value-type="float" office:value="78.7832338094" calcext:value-type="float">
            <text:p>78.7832338094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48.5033927424" calcext:value-type="float">
            <text:p>48.5033927424</text:p>
          </table:table-cell>
          <table:table-cell office:value-type="float" office:value="15.5873428564" calcext:value-type="float">
            <text:p>15.5873428564</text:p>
          </table:table-cell>
          <table:table-cell office:value-type="float" office:value="32.916049886" calcext:value-type="float">
            <text:p>32.916049886</text:p>
          </table:table-cell>
          <table:table-cell office:value-type="float" office:value="80.7167116477" calcext:value-type="float">
            <text:p>80.7167116477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48.490373712" calcext:value-type="float">
            <text:p>48.490373712</text:p>
          </table:table-cell>
          <table:table-cell office:value-type="float" office:value="16.0769849398" calcext:value-type="float">
            <text:p>16.0769849398</text:p>
          </table:table-cell>
          <table:table-cell office:value-type="float" office:value="32.4133887722" calcext:value-type="float">
            <text:p>32.4133887722</text:p>
          </table:table-cell>
          <table:table-cell office:value-type="float" office:value="82.6976404013" calcext:value-type="float">
            <text:p>82.6976404013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48.48710559" calcext:value-type="float">
            <text:p>48.48710559</text:p>
          </table:table-cell>
          <table:table-cell office:value-type="float" office:value="16.075508935" calcext:value-type="float">
            <text:p>16.075508935</text:p>
          </table:table-cell>
          <table:table-cell office:value-type="float" office:value="32.411596655" calcext:value-type="float">
            <text:p>32.411596655</text:p>
          </table:table-cell>
          <table:table-cell office:value-type="float" office:value="84.7271845983" calcext:value-type="float">
            <text:p>84.7271845983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48.4855629347" calcext:value-type="float">
            <text:p>48.4855629347</text:p>
          </table:table-cell>
          <table:table-cell office:value-type="float" office:value="16.0142122962" calcext:value-type="float">
            <text:p>16.0142122962</text:p>
          </table:table-cell>
          <table:table-cell office:value-type="float" office:value="32.4713506385" calcext:value-type="float">
            <text:p>32.4713506385</text:p>
          </table:table-cell>
          <table:table-cell office:value-type="float" office:value="86.8065373464" calcext:value-type="float">
            <text:p>86.806537346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8.4843847124" calcext:value-type="float">
            <text:p>48.4843847124</text:p>
          </table:table-cell>
          <table:table-cell office:value-type="float" office:value="15.901237133" calcext:value-type="float">
            <text:p>15.901237133</text:p>
          </table:table-cell>
          <table:table-cell office:value-type="float" office:value="32.5831475794" calcext:value-type="float">
            <text:p>32.5831475794</text:p>
          </table:table-cell>
          <table:table-cell office:value-type="float" office:value="88.9369210342" calcext:value-type="float">
            <text:p>88.936921034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90.8907905758" calcext:value-type="float">
            <text:p>90.8907905758</text:p>
          </table:table-cell>
          <table:table-cell office:value-type="float" office:value="29.3458948918" calcext:value-type="float">
            <text:p>29.3458948918</text:p>
          </table:table-cell>
          <table:table-cell office:value-type="float" office:value="61.544895684" calcext:value-type="float">
            <text:p>61.544895684</text:p>
          </table:table-cell>
          <table:table-cell office:value-type="float" office:value="91.1195880499" calcext:value-type="float">
            <text:p>91.1195880499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90.8887364783" calcext:value-type="float">
            <text:p>90.8887364783</text:p>
          </table:table-cell>
          <table:table-cell office:value-type="float" office:value="29.3505985404" calcext:value-type="float">
            <text:p>29.3505985404</text:p>
          </table:table-cell>
          <table:table-cell office:value-type="float" office:value="61.5381379378" calcext:value-type="float">
            <text:p>61.5381379378</text:p>
          </table:table-cell>
          <table:table-cell office:value-type="float" office:value="93.3558215175" calcext:value-type="float">
            <text:p>93.3558215175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90.8875979257" calcext:value-type="float">
            <text:p>90.8875979257</text:p>
          </table:table-cell>
          <table:table-cell office:value-type="float" office:value="29.3500581142" calcext:value-type="float">
            <text:p>29.3500581142</text:p>
          </table:table-cell>
          <table:table-cell office:value-type="float" office:value="61.5375398114" calcext:value-type="float">
            <text:p>61.5375398114</text:p>
          </table:table-cell>
          <table:table-cell office:value-type="float" office:value="95.6469360511" calcext:value-type="float">
            <text:p>95.646936051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90.8871680213" calcext:value-type="float">
            <text:p>90.8871680213</text:p>
          </table:table-cell>
          <table:table-cell office:value-type="float" office:value="29.3623581664" calcext:value-type="float">
            <text:p>29.3623581664</text:p>
          </table:table-cell>
          <table:table-cell office:value-type="float" office:value="61.5248098548" calcext:value-type="float">
            <text:p>61.5248098548</text:p>
          </table:table-cell>
          <table:table-cell office:value-type="float" office:value="97.9942785276" calcext:value-type="float">
            <text:p>97.994278527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90.8870579179" calcext:value-type="float">
            <text:p>90.8870579179</text:p>
          </table:table-cell>
          <table:table-cell office:value-type="float" office:value="29.3809124083" calcext:value-type="float">
            <text:p>29.3809124083</text:p>
          </table:table-cell>
          <table:table-cell office:value-type="float" office:value="61.5061455096" calcext:value-type="float">
            <text:p>61.5061455096</text:p>
          </table:table-cell>
          <table:table-cell office:value-type="float" office:value="100.399228879" calcext:value-type="float">
            <text:p>100.399228879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90.8862854193" calcext:value-type="float">
            <text:p>90.8862854193</text:p>
          </table:table-cell>
          <table:table-cell office:value-type="float" office:value="29.3997753467" calcext:value-type="float">
            <text:p>29.3997753467</text:p>
          </table:table-cell>
          <table:table-cell office:value-type="float" office:value="61.4865100725" calcext:value-type="float">
            <text:p>61.4865100725</text:p>
          </table:table-cell>
          <table:table-cell office:value-type="float" office:value="102.863200902" calcext:value-type="float">
            <text:p>102.86320090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90.8855217814" calcext:value-type="float">
            <text:p>90.8855217814</text:p>
          </table:table-cell>
          <table:table-cell office:value-type="float" office:value="29.3844799584" calcext:value-type="float">
            <text:p>29.3844799584</text:p>
          </table:table-cell>
          <table:table-cell office:value-type="float" office:value="61.501041823" calcext:value-type="float">
            <text:p>61.501041823</text:p>
          </table:table-cell>
          <table:table-cell office:value-type="float" office:value="105.387643093" calcext:value-type="float">
            <text:p>105.38764309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90.8846324847" calcext:value-type="float">
            <text:p>90.8846324847</text:p>
          </table:table-cell>
          <table:table-cell office:value-type="float" office:value="29.3130123845" calcext:value-type="float">
            <text:p>29.3130123845</text:p>
          </table:table-cell>
          <table:table-cell office:value-type="float" office:value="61.5716201002" calcext:value-type="float">
            <text:p>61.5716201002</text:p>
          </table:table-cell>
          <table:table-cell office:value-type="float" office:value="107.974039493" calcext:value-type="float">
            <text:p>107.974039493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90.8843653292" calcext:value-type="float">
            <text:p>90.8843653292</text:p>
          </table:table-cell>
          <table:table-cell office:value-type="float" office:value="29.2832772797" calcext:value-type="float">
            <text:p>29.2832772797</text:p>
          </table:table-cell>
          <table:table-cell office:value-type="float" office:value="61.6010880495" calcext:value-type="float">
            <text:p>61.6010880495</text:p>
          </table:table-cell>
          <table:table-cell office:value-type="float" office:value="110.623910568" calcext:value-type="float">
            <text:p>110.62391056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90.8839041606" calcext:value-type="float">
            <text:p>90.8839041606</text:p>
          </table:table-cell>
          <table:table-cell office:value-type="float" office:value="29.3032544978" calcext:value-type="float">
            <text:p>29.3032544978</text:p>
          </table:table-cell>
          <table:table-cell office:value-type="float" office:value="61.5806496628" calcext:value-type="float">
            <text:p>61.5806496628</text:p>
          </table:table-cell>
          <table:table-cell office:value-type="float" office:value="113.338814097" calcext:value-type="float">
            <text:p>113.338814097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90.8834629192" calcext:value-type="float">
            <text:p>90.8834629192</text:p>
          </table:table-cell>
          <table:table-cell office:value-type="float" office:value="29.3227230788" calcext:value-type="float">
            <text:p>29.3227230788</text:p>
          </table:table-cell>
          <table:table-cell office:value-type="float" office:value="61.5607398404" calcext:value-type="float">
            <text:p>61.5607398404</text:p>
          </table:table-cell>
          <table:table-cell office:value-type="float" office:value="116.120346089" calcext:value-type="float">
            <text:p>116.120346089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90.883185823" calcext:value-type="float">
            <text:p>90.883185823</text:p>
          </table:table-cell>
          <table:table-cell office:value-type="float" office:value="29.3272075085" calcext:value-type="float">
            <text:p>29.3272075085</text:p>
          </table:table-cell>
          <table:table-cell office:value-type="float" office:value="61.5559783145" calcext:value-type="float">
            <text:p>61.5559783145</text:p>
          </table:table-cell>
          <table:table-cell office:value-type="float" office:value="118.970141723" calcext:value-type="float">
            <text:p>118.97014172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90.8815644315" calcext:value-type="float">
            <text:p>90.8815644315</text:p>
          </table:table-cell>
          <table:table-cell office:value-type="float" office:value="29.3196769396" calcext:value-type="float">
            <text:p>29.3196769396</text:p>
          </table:table-cell>
          <table:table-cell office:value-type="float" office:value="61.561887492" calcext:value-type="float">
            <text:p>61.561887492</text:p>
          </table:table-cell>
          <table:table-cell office:value-type="float" office:value="121.889876308" calcext:value-type="float">
            <text:p>121.889876308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90.8806923152" calcext:value-type="float">
            <text:p>90.8806923152</text:p>
          </table:table-cell>
          <table:table-cell office:value-type="float" office:value="29.3318350193" calcext:value-type="float">
            <text:p>29.3318350193</text:p>
          </table:table-cell>
          <table:table-cell office:value-type="float" office:value="61.5488572959" calcext:value-type="float">
            <text:p>61.5488572959</text:p>
          </table:table-cell>
          <table:table-cell office:value-type="float" office:value="124.881266267" calcext:value-type="float">
            <text:p>124.8812662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90.8803471492" calcext:value-type="float">
            <text:p>90.8803471492</text:p>
          </table:table-cell>
          <table:table-cell office:value-type="float" office:value="29.3353122222" calcext:value-type="float">
            <text:p>29.3353122222</text:p>
          </table:table-cell>
          <table:table-cell office:value-type="float" office:value="61.545034927" calcext:value-type="float">
            <text:p>61.545034927</text:p>
          </table:table-cell>
          <table:table-cell office:value-type="float" office:value="127.946070148" calcext:value-type="float">
            <text:p>127.946070148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90.8807715987" calcext:value-type="float">
            <text:p>90.8807715987</text:p>
          </table:table-cell>
          <table:table-cell office:value-type="float" office:value="29.3142720673" calcext:value-type="float">
            <text:p>29.3142720673</text:p>
          </table:table-cell>
          <table:table-cell office:value-type="float" office:value="61.5664995314" calcext:value-type="float">
            <text:p>61.5664995314</text:p>
          </table:table-cell>
          <table:table-cell office:value-type="float" office:value="131.086089657" calcext:value-type="float">
            <text:p>131.08608965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90.8794179438" calcext:value-type="float">
            <text:p>90.8794179438</text:p>
          </table:table-cell>
          <table:table-cell office:value-type="float" office:value="29.3010667257" calcext:value-type="float">
            <text:p>29.3010667257</text:p>
          </table:table-cell>
          <table:table-cell office:value-type="float" office:value="61.5783512181" calcext:value-type="float">
            <text:p>61.5783512181</text:p>
          </table:table-cell>
          <table:table-cell office:value-type="float" office:value="134.303170716" calcext:value-type="float">
            <text:p>134.303170716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90.8778740421" calcext:value-type="float">
            <text:p>90.8778740421</text:p>
          </table:table-cell>
          <table:table-cell office:value-type="float" office:value="29.267324682" calcext:value-type="float">
            <text:p>29.267324682</text:p>
          </table:table-cell>
          <table:table-cell office:value-type="float" office:value="61.6105493602" calcext:value-type="float">
            <text:p>61.6105493602</text:p>
          </table:table-cell>
          <table:table-cell office:value-type="float" office:value="137.59920455" calcext:value-type="float">
            <text:p>137.5992045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90.8774479249" calcext:value-type="float">
            <text:p>90.8774479249</text:p>
          </table:table-cell>
          <table:table-cell office:value-type="float" office:value="29.234192018" calcext:value-type="float">
            <text:p>29.234192018</text:p>
          </table:table-cell>
          <table:table-cell office:value-type="float" office:value="61.6432559069" calcext:value-type="float">
            <text:p>61.6432559069</text:p>
          </table:table-cell>
          <table:table-cell office:value-type="float" office:value="140.976128797" calcext:value-type="float">
            <text:p>140.97612879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90.8773767557" calcext:value-type="float">
            <text:p>90.8773767557</text:p>
          </table:table-cell>
          <table:table-cell office:value-type="float" office:value="29.2283402143" calcext:value-type="float">
            <text:p>29.2283402143</text:p>
          </table:table-cell>
          <table:table-cell office:value-type="float" office:value="61.6490365415" calcext:value-type="float">
            <text:p>61.6490365415</text:p>
          </table:table-cell>
          <table:table-cell office:value-type="float" office:value="144.435928651" calcext:value-type="float">
            <text:p>144.43592865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90.8769997049" calcext:value-type="float">
            <text:p>90.8769997049</text:p>
          </table:table-cell>
          <table:table-cell office:value-type="float" office:value="29.2082324497" calcext:value-type="float">
            <text:p>29.2082324497</text:p>
          </table:table-cell>
          <table:table-cell office:value-type="float" office:value="61.6687672551" calcext:value-type="float">
            <text:p>61.6687672551</text:p>
          </table:table-cell>
          <table:table-cell office:value-type="float" office:value="147.980638021" calcext:value-type="float">
            <text:p>147.980638021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90.8768078868" calcext:value-type="float">
            <text:p>90.8768078868</text:p>
          </table:table-cell>
          <table:table-cell office:value-type="float" office:value="29.2063948902" calcext:value-type="float">
            <text:p>29.2063948902</text:p>
          </table:table-cell>
          <table:table-cell office:value-type="float" office:value="61.6704129966" calcext:value-type="float">
            <text:p>61.6704129966</text:p>
          </table:table-cell>
          <table:table-cell office:value-type="float" office:value="151.612340736" calcext:value-type="float">
            <text:p>151.61234073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90.8746002147" calcext:value-type="float">
            <text:p>90.8746002147</text:p>
          </table:table-cell>
          <table:table-cell office:value-type="float" office:value="29.1975875043" calcext:value-type="float">
            <text:p>29.1975875043</text:p>
          </table:table-cell>
          <table:table-cell office:value-type="float" office:value="61.6770127104" calcext:value-type="float">
            <text:p>61.6770127104</text:p>
          </table:table-cell>
          <table:table-cell office:value-type="float" office:value="155.333171764" calcext:value-type="float">
            <text:p>155.333171764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90.8734723315" calcext:value-type="float">
            <text:p>90.8734723315</text:p>
          </table:table-cell>
          <table:table-cell office:value-type="float" office:value="29.2187358916" calcext:value-type="float">
            <text:p>29.2187358916</text:p>
          </table:table-cell>
          <table:table-cell office:value-type="float" office:value="61.6547364399" calcext:value-type="float">
            <text:p>61.6547364399</text:p>
          </table:table-cell>
          <table:table-cell office:value-type="float" office:value="159.145318468" calcext:value-type="float">
            <text:p>159.145318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.3613854863" calcext:value-type="float">
            <text:p>57.3613854863</text:p>
          </table:table-cell>
          <table:table-cell office:value-type="float" office:value="22.027491853" calcext:value-type="float">
            <text:p>22.027491853</text:p>
          </table:table-cell>
          <table:table-cell office:value-type="float" office:value="35.3338936333" calcext:value-type="float">
            <text:p>35.3338936333</text:p>
          </table:table-cell>
          <table:table-cell office:value-type="float" office:value="163.051021896" calcext:value-type="float">
            <text:p>163.05102189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57.3546424597" calcext:value-type="float">
            <text:p>57.3546424597</text:p>
          </table:table-cell>
          <table:table-cell office:value-type="float" office:value="21.9669768776" calcext:value-type="float">
            <text:p>21.9669768776</text:p>
          </table:table-cell>
          <table:table-cell office:value-type="float" office:value="35.3876655821" calcext:value-type="float">
            <text:p>35.3876655821</text:p>
          </table:table-cell>
          <table:table-cell office:value-type="float" office:value="167.052578091" calcext:value-type="float">
            <text:p>167.052578091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57.3549779627" calcext:value-type="float">
            <text:p>57.3549779627</text:p>
          </table:table-cell>
          <table:table-cell office:value-type="float" office:value="21.9535382827" calcext:value-type="float">
            <text:p>21.9535382827</text:p>
          </table:table-cell>
          <table:table-cell office:value-type="float" office:value="35.40143968" calcext:value-type="float">
            <text:p>35.40143968</text:p>
          </table:table-cell>
          <table:table-cell office:value-type="float" office:value="171.152339449" calcext:value-type="float">
            <text:p>171.152339449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57.3557193352" calcext:value-type="float">
            <text:p>57.3557193352</text:p>
          </table:table-cell>
          <table:table-cell office:value-type="float" office:value="21.9483616039" calcext:value-type="float">
            <text:p>21.9483616039</text:p>
          </table:table-cell>
          <table:table-cell office:value-type="float" office:value="35.4073577313" calcext:value-type="float">
            <text:p>35.4073577313</text:p>
          </table:table-cell>
          <table:table-cell office:value-type="float" office:value="175.352716094" calcext:value-type="float">
            <text:p>175.35271609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57.3477380996" calcext:value-type="float">
            <text:p>57.3477380996</text:p>
          </table:table-cell>
          <table:table-cell office:value-type="float" office:value="21.8200637276" calcext:value-type="float">
            <text:p>21.8200637276</text:p>
          </table:table-cell>
          <table:table-cell office:value-type="float" office:value="35.527674372" calcext:value-type="float">
            <text:p>35.527674372</text:p>
          </table:table-cell>
          <table:table-cell office:value-type="float" office:value="179.656177301" calcext:value-type="float">
            <text:p>179.65617730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57.3475040659" calcext:value-type="float">
            <text:p>57.3475040659</text:p>
          </table:table-cell>
          <table:table-cell office:value-type="float" office:value="21.7827802121" calcext:value-type="float">
            <text:p>21.7827802121</text:p>
          </table:table-cell>
          <table:table-cell office:value-type="float" office:value="35.5647238537" calcext:value-type="float">
            <text:p>35.5647238537</text:p>
          </table:table-cell>
          <table:table-cell office:value-type="float" office:value="184.065252944" calcext:value-type="float">
            <text:p>184.06525294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57.3454824652" calcext:value-type="float">
            <text:p>57.3454824652</text:p>
          </table:table-cell>
          <table:table-cell office:value-type="float" office:value="21.7632619139" calcext:value-type="float">
            <text:p>21.7632619139</text:p>
          </table:table-cell>
          <table:table-cell office:value-type="float" office:value="35.5822205513" calcext:value-type="float">
            <text:p>35.5822205513</text:p>
          </table:table-cell>
          <table:table-cell office:value-type="float" office:value="188.582534987" calcext:value-type="float">
            <text:p>188.58253498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57.3448800207" calcext:value-type="float">
            <text:p>57.3448800207</text:p>
          </table:table-cell>
          <table:table-cell office:value-type="float" office:value="21.7512348306" calcext:value-type="float">
            <text:p>21.7512348306</text:p>
          </table:table-cell>
          <table:table-cell office:value-type="float" office:value="35.5936451901" calcext:value-type="float">
            <text:p>35.5936451901</text:p>
          </table:table-cell>
          <table:table-cell office:value-type="float" office:value="193.210679003" calcext:value-type="float">
            <text:p>193.21067900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57.3440305548" calcext:value-type="float">
            <text:p>57.3440305548</text:p>
          </table:table-cell>
          <table:table-cell office:value-type="float" office:value="21.6247993274" calcext:value-type="float">
            <text:p>21.6247993274</text:p>
          </table:table-cell>
          <table:table-cell office:value-type="float" office:value="35.7192312273" calcext:value-type="float">
            <text:p>35.7192312273</text:p>
          </table:table-cell>
          <table:table-cell office:value-type="float" office:value="197.952405737" calcext:value-type="float">
            <text:p>197.95240573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57.337796798" calcext:value-type="float">
            <text:p>57.337796798</text:p>
          </table:table-cell>
          <table:table-cell office:value-type="float" office:value="21.576417026" calcext:value-type="float">
            <text:p>21.576417026</text:p>
          </table:table-cell>
          <table:table-cell office:value-type="float" office:value="35.761379772" calcext:value-type="float">
            <text:p>35.761379772</text:p>
          </table:table-cell>
          <table:table-cell office:value-type="float" office:value="202.810502708" calcext:value-type="float">
            <text:p>202.81050270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7.3359531616" calcext:value-type="float">
            <text:p>57.3359531616</text:p>
          </table:table-cell>
          <table:table-cell office:value-type="float" office:value="21.5728695153" calcext:value-type="float">
            <text:p>21.5728695153</text:p>
          </table:table-cell>
          <table:table-cell office:value-type="float" office:value="35.7630836463" calcext:value-type="float">
            <text:p>35.7630836463</text:p>
          </table:table-cell>
          <table:table-cell office:value-type="float" office:value="207.787825844" calcext:value-type="float">
            <text:p>207.78782584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57.3344693276" calcext:value-type="float">
            <text:p>57.3344693276</text:p>
          </table:table-cell>
          <table:table-cell office:value-type="float" office:value="21.5567116308" calcext:value-type="float">
            <text:p>21.5567116308</text:p>
          </table:table-cell>
          <table:table-cell office:value-type="float" office:value="35.7777576967" calcext:value-type="float">
            <text:p>35.7777576967</text:p>
          </table:table-cell>
          <table:table-cell office:value-type="float" office:value="212.887301163" calcext:value-type="float">
            <text:p>212.887301163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57.3312814422" calcext:value-type="float">
            <text:p>57.3312814422</text:p>
          </table:table-cell>
          <table:table-cell office:value-type="float" office:value="21.4441181196" calcext:value-type="float">
            <text:p>21.4441181196</text:p>
          </table:table-cell>
          <table:table-cell office:value-type="float" office:value="35.8871633226" calcext:value-type="float">
            <text:p>35.8871633226</text:p>
          </table:table-cell>
          <table:table-cell office:value-type="float" office:value="218.111926492" calcext:value-type="float">
            <text:p>218.11192649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57.3287384262" calcext:value-type="float">
            <text:p>57.3287384262</text:p>
          </table:table-cell>
          <table:table-cell office:value-type="float" office:value="21.4523824382" calcext:value-type="float">
            <text:p>21.4523824382</text:p>
          </table:table-cell>
          <table:table-cell office:value-type="float" office:value="35.8763559881" calcext:value-type="float">
            <text:p>35.8763559881</text:p>
          </table:table-cell>
          <table:table-cell office:value-type="float" office:value="223.464773231" calcext:value-type="float">
            <text:p>223.464773231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57.3248545798" calcext:value-type="float">
            <text:p>57.3248545798</text:p>
          </table:table-cell>
          <table:table-cell office:value-type="float" office:value="21.6887479348" calcext:value-type="float">
            <text:p>21.6887479348</text:p>
          </table:table-cell>
          <table:table-cell office:value-type="float" office:value="35.636106645" calcext:value-type="float">
            <text:p>35.636106645</text:p>
          </table:table-cell>
          <table:table-cell office:value-type="float" office:value="228.948988155" calcext:value-type="float">
            <text:p>228.948988155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57.3238037871" calcext:value-type="float">
            <text:p>57.3238037871</text:p>
          </table:table-cell>
          <table:table-cell office:value-type="float" office:value="22.0486132261" calcext:value-type="float">
            <text:p>22.0486132261</text:p>
          </table:table-cell>
          <table:table-cell office:value-type="float" office:value="35.275190561" calcext:value-type="float">
            <text:p>35.275190561</text:p>
          </table:table-cell>
          <table:table-cell office:value-type="float" office:value="234.567795271" calcext:value-type="float">
            <text:p>234.56779527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57.3261615862" calcext:value-type="float">
            <text:p>57.3261615862</text:p>
          </table:table-cell>
          <table:table-cell office:value-type="float" office:value="22.3668468339" calcext:value-type="float">
            <text:p>22.3668468339</text:p>
          </table:table-cell>
          <table:table-cell office:value-type="float" office:value="34.9593147523" calcext:value-type="float">
            <text:p>34.9593147523</text:p>
          </table:table-cell>
          <table:table-cell office:value-type="float" office:value="240.324497704" calcext:value-type="float">
            <text:p>240.324497704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57.3278306929" calcext:value-type="float">
            <text:p>57.3278306929</text:p>
          </table:table-cell>
          <table:table-cell office:value-type="float" office:value="22.4665594622" calcext:value-type="float">
            <text:p>22.4665594622</text:p>
          </table:table-cell>
          <table:table-cell office:value-type="float" office:value="34.8612712307" calcext:value-type="float">
            <text:p>34.8612712307</text:p>
          </table:table-cell>
          <table:table-cell office:value-type="float" office:value="246.222479645" calcext:value-type="float">
            <text:p>246.222479645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57.3360811549" calcext:value-type="float">
            <text:p>57.3360811549</text:p>
          </table:table-cell>
          <table:table-cell office:value-type="float" office:value="22.7596966436" calcext:value-type="float">
            <text:p>22.7596966436</text:p>
          </table:table-cell>
          <table:table-cell office:value-type="float" office:value="34.5763845113" calcext:value-type="float">
            <text:p>34.5763845113</text:p>
          </table:table-cell>
          <table:table-cell office:value-type="float" office:value="252.265208341" calcext:value-type="float">
            <text:p>252.26520834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57.3397290812" calcext:value-type="float">
            <text:p>57.3397290812</text:p>
          </table:table-cell>
          <table:table-cell office:value-type="float" office:value="23.7075833313" calcext:value-type="float">
            <text:p>23.7075833313</text:p>
          </table:table-cell>
          <table:table-cell office:value-type="float" office:value="33.6321457498" calcext:value-type="float">
            <text:p>33.6321457498</text:p>
          </table:table-cell>
          <table:table-cell office:value-type="float" office:value="258.456236129" calcext:value-type="float">
            <text:p>258.45623612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7.3358336354" calcext:value-type="float">
            <text:p>57.3358336354</text:p>
          </table:table-cell>
          <table:table-cell office:value-type="float" office:value="24.7825745306" calcext:value-type="float">
            <text:p>24.7825745306</text:p>
          </table:table-cell>
          <table:table-cell office:value-type="float" office:value="32.5532591048" calcext:value-type="float">
            <text:p>32.5532591048</text:p>
          </table:table-cell>
          <table:table-cell office:value-type="float" office:value="264.799202526" calcext:value-type="float">
            <text:p>264.799202526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57.328332291" calcext:value-type="float">
            <text:p>57.328332291</text:p>
          </table:table-cell>
          <table:table-cell office:value-type="float" office:value="25.5423973995" calcext:value-type="float">
            <text:p>25.5423973995</text:p>
          </table:table-cell>
          <table:table-cell office:value-type="float" office:value="31.7859348915" calcext:value-type="float">
            <text:p>31.7859348915</text:p>
          </table:table-cell>
          <table:table-cell office:value-type="float" office:value="271.297836372" calcext:value-type="float">
            <text:p>271.29783637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7.3188145794" calcext:value-type="float">
            <text:p>57.3188145794</text:p>
          </table:table-cell>
          <table:table-cell office:value-type="float" office:value="25.7364284439" calcext:value-type="float">
            <text:p>25.7364284439</text:p>
          </table:table-cell>
          <table:table-cell office:value-type="float" office:value="31.5823861354" calcext:value-type="float">
            <text:p>31.5823861354</text:p>
          </table:table-cell>
          <table:table-cell office:value-type="float" office:value="277.955958016" calcext:value-type="float">
            <text:p>277.955958016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57.3117364236" calcext:value-type="float">
            <text:p>57.3117364236</text:p>
          </table:table-cell>
          <table:table-cell office:value-type="float" office:value="26.1231717877" calcext:value-type="float">
            <text:p>26.1231717877</text:p>
          </table:table-cell>
          <table:table-cell office:value-type="float" office:value="31.1885646359" calcext:value-type="float">
            <text:p>31.1885646359</text:p>
          </table:table-cell>
          <table:table-cell office:value-type="float" office:value="284.777481566" calcext:value-type="float">
            <text:p>284.777481566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7.307003519" calcext:value-type="float">
            <text:p>57.307003519</text:p>
          </table:table-cell>
          <table:table-cell office:value-type="float" office:value="27.0083006886" calcext:value-type="float">
            <text:p>27.0083006886</text:p>
          </table:table-cell>
          <table:table-cell office:value-type="float" office:value="30.2987028305" calcext:value-type="float">
            <text:p>30.2987028305</text:p>
          </table:table-cell>
          <table:table-cell office:value-type="float" office:value="291.766417192" calcext:value-type="float">
            <text:p>291.76641719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7.3065291701" calcext:value-type="float">
            <text:p>57.3065291701</text:p>
          </table:table-cell>
          <table:table-cell office:value-type="float" office:value="28.1285402495" calcext:value-type="float">
            <text:p>28.1285402495</text:p>
          </table:table-cell>
          <table:table-cell office:value-type="float" office:value="29.1779889206" calcext:value-type="float">
            <text:p>29.1779889206</text:p>
          </table:table-cell>
          <table:table-cell office:value-type="float" office:value="298.926873476" calcext:value-type="float">
            <text:p>298.92687347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09.66684197" calcext:value-type="float">
            <text:p>109.66684197</text:p>
          </table:table-cell>
          <table:table-cell office:value-type="float" office:value="56.1675209005" calcext:value-type="float">
            <text:p>56.1675209005</text:p>
          </table:table-cell>
          <table:table-cell office:value-type="float" office:value="53.4993210691" calcext:value-type="float">
            <text:p>53.4993210691</text:p>
          </table:table-cell>
          <table:table-cell office:value-type="float" office:value="306.263059834" calcext:value-type="float">
            <text:p>306.263059834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09.628103988" calcext:value-type="float">
            <text:p>109.628103988</text:p>
          </table:table-cell>
          <table:table-cell office:value-type="float" office:value="55.8432055321" calcext:value-type="float">
            <text:p>55.8432055321</text:p>
          </table:table-cell>
          <table:table-cell office:value-type="float" office:value="53.7848984562" calcext:value-type="float">
            <text:p>53.7848984562</text:p>
          </table:table-cell>
          <table:table-cell office:value-type="float" office:value="313.779288989" calcext:value-type="float">
            <text:p>313.779288989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09.61348166" calcext:value-type="float">
            <text:p>109.61348166</text:p>
          </table:table-cell>
          <table:table-cell office:value-type="float" office:value="55.5556460834" calcext:value-type="float">
            <text:p>55.5556460834</text:p>
          </table:table-cell>
          <table:table-cell office:value-type="float" office:value="54.0578355765" calcext:value-type="float">
            <text:p>54.0578355765</text:p>
          </table:table-cell>
          <table:table-cell office:value-type="float" office:value="321.479979505" calcext:value-type="float">
            <text:p>321.479979505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09.602136697" calcext:value-type="float">
            <text:p>109.602136697</text:p>
          </table:table-cell>
          <table:table-cell office:value-type="float" office:value="55.3701343969" calcext:value-type="float">
            <text:p>55.3701343969</text:p>
          </table:table-cell>
          <table:table-cell office:value-type="float" office:value="54.2320023006" calcext:value-type="float">
            <text:p>54.2320023006</text:p>
          </table:table-cell>
          <table:table-cell office:value-type="float" office:value="329.369658384" calcext:value-type="float">
            <text:p>329.36965838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9.592873784" calcext:value-type="float">
            <text:p>109.592873784</text:p>
          </table:table-cell>
          <table:table-cell office:value-type="float" office:value="55.2366075881" calcext:value-type="float">
            <text:p>55.2366075881</text:p>
          </table:table-cell>
          <table:table-cell office:value-type="float" office:value="54.3562661963" calcext:value-type="float">
            <text:p>54.3562661963</text:p>
          </table:table-cell>
          <table:table-cell office:value-type="float" office:value="337.452963731" calcext:value-type="float">
            <text:p>337.452963731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09.583740995" calcext:value-type="float">
            <text:p>109.583740995</text:p>
          </table:table-cell>
          <table:table-cell office:value-type="float" office:value="55.1910320688" calcext:value-type="float">
            <text:p>55.1910320688</text:p>
          </table:table-cell>
          <table:table-cell office:value-type="float" office:value="54.3927089267" calcext:value-type="float">
            <text:p>54.3927089267</text:p>
          </table:table-cell>
          <table:table-cell office:value-type="float" office:value="345.734647477" calcext:value-type="float">
            <text:p>345.73464747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09.576526596" calcext:value-type="float">
            <text:p>109.576526596</text:p>
          </table:table-cell>
          <table:table-cell office:value-type="float" office:value="55.177263328" calcext:value-type="float">
            <text:p>55.177263328</text:p>
          </table:table-cell>
          <table:table-cell office:value-type="float" office:value="54.3992632678" calcext:value-type="float">
            <text:p>54.3992632678</text:p>
          </table:table-cell>
          <table:table-cell office:value-type="float" office:value="354.219578172" calcext:value-type="float">
            <text:p>354.21957817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09.569717271" calcext:value-type="float">
            <text:p>109.569717271</text:p>
          </table:table-cell>
          <table:table-cell office:value-type="float" office:value="55.1762916814" calcext:value-type="float">
            <text:p>55.1762916814</text:p>
          </table:table-cell>
          <table:table-cell office:value-type="float" office:value="54.3934255901" calcext:value-type="float">
            <text:p>54.3934255901</text:p>
          </table:table-cell>
          <table:table-cell office:value-type="float" office:value="362.912743852" calcext:value-type="float">
            <text:p>362.91274385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09.559357457" calcext:value-type="float">
            <text:p>109.559357457</text:p>
          </table:table-cell>
          <table:table-cell office:value-type="float" office:value="55.3780939125" calcext:value-type="float">
            <text:p>55.3780939125</text:p>
          </table:table-cell>
          <table:table-cell office:value-type="float" office:value="54.1812635448" calcext:value-type="float">
            <text:p>54.1812635448</text:p>
          </table:table-cell>
          <table:table-cell office:value-type="float" office:value="371.819254965" calcext:value-type="float">
            <text:p>371.81925496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09.564619483" calcext:value-type="float">
            <text:p>109.564619483</text:p>
          </table:table-cell>
          <table:table-cell office:value-type="float" office:value="55.5190232434" calcext:value-type="float">
            <text:p>55.5190232434</text:p>
          </table:table-cell>
          <table:table-cell office:value-type="float" office:value="54.04559624" calcext:value-type="float">
            <text:p>54.04559624</text:p>
          </table:table-cell>
          <table:table-cell office:value-type="float" office:value="380.944347381" calcext:value-type="float">
            <text:p>380.94434738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09.561043993" calcext:value-type="float">
            <text:p>109.561043993</text:p>
          </table:table-cell>
          <table:table-cell office:value-type="float" office:value="55.6566757959" calcext:value-type="float">
            <text:p>55.6566757959</text:p>
          </table:table-cell>
          <table:table-cell office:value-type="float" office:value="53.9043681975" calcext:value-type="float">
            <text:p>53.9043681975</text:p>
          </table:table-cell>
          <table:table-cell office:value-type="float" office:value="390.293385466" calcext:value-type="float">
            <text:p>390.293385466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09.55988766" calcext:value-type="float">
            <text:p>109.55988766</text:p>
          </table:table-cell>
          <table:table-cell office:value-type="float" office:value="55.7069697781" calcext:value-type="float">
            <text:p>55.7069697781</text:p>
          </table:table-cell>
          <table:table-cell office:value-type="float" office:value="53.8529178816" calcext:value-type="float">
            <text:p>53.8529178816</text:p>
          </table:table-cell>
          <table:table-cell office:value-type="float" office:value="399.871865235" calcext:value-type="float">
            <text:p>399.87186523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09.558421026" calcext:value-type="float">
            <text:p>109.558421026</text:p>
          </table:table-cell>
          <table:table-cell office:value-type="float" office:value="55.6246740238" calcext:value-type="float">
            <text:p>55.6246740238</text:p>
          </table:table-cell>
          <table:table-cell office:value-type="float" office:value="53.9337470025" calcext:value-type="float">
            <text:p>53.9337470025</text:p>
          </table:table-cell>
          <table:table-cell office:value-type="float" office:value="409.685417589" calcext:value-type="float">
            <text:p>409.685417589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09.553713335" calcext:value-type="float">
            <text:p>109.553713335</text:p>
          </table:table-cell>
          <table:table-cell office:value-type="float" office:value="55.5222480688" calcext:value-type="float">
            <text:p>55.5222480688</text:p>
          </table:table-cell>
          <table:table-cell office:value-type="float" office:value="54.0314652658" calcext:value-type="float">
            <text:p>54.0314652658</text:p>
          </table:table-cell>
          <table:table-cell office:value-type="float" office:value="419.739811618" calcext:value-type="float">
            <text:p>419.73981161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9.553016957" calcext:value-type="float">
            <text:p>109.553016957</text:p>
          </table:table-cell>
          <table:table-cell office:value-type="float" office:value="55.4989016043" calcext:value-type="float">
            <text:p>55.4989016043</text:p>
          </table:table-cell>
          <table:table-cell office:value-type="float" office:value="54.0541153528" calcext:value-type="float">
            <text:p>54.0541153528</text:p>
          </table:table-cell>
          <table:table-cell office:value-type="float" office:value="430.040957997" calcext:value-type="float">
            <text:p>430.040957997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09.552810688" calcext:value-type="float">
            <text:p>109.552810688</text:p>
          </table:table-cell>
          <table:table-cell office:value-type="float" office:value="55.4844160037" calcext:value-type="float">
            <text:p>55.4844160037</text:p>
          </table:table-cell>
          <table:table-cell office:value-type="float" office:value="54.0683946844" calcext:value-type="float">
            <text:p>54.0683946844</text:p>
          </table:table-cell>
          <table:table-cell office:value-type="float" office:value="440.594912457" calcext:value-type="float">
            <text:p>440.594912457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09.552064985" calcext:value-type="float">
            <text:p>109.552064985</text:p>
          </table:table-cell>
          <table:table-cell office:value-type="float" office:value="55.4696890099" calcext:value-type="float">
            <text:p>55.4696890099</text:p>
          </table:table-cell>
          <table:table-cell office:value-type="float" office:value="54.0823759755" calcext:value-type="float">
            <text:p>54.0823759755</text:p>
          </table:table-cell>
          <table:table-cell office:value-type="float" office:value="451.40787935" calcext:value-type="float">
            <text:p>451.40787935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09.54973922" calcext:value-type="float">
            <text:p>109.54973922</text:p>
          </table:table-cell>
          <table:table-cell office:value-type="float" office:value="55.4553595212" calcext:value-type="float">
            <text:p>55.4553595212</text:p>
          </table:table-cell>
          <table:table-cell office:value-type="float" office:value="54.0943796986" calcext:value-type="float">
            <text:p>54.0943796986</text:p>
          </table:table-cell>
          <table:table-cell office:value-type="float" office:value="462.486215292" calcext:value-type="float">
            <text:p>462.48621529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09.547833031" calcext:value-type="float">
            <text:p>109.547833031</text:p>
          </table:table-cell>
          <table:table-cell office:value-type="float" office:value="55.4445914929" calcext:value-type="float">
            <text:p>55.4445914929</text:p>
          </table:table-cell>
          <table:table-cell office:value-type="float" office:value="54.1032415377" calcext:value-type="float">
            <text:p>54.1032415377</text:p>
          </table:table-cell>
          <table:table-cell office:value-type="float" office:value="473.836432903" calcext:value-type="float">
            <text:p>473.83643290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09.547656985" calcext:value-type="float">
            <text:p>109.547656985</text:p>
          </table:table-cell>
          <table:table-cell office:value-type="float" office:value="55.4570415003" calcext:value-type="float">
            <text:p>55.4570415003</text:p>
          </table:table-cell>
          <table:table-cell office:value-type="float" office:value="54.0906154847" calcext:value-type="float">
            <text:p>54.0906154847</text:p>
          </table:table-cell>
          <table:table-cell office:value-type="float" office:value="485.465204631" calcext:value-type="float">
            <text:p>485.46520463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09.547659133" calcext:value-type="float">
            <text:p>109.547659133</text:p>
          </table:table-cell>
          <table:table-cell office:value-type="float" office:value="55.4766129105" calcext:value-type="float">
            <text:p>55.4766129105</text:p>
          </table:table-cell>
          <table:table-cell office:value-type="float" office:value="54.0710462226" calcext:value-type="float">
            <text:p>54.0710462226</text:p>
          </table:table-cell>
          <table:table-cell office:value-type="float" office:value="497.379366681" calcext:value-type="float">
            <text:p>497.379366681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09.547375537" calcext:value-type="float">
            <text:p>109.547375537</text:p>
          </table:table-cell>
          <table:table-cell office:value-type="float" office:value="55.4102921685" calcext:value-type="float">
            <text:p>55.4102921685</text:p>
          </table:table-cell>
          <table:table-cell office:value-type="float" office:value="54.1370833683" calcext:value-type="float">
            <text:p>54.1370833683</text:p>
          </table:table-cell>
          <table:table-cell office:value-type="float" office:value="509.585923028" calcext:value-type="float">
            <text:p>509.585923028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09.544661906" calcext:value-type="float">
            <text:p>109.544661906</text:p>
          </table:table-cell>
          <table:table-cell office:value-type="float" office:value="55.4076051808" calcext:value-type="float">
            <text:p>55.4076051808</text:p>
          </table:table-cell>
          <table:table-cell office:value-type="float" office:value="54.1370567248" calcext:value-type="float">
            <text:p>54.1370567248</text:p>
          </table:table-cell>
          <table:table-cell office:value-type="float" office:value="522.092049539" calcext:value-type="float">
            <text:p>522.092049539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09.543275543" calcext:value-type="float">
            <text:p>109.543275543</text:p>
          </table:table-cell>
          <table:table-cell office:value-type="float" office:value="55.4087593175" calcext:value-type="float">
            <text:p>55.4087593175</text:p>
          </table:table-cell>
          <table:table-cell office:value-type="float" office:value="54.1345162257" calcext:value-type="float">
            <text:p>54.1345162257</text:p>
          </table:table-cell>
          <table:table-cell office:value-type="float" office:value="534.905098185" calcext:value-type="float">
            <text:p>534.90509818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7.2270044845" calcext:value-type="float">
            <text:p>67.2270044845</text:p>
          </table:table-cell>
          <table:table-cell office:value-type="float" office:value="34.6573845551" calcext:value-type="float">
            <text:p>34.6573845551</text:p>
          </table:table-cell>
          <table:table-cell office:value-type="float" office:value="32.5696199294" calcext:value-type="float">
            <text:p>32.5696199294</text:p>
          </table:table-cell>
          <table:table-cell office:value-type="float" office:value="548.032601373" calcext:value-type="float">
            <text:p>548.0326013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36:25.071910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0:46:09.587872964</dc:date>
    <meta:editing-duration>PT10M50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21cm" svg:y="0.316cm" chart:style-name="ch2">
          <text:p>28.57% Impedance Mismatch m=0.9 n=0.5 eps=tau=0.5 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243cm" svg:y="2.338cm" svg:width="9.209cm" svg:height="5.207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1.2775915974">
                <text:p>1.2775915974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.30894592141">
                <text:p>1.3089459214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.34106973518">
                <text:p>1.34106973518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.37398192331">
                <text:p>1.3739819233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.40770183388">
                <text:p>1.4077018338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9E-017">
                <text:p>-3.81716461459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.44224928982">
                <text:p>1.4422492898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.47764460053">
                <text:p>1.4776446005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5E-017">
                <text:p>-3.57170164525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.51390857384">
                <text:p>1.5139085738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2E-017">
                <text:p>-2.07978973892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.55106252824">
                <text:p>1.5510625282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69E-017">
                <text:p>-2.66085533669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1.58912830543">
                <text:p>1.5891283054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1.62812828312">
                <text:p>1.62812828312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4415E-017">
                <text:p>-2.87560904415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1.66808538822">
                <text:p>1.66808538822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86E-017">
                <text:p>-3.97964869986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1.7090231103">
                <text:p>1.7090231103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3E-017">
                <text:p>-4.20846801703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1.75096551542">
                <text:p>1.7509655154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7E-017">
                <text:p>-2.41072429427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1.79393726024">
                <text:p>1.7939372602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12E-017">
                <text:p>-2.51883081412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1.83796360656">
                <text:p>1.8379636065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9E-017">
                <text:p>-3.63530880649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1.88307043614">
                <text:p>1.8830704361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-2.80470364021E-017">
                <text:p>-2.80470364021E-017</text:p>
              </table:table-cell>
              <table:table-cell office:value-type="float" office:value="11.7028556326">
                <text:p>11.7028556326</text:p>
              </table:table-cell>
              <table:table-cell office:value-type="float" office:value="1.92928426591">
                <text:p>1.9292842659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-1.71873646445E-017">
                <text:p>-1.71873646445E-017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1.9766322636">
                <text:p>1.9766322636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-2.70491133267E-017">
                <text:p>-2.70491133267E-017</text:p>
              </table:table-cell>
              <table:table-cell office:value-type="float" office:value="11.7028556393">
                <text:p>11.7028556393</text:p>
              </table:table-cell>
              <table:table-cell office:value-type="float" office:value="2.02514226365">
                <text:p>2.0251422636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-1.86735131352E-017">
                <text:p>-1.86735131352E-017</text:p>
              </table:table-cell>
              <table:table-cell office:value-type="float" office:value="11.7028556425">
                <text:p>11.7028556425</text:p>
              </table:table-cell>
              <table:table-cell office:value-type="float" office:value="2.07484278363">
                <text:p>2.0748427836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-2.21543296819E-017">
                <text:p>-2.21543296819E-017</text:p>
              </table:table-cell>
              <table:table-cell office:value-type="float" office:value="11.7028556456">
                <text:p>11.7028556456</text:p>
              </table:table-cell>
              <table:table-cell office:value-type="float" office:value="2.12576304098">
                <text:p>2.12576304098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-2.03575062353E-017">
                <text:p>-2.03575062353E-017</text:p>
              </table:table-cell>
              <table:table-cell office:value-type="float" office:value="11.7028556487">
                <text:p>11.7028556487</text:p>
              </table:table-cell>
              <table:table-cell office:value-type="float" office:value="2.17793297017">
                <text:p>2.17793297017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-2.0392928489E-017">
                <text:p>-2.0392928489E-017</text:p>
              </table:table-cell>
              <table:table-cell office:value-type="float" office:value="11.7028556515">
                <text:p>11.7028556515</text:p>
              </table:table-cell>
              <table:table-cell office:value-type="float" office:value="2.23138324033">
                <text:p>2.23138324033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-2.18978421444E-017">
                <text:p>-2.18978421444E-017</text:p>
              </table:table-cell>
              <table:table-cell office:value-type="float" office:value="11.7028556544">
                <text:p>11.7028556544</text:p>
              </table:table-cell>
              <table:table-cell office:value-type="float" office:value="2.28614527325">
                <text:p>2.2861452732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56575">
                <text:p>11.7028556575</text:p>
              </table:table-cell>
              <table:table-cell office:value-type="float" office:value="-2.39855718023E-017">
                <text:p>-2.39855718023E-017</text:p>
              </table:table-cell>
              <table:table-cell office:value-type="float" office:value="11.7028556575">
                <text:p>11.7028556575</text:p>
              </table:table-cell>
              <table:table-cell office:value-type="float" office:value="2.34225126189">
                <text:p>2.34225126189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2.6812488554">
                <text:p>22.6812488554</text:p>
              </table:table-cell>
              <table:table-cell office:value-type="float" office:value="0.613006726523">
                <text:p>0.613006726523</text:p>
              </table:table-cell>
              <table:table-cell office:value-type="float" office:value="22.0682421289">
                <text:p>22.0682421289</text:p>
              </table:table-cell>
              <table:table-cell office:value-type="float" office:value="2.39973418926">
                <text:p>2.3997341892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2.6812489122">
                <text:p>22.6812489122</text:p>
              </table:table-cell>
              <table:table-cell office:value-type="float" office:value="0.613006728715">
                <text:p>0.613006728715</text:p>
              </table:table-cell>
              <table:table-cell office:value-type="float" office:value="22.0682421835">
                <text:p>22.0682421835</text:p>
              </table:table-cell>
              <table:table-cell office:value-type="float" office:value="2.45862784782">
                <text:p>2.4586278478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2.681248982">
                <text:p>22.681248982</text:p>
              </table:table-cell>
              <table:table-cell office:value-type="float" office:value="0.613006731145">
                <text:p>0.613006731145</text:p>
              </table:table-cell>
              <table:table-cell office:value-type="float" office:value="22.0682422508">
                <text:p>22.0682422508</text:p>
              </table:table-cell>
              <table:table-cell office:value-type="float" office:value="2.5189668594">
                <text:p>2.518966859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2.6812490526">
                <text:p>22.6812490526</text:p>
              </table:table-cell>
              <table:table-cell office:value-type="float" office:value="0.613006733406">
                <text:p>0.613006733406</text:p>
              </table:table-cell>
              <table:table-cell office:value-type="float" office:value="22.0682423192">
                <text:p>22.0682423192</text:p>
              </table:table-cell>
              <table:table-cell office:value-type="float" office:value="2.58078669545">
                <text:p>2.5807866954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2.6815894522">
                <text:p>22.6815894522</text:p>
              </table:table-cell>
              <table:table-cell office:value-type="float" office:value="0.613327404886">
                <text:p>0.613327404886</text:p>
              </table:table-cell>
              <table:table-cell office:value-type="float" office:value="22.0682620473">
                <text:p>22.0682620473</text:p>
              </table:table-cell>
              <table:table-cell office:value-type="float" office:value="2.64412369801">
                <text:p>2.6441236980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2.6839093865">
                <text:p>22.6839093865</text:p>
              </table:table-cell>
              <table:table-cell office:value-type="float" office:value="0.621414873566">
                <text:p>0.621414873566</text:p>
              </table:table-cell>
              <table:table-cell office:value-type="float" office:value="22.0624945129">
                <text:p>22.0624945129</text:p>
              </table:table-cell>
              <table:table-cell office:value-type="float" office:value="2.70901510097">
                <text:p>2.7090151009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2.6868256062">
                <text:p>22.6868256062</text:p>
              </table:table-cell>
              <table:table-cell office:value-type="float" office:value="0.645432610584">
                <text:p>0.645432610584</text:p>
              </table:table-cell>
              <table:table-cell office:value-type="float" office:value="22.0413929957">
                <text:p>22.0413929957</text:p>
              </table:table-cell>
              <table:table-cell office:value-type="float" office:value="2.77549905204">
                <text:p>2.7754990520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2.6891264231">
                <text:p>22.6891264231</text:p>
              </table:table-cell>
              <table:table-cell office:value-type="float" office:value="0.684914482493">
                <text:p>0.684914482493</text:p>
              </table:table-cell>
              <table:table-cell office:value-type="float" office:value="22.0042119406">
                <text:p>22.0042119406</text:p>
              </table:table-cell>
              <table:table-cell office:value-type="float" office:value="2.84361463511">
                <text:p>2.8436146351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2.6902408041">
                <text:p>22.6902408041</text:p>
              </table:table-cell>
              <table:table-cell office:value-type="float" office:value="0.734360388808">
                <text:p>0.734360388808</text:p>
              </table:table-cell>
              <table:table-cell office:value-type="float" office:value="21.9558804153">
                <text:p>21.9558804153</text:p>
              </table:table-cell>
              <table:table-cell office:value-type="float" office:value="2.91340189329">
                <text:p>2.9134018932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2.6900660473">
                <text:p>22.6900660473</text:p>
              </table:table-cell>
              <table:table-cell office:value-type="float" office:value="0.786423350231">
                <text:p>0.786423350231</text:p>
              </table:table-cell>
              <table:table-cell office:value-type="float" office:value="21.903642697">
                <text:p>21.903642697</text:p>
              </table:table-cell>
              <table:table-cell office:value-type="float" office:value="2.98490185238">
                <text:p>2.9849018523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2.6888160154">
                <text:p>22.6888160154</text:p>
              </table:table-cell>
              <table:table-cell office:value-type="float" office:value="0.834160882999">
                <text:p>0.834160882999</text:p>
              </table:table-cell>
              <table:table-cell office:value-type="float" office:value="21.8546551324">
                <text:p>21.8546551324</text:p>
              </table:table-cell>
              <table:table-cell office:value-type="float" office:value="3.05815654506">
                <text:p>3.05815654506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2.6868897562">
                <text:p>22.6868897562</text:p>
              </table:table-cell>
              <table:table-cell office:value-type="float" office:value="0.872468882368">
                <text:p>0.872468882368</text:p>
              </table:table-cell>
              <table:table-cell office:value-type="float" office:value="21.8144208739">
                <text:p>21.8144208739</text:p>
              </table:table-cell>
              <table:table-cell office:value-type="float" office:value="3.13320903555">
                <text:p>3.1332090355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2.6847555337">
                <text:p>22.6847555337</text:p>
              </table:table-cell>
              <table:table-cell office:value-type="float" office:value="0.898822115806">
                <text:p>0.898822115806</text:p>
              </table:table-cell>
              <table:table-cell office:value-type="float" office:value="21.7859334178">
                <text:p>21.7859334178</text:p>
              </table:table-cell>
              <table:table-cell office:value-type="float" office:value="3.21010344493">
                <text:p>3.21010344493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2.6825550483">
                <text:p>22.6825550483</text:p>
              </table:table-cell>
              <table:table-cell office:value-type="float" office:value="0.917342319099">
                <text:p>0.917342319099</text:p>
              </table:table-cell>
              <table:table-cell office:value-type="float" office:value="21.7652127292">
                <text:p>21.7652127292</text:p>
              </table:table-cell>
              <table:table-cell office:value-type="float" office:value="3.28888497711">
                <text:p>3.288884977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2.680749373">
                <text:p>22.680749373</text:p>
              </table:table-cell>
              <table:table-cell office:value-type="float" office:value="0.940338011104">
                <text:p>0.940338011104</text:p>
              </table:table-cell>
              <table:table-cell office:value-type="float" office:value="21.7404113619">
                <text:p>21.7404113619</text:p>
              </table:table-cell>
              <table:table-cell office:value-type="float" office:value="3.36959994537">
                <text:p>3.3695999453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2.6798576261">
                <text:p>22.6798576261</text:p>
              </table:table-cell>
              <table:table-cell office:value-type="float" office:value="0.974058213784">
                <text:p>0.974058213784</text:p>
              </table:table-cell>
              <table:table-cell office:value-type="float" office:value="21.7057994123">
                <text:p>21.7057994123</text:p>
              </table:table-cell>
              <table:table-cell office:value-type="float" office:value="3.45229579959">
                <text:p>3.4522957995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2.6801014917">
                <text:p>22.6801014917</text:p>
              </table:table-cell>
              <table:table-cell office:value-type="float" office:value="1.01970268835">
                <text:p>1.01970268835</text:p>
              </table:table-cell>
              <table:table-cell office:value-type="float" office:value="21.6603988033">
                <text:p>21.6603988033</text:p>
              </table:table-cell>
              <table:table-cell office:value-type="float" office:value="3.53702115417">
                <text:p>3.53702115417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2.6814282763">
                <text:p>22.6814282763</text:p>
              </table:table-cell>
              <table:table-cell office:value-type="float" office:value="1.07577830205">
                <text:p>1.07577830205</text:p>
              </table:table-cell>
              <table:table-cell office:value-type="float" office:value="21.6056499743">
                <text:p>21.6056499743</text:p>
              </table:table-cell>
              <table:table-cell office:value-type="float" office:value="3.62382581659">
                <text:p>3.6238258165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2.6835526456">
                <text:p>22.6835526456</text:p>
              </table:table-cell>
              <table:table-cell office:value-type="float" office:value="1.13952145506">
                <text:p>1.13952145506</text:p>
              </table:table-cell>
              <table:table-cell office:value-type="float" office:value="21.5440311905">
                <text:p>21.5440311905</text:p>
              </table:table-cell>
              <table:table-cell office:value-type="float" office:value="3.71276081669">
                <text:p>3.7127608166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.6860168904">
                <text:p>22.6860168904</text:p>
              </table:table-cell>
              <table:table-cell office:value-type="float" office:value="1.20764246092">
                <text:p>1.20764246092</text:p>
              </table:table-cell>
              <table:table-cell office:value-type="float" office:value="21.4783744295">
                <text:p>21.4783744295</text:p>
              </table:table-cell>
              <table:table-cell office:value-type="float" office:value="3.80387843666">
                <text:p>3.8038784366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2.6882666081">
                <text:p>22.6882666081</text:p>
              </table:table-cell>
              <table:table-cell office:value-type="float" office:value="1.276621948">
                <text:p>1.276621948</text:p>
              </table:table-cell>
              <table:table-cell office:value-type="float" office:value="21.4116446601">
                <text:p>21.4116446601</text:p>
              </table:table-cell>
              <table:table-cell office:value-type="float" office:value="3.89723224179">
                <text:p>3.8972322417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2.6891853381">
                <text:p>22.6891853381</text:p>
              </table:table-cell>
              <table:table-cell office:value-type="float" office:value="1.35564439546">
                <text:p>1.35564439546</text:p>
              </table:table-cell>
              <table:table-cell office:value-type="float" office:value="21.3335409426">
                <text:p>21.3335409426</text:p>
              </table:table-cell>
              <table:table-cell office:value-type="float" office:value="3.99287711197">
                <text:p>3.99287711197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2.689014446">
                <text:p>22.689014446</text:p>
              </table:table-cell>
              <table:table-cell office:value-type="float" office:value="1.46423343052">
                <text:p>1.46423343052</text:p>
              </table:table-cell>
              <table:table-cell office:value-type="float" office:value="21.2247810155">
                <text:p>21.2247810155</text:p>
              </table:table-cell>
              <table:table-cell office:value-type="float" office:value="4.09086927393">
                <text:p>4.0908692739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2.6876583435">
                <text:p>22.6876583435</text:p>
              </table:table-cell>
              <table:table-cell office:value-type="float" office:value="1.58541564729">
                <text:p>1.58541564729</text:p>
              </table:table-cell>
              <table:table-cell office:value-type="float" office:value="21.1022426962">
                <text:p>21.1022426962</text:p>
              </table:table-cell>
              <table:table-cell office:value-type="float" office:value="4.1912663343">
                <text:p>4.191266334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5.1962343105">
                <text:p>25.1962343105</text:p>
              </table:table-cell>
              <table:table-cell office:value-type="float" office:value="1.47530096628">
                <text:p>1.47530096628</text:p>
              </table:table-cell>
              <table:table-cell office:value-type="float" office:value="23.7209333443">
                <text:p>23.7209333443</text:p>
              </table:table-cell>
              <table:table-cell office:value-type="float" office:value="4.29412731347">
                <text:p>4.2941273134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5.2043784851">
                <text:p>25.2043784851</text:p>
              </table:table-cell>
              <table:table-cell office:value-type="float" office:value="1.49609134339">
                <text:p>1.49609134339</text:p>
              </table:table-cell>
              <table:table-cell office:value-type="float" office:value="23.7082871417">
                <text:p>23.7082871417</text:p>
              </table:table-cell>
              <table:table-cell office:value-type="float" office:value="4.39951268031">
                <text:p>4.39951268031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5.2156978015">
                <text:p>25.2156978015</text:p>
              </table:table-cell>
              <table:table-cell office:value-type="float" office:value="1.58861874775">
                <text:p>1.58861874775</text:p>
              </table:table-cell>
              <table:table-cell office:value-type="float" office:value="23.6270790537">
                <text:p>23.6270790537</text:p>
              </table:table-cell>
              <table:table-cell office:value-type="float" office:value="4.50748438768">
                <text:p>4.50748438768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5.2219352469">
                <text:p>25.2219352469</text:p>
              </table:table-cell>
              <table:table-cell office:value-type="float" office:value="1.73374570641">
                <text:p>1.73374570641</text:p>
              </table:table-cell>
              <table:table-cell office:value-type="float" office:value="23.4881895405">
                <text:p>23.4881895405</text:p>
              </table:table-cell>
              <table:table-cell office:value-type="float" office:value="4.61810590889">
                <text:p>4.6181059088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5.2160817361">
                <text:p>25.2160817361</text:p>
              </table:table-cell>
              <table:table-cell office:value-type="float" office:value="1.8691226714">
                <text:p>1.8691226714</text:p>
              </table:table-cell>
              <table:table-cell office:value-type="float" office:value="23.3469590647">
                <text:p>23.3469590647</text:p>
              </table:table-cell>
              <table:table-cell office:value-type="float" office:value="4.731442275">
                <text:p>4.7314422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5.1923327831">
                <text:p>25.1923327831</text:p>
              </table:table-cell>
              <table:table-cell office:value-type="float" office:value="1.91266392229">
                <text:p>1.91266392229</text:p>
              </table:table-cell>
              <table:table-cell office:value-type="float" office:value="23.2796688608">
                <text:p>23.2796688608</text:p>
              </table:table-cell>
              <table:table-cell office:value-type="float" office:value="4.84756011301">
                <text:p>4.8475601130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5.1895959626">
                <text:p>25.1895959626</text:p>
              </table:table-cell>
              <table:table-cell office:value-type="float" office:value="1.90366547353">
                <text:p>1.90366547353</text:p>
              </table:table-cell>
              <table:table-cell office:value-type="float" office:value="23.2859304891">
                <text:p>23.2859304891</text:p>
              </table:table-cell>
              <table:table-cell office:value-type="float" office:value="4.96652768511">
                <text:p>4.9665276851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5.1877398781">
                <text:p>25.1877398781</text:p>
              </table:table-cell>
              <table:table-cell office:value-type="float" office:value="1.89025175224">
                <text:p>1.89025175224</text:p>
              </table:table-cell>
              <table:table-cell office:value-type="float" office:value="23.2974881259">
                <text:p>23.2974881259</text:p>
              </table:table-cell>
              <table:table-cell office:value-type="float" office:value="5.08841492873">
                <text:p>5.08841492873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5.1863748156">
                <text:p>25.1863748156</text:p>
              </table:table-cell>
              <table:table-cell office:value-type="float" office:value="1.8767729119">
                <text:p>1.8767729119</text:p>
              </table:table-cell>
              <table:table-cell office:value-type="float" office:value="23.3096019037">
                <text:p>23.3096019037</text:p>
              </table:table-cell>
              <table:table-cell office:value-type="float" office:value="5.2132934977">
                <text:p>5.213293497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5.1854826376">
                <text:p>25.1854826376</text:p>
              </table:table-cell>
              <table:table-cell office:value-type="float" office:value="1.86871436144">
                <text:p>1.86871436144</text:p>
              </table:table-cell>
              <table:table-cell office:value-type="float" office:value="23.3167682761">
                <text:p>23.3167682761</text:p>
              </table:table-cell>
              <table:table-cell office:value-type="float" office:value="5.34123680436">
                <text:p>5.341236804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5.184843187">
                <text:p>25.184843187</text:p>
              </table:table-cell>
              <table:table-cell office:value-type="float" office:value="1.86556010823">
                <text:p>1.86556010823</text:p>
              </table:table-cell>
              <table:table-cell office:value-type="float" office:value="23.3192830788">
                <text:p>23.3192830788</text:p>
              </table:table-cell>
              <table:table-cell office:value-type="float" office:value="5.4723200627">
                <text:p>5.472320062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5.1842298832">
                <text:p>25.1842298832</text:p>
              </table:table-cell>
              <table:table-cell office:value-type="float" office:value="1.86215926018">
                <text:p>1.86215926018</text:p>
              </table:table-cell>
              <table:table-cell office:value-type="float" office:value="23.322070623">
                <text:p>23.322070623</text:p>
              </table:table-cell>
              <table:table-cell office:value-type="float" office:value="5.60662033261">
                <text:p>5.6066203326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5.1836737469">
                <text:p>25.1836737469</text:p>
              </table:table-cell>
              <table:table-cell office:value-type="float" office:value="1.85849490807">
                <text:p>1.85849490807</text:p>
              </table:table-cell>
              <table:table-cell office:value-type="float" office:value="23.3251788388">
                <text:p>23.3251788388</text:p>
              </table:table-cell>
              <table:table-cell office:value-type="float" office:value="5.74421656517">
                <text:p>5.7442165651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5.1831488452">
                <text:p>25.1831488452</text:p>
              </table:table-cell>
              <table:table-cell office:value-type="float" office:value="1.85486886466">
                <text:p>1.85486886466</text:p>
              </table:table-cell>
              <table:table-cell office:value-type="float" office:value="23.3282799806">
                <text:p>23.3282799806</text:p>
              </table:table-cell>
              <table:table-cell office:value-type="float" office:value="5.88518964904">
                <text:p>5.8851896490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5.182631266">
                <text:p>25.182631266</text:p>
              </table:table-cell>
              <table:table-cell office:value-type="float" office:value="1.85212716125">
                <text:p>1.85212716125</text:p>
              </table:table-cell>
              <table:table-cell office:value-type="float" office:value="23.3305041048">
                <text:p>23.3305041048</text:p>
              </table:table-cell>
              <table:table-cell office:value-type="float" office:value="6.02962245803">
                <text:p>6.0296224580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5.1821877527">
                <text:p>25.1821877527</text:p>
              </table:table-cell>
              <table:table-cell office:value-type="float" office:value="1.85041892371">
                <text:p>1.85041892371</text:p>
              </table:table-cell>
              <table:table-cell office:value-type="float" office:value="23.331768829">
                <text:p>23.331768829</text:p>
              </table:table-cell>
              <table:table-cell office:value-type="float" office:value="6.17759989984">
                <text:p>6.1775998998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5.1817721922">
                <text:p>25.1817721922</text:p>
              </table:table-cell>
              <table:table-cell office:value-type="float" office:value="1.84902710151">
                <text:p>1.84902710151</text:p>
              </table:table-cell>
              <table:table-cell office:value-type="float" office:value="23.3327450907">
                <text:p>23.3327450907</text:p>
              </table:table-cell>
              <table:table-cell office:value-type="float" office:value="6.32920896591">
                <text:p>6.32920896591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5.1813807801">
                <text:p>25.1813807801</text:p>
              </table:table-cell>
              <table:table-cell office:value-type="float" office:value="1.84797498299">
                <text:p>1.84797498299</text:p>
              </table:table-cell>
              <table:table-cell office:value-type="float" office:value="23.3334057971">
                <text:p>23.3334057971</text:p>
              </table:table-cell>
              <table:table-cell office:value-type="float" office:value="6.48453878265">
                <text:p>6.4845387826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5.1810133121">
                <text:p>25.1810133121</text:p>
              </table:table-cell>
              <table:table-cell office:value-type="float" office:value="1.84723401767">
                <text:p>1.84723401767</text:p>
              </table:table-cell>
              <table:table-cell office:value-type="float" office:value="23.3337792945">
                <text:p>23.3337792945</text:p>
              </table:table-cell>
              <table:table-cell office:value-type="float" office:value="6.64368066376">
                <text:p>6.6436806637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5.1806675826">
                <text:p>25.1806675826</text:p>
              </table:table-cell>
              <table:table-cell office:value-type="float" office:value="1.84656327082">
                <text:p>1.84656327082</text:p>
              </table:table-cell>
              <table:table-cell office:value-type="float" office:value="23.3341043118">
                <text:p>23.3341043118</text:p>
              </table:table-cell>
              <table:table-cell office:value-type="float" office:value="6.80672816393">
                <text:p>6.8067281639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5.1803430557">
                <text:p>25.1803430557</text:p>
              </table:table-cell>
              <table:table-cell office:value-type="float" office:value="1.84587581946">
                <text:p>1.84587581946</text:p>
              </table:table-cell>
              <table:table-cell office:value-type="float" office:value="23.3344672363">
                <text:p>23.3344672363</text:p>
              </table:table-cell>
              <table:table-cell office:value-type="float" office:value="6.97377713387">
                <text:p>6.97377713387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5.1800397405">
                <text:p>25.1800397405</text:p>
              </table:table-cell>
              <table:table-cell office:value-type="float" office:value="1.8450995737">
                <text:p>1.8450995737</text:p>
              </table:table-cell>
              <table:table-cell office:value-type="float" office:value="23.3349401669">
                <text:p>23.3349401669</text:p>
              </table:table-cell>
              <table:table-cell office:value-type="float" office:value="7.14492577662">
                <text:p>7.1449257766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5.1797529748">
                <text:p>25.1797529748</text:p>
              </table:table-cell>
              <table:table-cell office:value-type="float" office:value="1.84426380013">
                <text:p>1.84426380013</text:p>
              </table:table-cell>
              <table:table-cell office:value-type="float" office:value="23.3354891747">
                <text:p>23.3354891747</text:p>
              </table:table-cell>
              <table:table-cell office:value-type="float" office:value="7.32027470529">
                <text:p>7.3202747052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5.1794797869">
                <text:p>25.1794797869</text:p>
              </table:table-cell>
              <table:table-cell office:value-type="float" office:value="1.84344046071">
                <text:p>1.84344046071</text:p>
              </table:table-cell>
              <table:table-cell office:value-type="float" office:value="23.3360393262">
                <text:p>23.3360393262</text:p>
              </table:table-cell>
              <table:table-cell office:value-type="float" office:value="7.49992700221">
                <text:p>7.4999270022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5.1792162574">
                <text:p>25.1792162574</text:p>
              </table:table-cell>
              <table:table-cell office:value-type="float" office:value="1.8427796055">
                <text:p>1.8427796055</text:p>
              </table:table-cell>
              <table:table-cell office:value-type="float" office:value="23.3364366519">
                <text:p>23.3364366519</text:p>
              </table:table-cell>
              <table:table-cell office:value-type="float" office:value="7.68398827955">
                <text:p>7.6839882795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5.1789612964">
                <text:p>25.1789612964</text:p>
              </table:table-cell>
              <table:table-cell office:value-type="float" office:value="1.84231242823">
                <text:p>1.84231242823</text:p>
              </table:table-cell>
              <table:table-cell office:value-type="float" office:value="23.3366488682">
                <text:p>23.3366488682</text:p>
              </table:table-cell>
              <table:table-cell office:value-type="float" office:value="7.87256674136">
                <text:p>7.8725667413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8.7331611607">
                <text:p>48.7331611607</text:p>
              </table:table-cell>
              <table:table-cell office:value-type="float" office:value="4.66541152903">
                <text:p>4.66541152903</text:p>
              </table:table-cell>
              <table:table-cell office:value-type="float" office:value="44.0677496317">
                <text:p>44.0677496317</text:p>
              </table:table-cell>
              <table:table-cell office:value-type="float" office:value="8.06577324723">
                <text:p>8.06577324723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48.7329982657">
                <text:p>48.7329982657</text:p>
              </table:table-cell>
              <table:table-cell office:value-type="float" office:value="4.66553970648">
                <text:p>4.66553970648</text:p>
              </table:table-cell>
              <table:table-cell office:value-type="float" office:value="44.0674585592">
                <text:p>44.0674585592</text:p>
              </table:table-cell>
              <table:table-cell office:value-type="float" office:value="8.26372137741">
                <text:p>8.2637213774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8.7328451274">
                <text:p>48.7328451274</text:p>
              </table:table-cell>
              <table:table-cell office:value-type="float" office:value="4.66560795833">
                <text:p>4.66560795833</text:p>
              </table:table-cell>
              <table:table-cell office:value-type="float" office:value="44.067237169">
                <text:p>44.067237169</text:p>
              </table:table-cell>
              <table:table-cell office:value-type="float" office:value="8.46652749964">
                <text:p>8.4665274996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48.7326966899">
                <text:p>48.7326966899</text:p>
              </table:table-cell>
              <table:table-cell office:value-type="float" office:value="4.66563473947">
                <text:p>4.66563473947</text:p>
              </table:table-cell>
              <table:table-cell office:value-type="float" office:value="44.0670619504">
                <text:p>44.0670619504</text:p>
              </table:table-cell>
              <table:table-cell office:value-type="float" office:value="8.67431083749">
                <text:p>8.674310837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8.7325509134">
                <text:p>48.7325509134</text:p>
              </table:table-cell>
              <table:table-cell office:value-type="float" office:value="4.66562211774">
                <text:p>4.66562211774</text:p>
              </table:table-cell>
              <table:table-cell office:value-type="float" office:value="44.0669287957">
                <text:p>44.0669287957</text:p>
              </table:table-cell>
              <table:table-cell office:value-type="float" office:value="8.88719354053">
                <text:p>8.88719354053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8.7324066679">
                <text:p>48.7324066679</text:p>
              </table:table-cell>
              <table:table-cell office:value-type="float" office:value="4.66555875046">
                <text:p>4.66555875046</text:p>
              </table:table-cell>
              <table:table-cell office:value-type="float" office:value="44.0668479174">
                <text:p>44.0668479174</text:p>
              </table:table-cell>
              <table:table-cell office:value-type="float" office:value="9.10530075604">
                <text:p>9.1053007560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8.7322602285">
                <text:p>48.7322602285</text:p>
              </table:table-cell>
              <table:table-cell office:value-type="float" office:value="4.6653784429">
                <text:p>4.6653784429</text:p>
              </table:table-cell>
              <table:table-cell office:value-type="float" office:value="44.0668817856">
                <text:p>44.0668817856</text:p>
              </table:table-cell>
              <table:table-cell office:value-type="float" office:value="9.32876070268">
                <text:p>9.3287607026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8.7321031265">
                <text:p>48.7321031265</text:p>
              </table:table-cell>
              <table:table-cell office:value-type="float" office:value="4.66509349344">
                <text:p>4.66509349344</text:p>
              </table:table-cell>
              <table:table-cell office:value-type="float" office:value="44.0670096331">
                <text:p>44.0670096331</text:p>
              </table:table-cell>
              <table:table-cell office:value-type="float" office:value="9.55770474579">
                <text:p>9.5577047457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8.7319972661">
                <text:p>48.7319972661</text:p>
              </table:table-cell>
              <table:table-cell office:value-type="float" office:value="4.66417932599">
                <text:p>4.66417932599</text:p>
              </table:table-cell>
              <table:table-cell office:value-type="float" office:value="44.0678179401">
                <text:p>44.0678179401</text:p>
              </table:table-cell>
              <table:table-cell office:value-type="float" office:value="9.79226747465">
                <text:p>9.7922674746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8.7318412603">
                <text:p>48.7318412603</text:p>
              </table:table-cell>
              <table:table-cell office:value-type="float" office:value="4.66191742101">
                <text:p>4.66191742101</text:p>
              </table:table-cell>
              <table:table-cell office:value-type="float" office:value="44.0699238392">
                <text:p>44.0699238392</text:p>
              </table:table-cell>
              <table:table-cell office:value-type="float" office:value="10.0325867816">
                <text:p>10.0325867816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8.7316231094">
                <text:p>48.7316231094</text:p>
              </table:table-cell>
              <table:table-cell office:value-type="float" office:value="4.65821088663">
                <text:p>4.65821088663</text:p>
              </table:table-cell>
              <table:table-cell office:value-type="float" office:value="44.0734122228">
                <text:p>44.0734122228</text:p>
              </table:table-cell>
              <table:table-cell office:value-type="float" office:value="10.2788039431">
                <text:p>10.278803943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8.7309107257">
                <text:p>48.7309107257</text:p>
              </table:table-cell>
              <table:table-cell office:value-type="float" office:value="4.6418920969">
                <text:p>4.6418920969</text:p>
              </table:table-cell>
              <table:table-cell office:value-type="float" office:value="44.0890186288">
                <text:p>44.0890186288</text:p>
              </table:table-cell>
              <table:table-cell office:value-type="float" office:value="10.5310637028">
                <text:p>10.5310637028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8.7310664376">
                <text:p>48.7310664376</text:p>
              </table:table-cell>
              <table:table-cell office:value-type="float" office:value="4.62649839518">
                <text:p>4.62649839518</text:p>
              </table:table-cell>
              <table:table-cell office:value-type="float" office:value="44.1045680425">
                <text:p>44.1045680425</text:p>
              </table:table-cell>
              <table:table-cell office:value-type="float" office:value="10.7895143566">
                <text:p>10.789514356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8.7310487242">
                <text:p>48.7310487242</text:p>
              </table:table-cell>
              <table:table-cell office:value-type="float" office:value="4.62194074765">
                <text:p>4.62194074765</text:p>
              </table:table-cell>
              <table:table-cell office:value-type="float" office:value="44.1091079766">
                <text:p>44.1091079766</text:p>
              </table:table-cell>
              <table:table-cell office:value-type="float" office:value="11.0543078397">
                <text:p>11.054307839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8.7308404038">
                <text:p>48.7308404038</text:p>
              </table:table-cell>
              <table:table-cell office:value-type="float" office:value="4.61976678157">
                <text:p>4.61976678157</text:p>
              </table:table-cell>
              <table:table-cell office:value-type="float" office:value="44.1110736222">
                <text:p>44.1110736222</text:p>
              </table:table-cell>
              <table:table-cell office:value-type="float" office:value="11.3255998164">
                <text:p>11.325599816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8.7315066439">
                <text:p>48.7315066439</text:p>
              </table:table-cell>
              <table:table-cell office:value-type="float" office:value="4.62339775864">
                <text:p>4.62339775864</text:p>
              </table:table-cell>
              <table:table-cell office:value-type="float" office:value="44.1081088853">
                <text:p>44.1081088853</text:p>
              </table:table-cell>
              <table:table-cell office:value-type="float" office:value="11.6035497708">
                <text:p>11.603549770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8.7337104378">
                <text:p>48.7337104378</text:p>
              </table:table-cell>
              <table:table-cell office:value-type="float" office:value="4.66239955336">
                <text:p>4.66239955336</text:p>
              </table:table-cell>
              <table:table-cell office:value-type="float" office:value="44.0713108845">
                <text:p>44.0713108845</text:p>
              </table:table-cell>
              <table:table-cell office:value-type="float" office:value="11.8883211015">
                <text:p>11.888321101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8.7359489121">
                <text:p>48.7359489121</text:p>
              </table:table-cell>
              <table:table-cell office:value-type="float" office:value="4.75131716964">
                <text:p>4.75131716964</text:p>
              </table:table-cell>
              <table:table-cell office:value-type="float" office:value="43.9846317424">
                <text:p>43.9846317424</text:p>
              </table:table-cell>
              <table:table-cell office:value-type="float" office:value="12.1800812169">
                <text:p>12.180081216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8.7374552133">
                <text:p>48.7374552133</text:p>
              </table:table-cell>
              <table:table-cell office:value-type="float" office:value="4.87556774046">
                <text:p>4.87556774046</text:p>
              </table:table-cell>
              <table:table-cell office:value-type="float" office:value="43.8618874728">
                <text:p>43.8618874728</text:p>
              </table:table-cell>
              <table:table-cell office:value-type="float" office:value="12.4790016339">
                <text:p>12.479001633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8.7385296083">
                <text:p>48.7385296083</text:p>
              </table:table-cell>
              <table:table-cell office:value-type="float" office:value="5.02307457534">
                <text:p>5.02307457534</text:p>
              </table:table-cell>
              <table:table-cell office:value-type="float" office:value="43.715455033">
                <text:p>43.715455033</text:p>
              </table:table-cell>
              <table:table-cell office:value-type="float" office:value="12.7852580788">
                <text:p>12.7852580788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8.7376249695">
                <text:p>48.7376249695</text:p>
              </table:table-cell>
              <table:table-cell office:value-type="float" office:value="5.16284786378">
                <text:p>5.16284786378</text:p>
              </table:table-cell>
              <table:table-cell office:value-type="float" office:value="43.5747771057">
                <text:p>43.5747771057</text:p>
              </table:table-cell>
              <table:table-cell office:value-type="float" office:value="13.0990305905">
                <text:p>13.099030590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8.7353889745">
                <text:p>48.7353889745</text:p>
              </table:table-cell>
              <table:table-cell office:value-type="float" office:value="5.28212475783">
                <text:p>5.28212475783</text:p>
              </table:table-cell>
              <table:table-cell office:value-type="float" office:value="43.4532642166">
                <text:p>43.4532642166</text:p>
              </table:table-cell>
              <table:table-cell office:value-type="float" office:value="13.4205036264">
                <text:p>13.420503626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8.7334850559">
                <text:p>48.7334850559</text:p>
              </table:table-cell>
              <table:table-cell office:value-type="float" office:value="5.38278541243">
                <text:p>5.38278541243</text:p>
              </table:table-cell>
              <table:table-cell office:value-type="float" office:value="43.3506996434">
                <text:p>43.3506996434</text:p>
              </table:table-cell>
              <table:table-cell office:value-type="float" office:value="13.7498661707">
                <text:p>13.749866170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8.7314413494">
                <text:p>48.7314413494</text:p>
              </table:table-cell>
              <table:table-cell office:value-type="float" office:value="5.45284146078">
                <text:p>5.45284146078</text:p>
              </table:table-cell>
              <table:table-cell office:value-type="float" office:value="43.2785998886">
                <text:p>43.2785998886</text:p>
              </table:table-cell>
              <table:table-cell office:value-type="float" office:value="14.0873118458">
                <text:p>14.087311845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2.0071529155">
                <text:p>42.0071529155</text:p>
              </table:table-cell>
              <table:table-cell office:value-type="float" office:value="4.84905275731">
                <text:p>4.84905275731</text:p>
              </table:table-cell>
              <table:table-cell office:value-type="float" office:value="37.1581001582">
                <text:p>37.1581001582</text:p>
              </table:table-cell>
              <table:table-cell office:value-type="float" office:value="14.4330390258">
                <text:p>14.4330390258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42.0213526308">
                <text:p>42.0213526308</text:p>
              </table:table-cell>
              <table:table-cell office:value-type="float" office:value="4.85086718213">
                <text:p>4.85086718213</text:p>
              </table:table-cell>
              <table:table-cell office:value-type="float" office:value="37.1704854487">
                <text:p>37.1704854487</text:p>
              </table:table-cell>
              <table:table-cell office:value-type="float" office:value="14.7872509533">
                <text:p>14.7872509533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42.0227485963">
                <text:p>42.0227485963</text:p>
              </table:table-cell>
              <table:table-cell office:value-type="float" office:value="4.8343714133">
                <text:p>4.8343714133</text:p>
              </table:table-cell>
              <table:table-cell office:value-type="float" office:value="37.188377183">
                <text:p>37.188377183</text:p>
              </table:table-cell>
              <table:table-cell office:value-type="float" office:value="15.1501558586">
                <text:p>15.1501558586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42.0127111512">
                <text:p>42.0127111512</text:p>
              </table:table-cell>
              <table:table-cell office:value-type="float" office:value="4.75180793457">
                <text:p>4.75180793457</text:p>
              </table:table-cell>
              <table:table-cell office:value-type="float" office:value="37.2609032166">
                <text:p>37.2609032166</text:p>
              </table:table-cell>
              <table:table-cell office:value-type="float" office:value="15.5219670827">
                <text:p>15.5219670827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41.998015855">
                <text:p>41.998015855</text:p>
              </table:table-cell>
              <table:table-cell office:value-type="float" office:value="4.62149958348">
                <text:p>4.62149958348</text:p>
              </table:table-cell>
              <table:table-cell office:value-type="float" office:value="37.3765162715">
                <text:p>37.3765162715</text:p>
              </table:table-cell>
              <table:table-cell office:value-type="float" office:value="15.9029032021">
                <text:p>15.902903202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41.9809219003">
                <text:p>41.9809219003</text:p>
              </table:table-cell>
              <table:table-cell office:value-type="float" office:value="4.54587270178">
                <text:p>4.54587270178</text:p>
              </table:table-cell>
              <table:table-cell office:value-type="float" office:value="37.4350491985">
                <text:p>37.4350491985</text:p>
              </table:table-cell>
              <table:table-cell office:value-type="float" office:value="16.2931881576">
                <text:p>16.2931881576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41.9746759731">
                <text:p>41.9746759731</text:p>
              </table:table-cell>
              <table:table-cell office:value-type="float" office:value="4.70598401249">
                <text:p>4.70598401249</text:p>
              </table:table-cell>
              <table:table-cell office:value-type="float" office:value="37.2686919606">
                <text:p>37.2686919606</text:p>
              </table:table-cell>
              <table:table-cell office:value-type="float" office:value="16.6930513861">
                <text:p>16.6930513861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41.970915882">
                <text:p>41.970915882</text:p>
              </table:table-cell>
              <table:table-cell office:value-type="float" office:value="4.94483895606">
                <text:p>4.94483895606</text:p>
              </table:table-cell>
              <table:table-cell office:value-type="float" office:value="37.026076926">
                <text:p>37.026076926</text:p>
              </table:table-cell>
              <table:table-cell office:value-type="float" office:value="17.1027279549">
                <text:p>17.1027279549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41.9702627295">
                <text:p>41.9702627295</text:p>
              </table:table-cell>
              <table:table-cell office:value-type="float" office:value="5.12978445936">
                <text:p>5.12978445936</text:p>
              </table:table-cell>
              <table:table-cell office:value-type="float" office:value="36.8404782701">
                <text:p>36.8404782701</text:p>
              </table:table-cell>
              <table:table-cell office:value-type="float" office:value="17.5224587006">
                <text:p>17.5224587006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41.9752063937">
                <text:p>41.9752063937</text:p>
              </table:table-cell>
              <table:table-cell office:value-type="float" office:value="5.19374001457">
                <text:p>5.19374001457</text:p>
              </table:table-cell>
              <table:table-cell office:value-type="float" office:value="36.7814663791">
                <text:p>36.7814663791</text:p>
              </table:table-cell>
              <table:table-cell office:value-type="float" office:value="17.9524903702">
                <text:p>17.952490370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1.9808083591">
                <text:p>41.9808083591</text:p>
              </table:table-cell>
              <table:table-cell office:value-type="float" office:value="5.31342170629">
                <text:p>5.31342170629</text:p>
              </table:table-cell>
              <table:table-cell office:value-type="float" office:value="36.6673866528">
                <text:p>36.6673866528</text:p>
              </table:table-cell>
              <table:table-cell office:value-type="float" office:value="18.3930757663">
                <text:p>18.3930757663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41.989559331">
                <text:p>41.989559331</text:p>
              </table:table-cell>
              <table:table-cell office:value-type="float" office:value="5.62108675339">
                <text:p>5.62108675339</text:p>
              </table:table-cell>
              <table:table-cell office:value-type="float" office:value="36.3684725776">
                <text:p>36.3684725776</text:p>
              </table:table-cell>
              <table:table-cell office:value-type="float" office:value="18.8444738957">
                <text:p>18.8444738957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41.9920040065">
                <text:p>41.9920040065</text:p>
              </table:table-cell>
              <table:table-cell office:value-type="float" office:value="6.05882980664">
                <text:p>6.05882980664</text:p>
              </table:table-cell>
              <table:table-cell office:value-type="float" office:value="35.9331741999">
                <text:p>35.9331741999</text:p>
              </table:table-cell>
              <table:table-cell office:value-type="float" office:value="19.3069501218">
                <text:p>19.3069501218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41.9840543541">
                <text:p>41.9840543541</text:p>
              </table:table-cell>
              <table:table-cell office:value-type="float" office:value="6.44159717561">
                <text:p>6.44159717561</text:p>
              </table:table-cell>
              <table:table-cell office:value-type="float" office:value="35.5424571785">
                <text:p>35.5424571785</text:p>
              </table:table-cell>
              <table:table-cell office:value-type="float" office:value="19.7807763204">
                <text:p>19.7807763204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41.9682307151">
                <text:p>41.9682307151</text:p>
              </table:table-cell>
              <table:table-cell office:value-type="float" office:value="6.51075681969">
                <text:p>6.51075681969</text:p>
              </table:table-cell>
              <table:table-cell office:value-type="float" office:value="35.4574738954">
                <text:p>35.4574738954</text:p>
              </table:table-cell>
              <table:table-cell office:value-type="float" office:value="20.2662310395">
                <text:p>20.266231039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41.9665525297">
                <text:p>41.9665525297</text:p>
              </table:table-cell>
              <table:table-cell office:value-type="float" office:value="6.49524188631">
                <text:p>6.49524188631</text:p>
              </table:table-cell>
              <table:table-cell office:value-type="float" office:value="35.4713106434">
                <text:p>35.4713106434</text:p>
              </table:table-cell>
              <table:table-cell office:value-type="float" office:value="20.7635996633">
                <text:p>20.763599663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41.9650868321">
                <text:p>41.9650868321</text:p>
              </table:table-cell>
              <table:table-cell office:value-type="float" office:value="6.45860687935">
                <text:p>6.45860687935</text:p>
              </table:table-cell>
              <table:table-cell office:value-type="float" office:value="35.5064799527">
                <text:p>35.5064799527</text:p>
              </table:table-cell>
              <table:table-cell office:value-type="float" office:value="21.2731745799">
                <text:p>21.2731745799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41.9640232321">
                <text:p>41.9640232321</text:p>
              </table:table-cell>
              <table:table-cell office:value-type="float" office:value="6.41550840406">
                <text:p>6.41550840406</text:p>
              </table:table-cell>
              <table:table-cell office:value-type="float" office:value="35.548514828">
                <text:p>35.548514828</text:p>
              </table:table-cell>
              <table:table-cell office:value-type="float" office:value="21.7952553528">
                <text:p>21.7952553528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41.9636104981">
                <text:p>41.9636104981</text:p>
              </table:table-cell>
              <table:table-cell office:value-type="float" office:value="6.39006520956">
                <text:p>6.39006520956</text:p>
              </table:table-cell>
              <table:table-cell office:value-type="float" office:value="35.5735452885">
                <text:p>35.5735452885</text:p>
              </table:table-cell>
              <table:table-cell office:value-type="float" office:value="22.3301488976">
                <text:p>22.3301488976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41.9629214117">
                <text:p>41.9629214117</text:p>
              </table:table-cell>
              <table:table-cell office:value-type="float" office:value="6.38361456882">
                <text:p>6.38361456882</text:p>
              </table:table-cell>
              <table:table-cell office:value-type="float" office:value="35.5793068429">
                <text:p>35.5793068429</text:p>
              </table:table-cell>
              <table:table-cell office:value-type="float" office:value="22.8781696621">
                <text:p>22.878169662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1.9622717747">
                <text:p>41.9622717747</text:p>
              </table:table-cell>
              <table:table-cell office:value-type="float" office:value="6.37655682452">
                <text:p>6.37655682452</text:p>
              </table:table-cell>
              <table:table-cell office:value-type="float" office:value="35.5857149502">
                <text:p>35.5857149502</text:p>
              </table:table-cell>
              <table:table-cell office:value-type="float" office:value="23.4396398111">
                <text:p>23.4396398111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41.9615802096">
                <text:p>41.9615802096</text:p>
              </table:table-cell>
              <table:table-cell office:value-type="float" office:value="6.36896772407">
                <text:p>6.36896772407</text:p>
              </table:table-cell>
              <table:table-cell office:value-type="float" office:value="35.5926124855">
                <text:p>35.5926124855</text:p>
              </table:table-cell>
              <table:table-cell office:value-type="float" office:value="24.0148894159">
                <text:p>24.0148894159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41.9607943692">
                <text:p>41.9607943692</text:p>
              </table:table-cell>
              <table:table-cell office:value-type="float" office:value="6.36128757491">
                <text:p>6.36128757491</text:p>
              </table:table-cell>
              <table:table-cell office:value-type="float" office:value="35.5995067943">
                <text:p>35.5995067943</text:p>
              </table:table-cell>
              <table:table-cell office:value-type="float" office:value="24.6042566483">
                <text:p>24.604256648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41.9599122833">
                <text:p>41.9599122833</text:p>
              </table:table-cell>
              <table:table-cell office:value-type="float" office:value="6.35564761905">
                <text:p>6.35564761905</text:p>
              </table:table-cell>
              <table:table-cell office:value-type="float" office:value="35.6042646643">
                <text:p>35.6042646643</text:p>
              </table:table-cell>
              <table:table-cell office:value-type="float" office:value="25.2080879797">
                <text:p>25.2080879797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41.9592244228">
                <text:p>41.9592244228</text:p>
              </table:table-cell>
              <table:table-cell office:value-type="float" office:value="6.35135607697">
                <text:p>6.35135607697</text:p>
              </table:table-cell>
              <table:table-cell office:value-type="float" office:value="35.6078683458">
                <text:p>35.6078683458</text:p>
              </table:table-cell>
              <table:table-cell office:value-type="float" office:value="25.826738384">
                <text:p>25.826738384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41.95855886">
                <text:p>41.95855886</text:p>
              </table:table-cell>
              <table:table-cell office:value-type="float" office:value="6.34776923277">
                <text:p>6.34776923277</text:p>
              </table:table-cell>
              <table:table-cell office:value-type="float" office:value="35.6107896273">
                <text:p>35.6107896273</text:p>
              </table:table-cell>
              <table:table-cell office:value-type="float" office:value="26.4605715474">
                <text:p>26.4605715474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81.2705084453">
                <text:p>81.2705084453</text:p>
              </table:table-cell>
              <table:table-cell office:value-type="float" office:value="13.7495139639">
                <text:p>13.7495139639</text:p>
              </table:table-cell>
              <table:table-cell office:value-type="float" office:value="67.5209944814">
                <text:p>67.5209944814</text:p>
              </table:table-cell>
              <table:table-cell office:value-type="float" office:value="27.109960081">
                <text:p>27.109960081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81.2705251644">
                <text:p>81.2705251644</text:p>
              </table:table-cell>
              <table:table-cell office:value-type="float" office:value="13.7478940375">
                <text:p>13.7478940375</text:p>
              </table:table-cell>
              <table:table-cell office:value-type="float" office:value="67.5226311268">
                <text:p>67.5226311268</text:p>
              </table:table-cell>
              <table:table-cell office:value-type="float" office:value="27.7752857407">
                <text:p>27.7752857407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81.2705525371">
                <text:p>81.2705525371</text:p>
              </table:table-cell>
              <table:table-cell office:value-type="float" office:value="13.7473086949">
                <text:p>13.7473086949</text:p>
              </table:table-cell>
              <table:table-cell office:value-type="float" office:value="67.5232438422">
                <text:p>67.5232438422</text:p>
              </table:table-cell>
              <table:table-cell office:value-type="float" office:value="28.4569396516">
                <text:p>28.4569396516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81.2706821469">
                <text:p>81.2706821469</text:p>
              </table:table-cell>
              <table:table-cell office:value-type="float" office:value="13.7480337879">
                <text:p>13.7480337879</text:p>
              </table:table-cell>
              <table:table-cell office:value-type="float" office:value="67.522648359">
                <text:p>67.522648359</text:p>
              </table:table-cell>
              <table:table-cell office:value-type="float" office:value="29.1553225371">
                <text:p>29.155322537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81.2707338488">
                <text:p>81.2707338488</text:p>
              </table:table-cell>
              <table:table-cell office:value-type="float" office:value="13.753510085">
                <text:p>13.753510085</text:p>
              </table:table-cell>
              <table:table-cell office:value-type="float" office:value="67.5172237638">
                <text:p>67.5172237638</text:p>
              </table:table-cell>
              <table:table-cell office:value-type="float" office:value="29.8708449557">
                <text:p>29.8708449557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81.2704841655">
                <text:p>81.2704841655</text:p>
              </table:table-cell>
              <table:table-cell office:value-type="float" office:value="13.7571458829">
                <text:p>13.7571458829</text:p>
              </table:table-cell>
              <table:table-cell office:value-type="float" office:value="67.5133382826">
                <text:p>67.5133382826</text:p>
              </table:table-cell>
              <table:table-cell office:value-type="float" office:value="30.6039275411">
                <text:p>30.603927541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81.2698778143">
                <text:p>81.2698778143</text:p>
              </table:table-cell>
              <table:table-cell office:value-type="float" office:value="13.7485516422">
                <text:p>13.7485516422</text:p>
              </table:table-cell>
              <table:table-cell office:value-type="float" office:value="67.5213261721">
                <text:p>67.5213261721</text:p>
              </table:table-cell>
              <table:table-cell office:value-type="float" office:value="31.3550012507">
                <text:p>31.3550012507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81.2699429538">
                <text:p>81.2699429538</text:p>
              </table:table-cell>
              <table:table-cell office:value-type="float" office:value="13.7340373729">
                <text:p>13.7340373729</text:p>
              </table:table-cell>
              <table:table-cell office:value-type="float" office:value="67.5359055809">
                <text:p>67.5359055809</text:p>
              </table:table-cell>
              <table:table-cell office:value-type="float" office:value="32.1245076178">
                <text:p>32.1245076178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81.270137869">
                <text:p>81.270137869</text:p>
              </table:table-cell>
              <table:table-cell office:value-type="float" office:value="13.7317568469">
                <text:p>13.7317568469</text:p>
              </table:table-cell>
              <table:table-cell office:value-type="float" office:value="67.5383810221">
                <text:p>67.5383810221</text:p>
              </table:table-cell>
              <table:table-cell office:value-type="float" office:value="32.912899012">
                <text:p>32.91289901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81.2700650152">
                <text:p>81.2700650152</text:p>
              </table:table-cell>
              <table:table-cell office:value-type="float" office:value="13.7250200197">
                <text:p>13.7250200197</text:p>
              </table:table-cell>
              <table:table-cell office:value-type="float" office:value="67.5450449955">
                <text:p>67.5450449955</text:p>
              </table:table-cell>
              <table:table-cell office:value-type="float" office:value="33.7206389049">
                <text:p>33.7206389049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81.2696339901">
                <text:p>81.2696339901</text:p>
              </table:table-cell>
              <table:table-cell office:value-type="float" office:value="13.7182312459">
                <text:p>13.7182312459</text:p>
              </table:table-cell>
              <table:table-cell office:value-type="float" office:value="67.5514027442">
                <text:p>67.5514027442</text:p>
              </table:table-cell>
              <table:table-cell office:value-type="float" office:value="34.5482021422">
                <text:p>34.5482021422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81.2692309783">
                <text:p>81.2692309783</text:p>
              </table:table-cell>
              <table:table-cell office:value-type="float" office:value="13.7236433931">
                <text:p>13.7236433931</text:p>
              </table:table-cell>
              <table:table-cell office:value-type="float" office:value="67.5455875852">
                <text:p>67.5455875852</text:p>
              </table:table-cell>
              <table:table-cell office:value-type="float" office:value="35.3960752234">
                <text:p>35.3960752234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81.268540201">
                <text:p>81.268540201</text:p>
              </table:table-cell>
              <table:table-cell office:value-type="float" office:value="13.7530265807">
                <text:p>13.7530265807</text:p>
              </table:table-cell>
              <table:table-cell office:value-type="float" office:value="67.5155136203">
                <text:p>67.5155136203</text:p>
              </table:table-cell>
              <table:table-cell office:value-type="float" office:value="36.2647565874">
                <text:p>36.2647565874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81.268821866">
                <text:p>81.268821866</text:p>
              </table:table-cell>
              <table:table-cell office:value-type="float" office:value="13.7820813731">
                <text:p>13.7820813731</text:p>
              </table:table-cell>
              <table:table-cell office:value-type="float" office:value="67.4867404929">
                <text:p>67.4867404929</text:p>
              </table:table-cell>
              <table:table-cell office:value-type="float" office:value="37.1547569058">
                <text:p>37.154756905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1.2692576115">
                <text:p>81.2692576115</text:p>
              </table:table-cell>
              <table:table-cell office:value-type="float" office:value="13.783714374">
                <text:p>13.783714374</text:p>
              </table:table-cell>
              <table:table-cell office:value-type="float" office:value="67.4855432375">
                <text:p>67.4855432375</text:p>
              </table:table-cell>
              <table:table-cell office:value-type="float" office:value="38.0665993828">
                <text:p>38.0665993828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81.2691549373">
                <text:p>81.2691549373</text:p>
              </table:table-cell>
              <table:table-cell office:value-type="float" office:value="13.7642333404">
                <text:p>13.7642333404</text:p>
              </table:table-cell>
              <table:table-cell office:value-type="float" office:value="67.5049215969">
                <text:p>67.5049215969</text:p>
              </table:table-cell>
              <table:table-cell office:value-type="float" office:value="39.0008200631">
                <text:p>39.0008200631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81.2677552011">
                <text:p>81.2677552011</text:p>
              </table:table-cell>
              <table:table-cell office:value-type="float" office:value="13.7503902622">
                <text:p>13.7503902622</text:p>
              </table:table-cell>
              <table:table-cell office:value-type="float" office:value="67.5173649389">
                <text:p>67.5173649389</text:p>
              </table:table-cell>
              <table:table-cell office:value-type="float" office:value="39.9579681468">
                <text:p>39.9579681468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81.2672285488">
                <text:p>81.2672285488</text:p>
              </table:table-cell>
              <table:table-cell office:value-type="float" office:value="13.7514427943">
                <text:p>13.7514427943</text:p>
              </table:table-cell>
              <table:table-cell office:value-type="float" office:value="67.5157857546">
                <text:p>67.5157857546</text:p>
              </table:table-cell>
              <table:table-cell office:value-type="float" office:value="40.9386063123">
                <text:p>40.9386063123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81.2668906161">
                <text:p>81.2668906161</text:p>
              </table:table-cell>
              <table:table-cell office:value-type="float" office:value="13.7530797476">
                <text:p>13.7530797476</text:p>
              </table:table-cell>
              <table:table-cell office:value-type="float" office:value="67.5138108686">
                <text:p>67.5138108686</text:p>
              </table:table-cell>
              <table:table-cell office:value-type="float" office:value="41.9433110472">
                <text:p>41.943311047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81.2670855844">
                <text:p>81.2670855844</text:p>
              </table:table-cell>
              <table:table-cell office:value-type="float" office:value="13.7405061445">
                <text:p>13.7405061445</text:p>
              </table:table-cell>
              <table:table-cell office:value-type="float" office:value="67.5265794399">
                <text:p>67.5265794399</text:p>
              </table:table-cell>
              <table:table-cell office:value-type="float" office:value="42.972672987">
                <text:p>42.972672987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81.2676845125">
                <text:p>81.2676845125</text:p>
              </table:table-cell>
              <table:table-cell office:value-type="float" office:value="13.6962891891">
                <text:p>13.6962891891</text:p>
              </table:table-cell>
              <table:table-cell office:value-type="float" office:value="67.5713953234">
                <text:p>67.5713953234</text:p>
              </table:table-cell>
              <table:table-cell office:value-type="float" office:value="44.0272972624">
                <text:p>44.0272972624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81.2656231448">
                <text:p>81.2656231448</text:p>
              </table:table-cell>
              <table:table-cell office:value-type="float" office:value="13.659703145">
                <text:p>13.659703145</text:p>
              </table:table-cell>
              <table:table-cell office:value-type="float" office:value="67.6059199998">
                <text:p>67.6059199998</text:p>
              </table:table-cell>
              <table:table-cell office:value-type="float" office:value="45.1078038553">
                <text:p>45.1078038553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81.2650324193">
                <text:p>81.2650324193</text:p>
              </table:table-cell>
              <table:table-cell office:value-type="float" office:value="13.6394488811">
                <text:p>13.6394488811</text:p>
              </table:table-cell>
              <table:table-cell office:value-type="float" office:value="67.6255835381">
                <text:p>67.6255835381</text:p>
              </table:table-cell>
              <table:table-cell office:value-type="float" office:value="46.2148279627">
                <text:p>46.2148279627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81.2650519634">
                <text:p>81.2650519634</text:p>
              </table:table-cell>
              <table:table-cell office:value-type="float" office:value="13.6586596646">
                <text:p>13.6586596646</text:p>
              </table:table-cell>
              <table:table-cell office:value-type="float" office:value="67.6063922988">
                <text:p>67.6063922988</text:p>
              </table:table-cell>
              <table:table-cell office:value-type="float" office:value="47.3490203707">
                <text:p>47.349020370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8.5110478368">
                <text:p>48.5110478368</text:p>
              </table:table-cell>
              <table:table-cell office:value-type="float" office:value="10.29959873">
                <text:p>10.29959873</text:p>
              </table:table-cell>
              <table:table-cell office:value-type="float" office:value="38.2114491068">
                <text:p>38.2114491068</text:p>
              </table:table-cell>
              <table:table-cell office:value-type="float" office:value="48.5110478368">
                <text:p>48.5110478368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48.5092447152">
                <text:p>48.5092447152</text:p>
              </table:table-cell>
              <table:table-cell office:value-type="float" office:value="10.3009043232">
                <text:p>10.3009043232</text:p>
              </table:table-cell>
              <table:table-cell office:value-type="float" office:value="38.2083403921">
                <text:p>38.2083403921</text:p>
              </table:table-cell>
              <table:table-cell office:value-type="float" office:value="49.7015934818">
                <text:p>49.7015934818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48.5078378065">
                <text:p>48.5078378065</text:p>
              </table:table-cell>
              <table:table-cell office:value-type="float" office:value="10.2961613557">
                <text:p>10.2961613557</text:p>
              </table:table-cell>
              <table:table-cell office:value-type="float" office:value="38.2116764509">
                <text:p>38.2116764509</text:p>
              </table:table-cell>
              <table:table-cell office:value-type="float" office:value="50.9213571914">
                <text:p>50.9213571914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48.5053276604">
                <text:p>48.5053276604</text:p>
              </table:table-cell>
              <table:table-cell office:value-type="float" office:value="10.2388342244">
                <text:p>10.2388342244</text:p>
              </table:table-cell>
              <table:table-cell office:value-type="float" office:value="38.2664934359">
                <text:p>38.2664934359</text:p>
              </table:table-cell>
              <table:table-cell office:value-type="float" office:value="52.1710560279">
                <text:p>52.1710560279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48.5041251661">
                <text:p>48.5041251661</text:p>
              </table:table-cell>
              <table:table-cell office:value-type="float" office:value="10.2078691791">
                <text:p>10.2078691791</text:p>
              </table:table-cell>
              <table:table-cell office:value-type="float" office:value="38.296255987">
                <text:p>38.296255987</text:p>
              </table:table-cell>
              <table:table-cell office:value-type="float" office:value="53.4514246514">
                <text:p>53.4514246514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8.4990475484">
                <text:p>48.4990475484</text:p>
              </table:table-cell>
              <table:table-cell office:value-type="float" office:value="10.2122378555">
                <text:p>10.2122378555</text:p>
              </table:table-cell>
              <table:table-cell office:value-type="float" office:value="38.2868096928">
                <text:p>38.2868096928</text:p>
              </table:table-cell>
              <table:table-cell office:value-type="float" office:value="54.763215752">
                <text:p>54.763215752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48.4970456639">
                <text:p>48.4970456639</text:p>
              </table:table-cell>
              <table:table-cell office:value-type="float" office:value="10.2333349978">
                <text:p>10.2333349978</text:p>
              </table:table-cell>
              <table:table-cell office:value-type="float" office:value="38.2637106661">
                <text:p>38.2637106661</text:p>
              </table:table-cell>
              <table:table-cell office:value-type="float" office:value="56.1072004921">
                <text:p>56.1072004921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48.4981724198">
                <text:p>48.4981724198</text:p>
              </table:table-cell>
              <table:table-cell office:value-type="float" office:value="10.2590569805">
                <text:p>10.2590569805</text:p>
              </table:table-cell>
              <table:table-cell office:value-type="float" office:value="38.2391154393">
                <text:p>38.2391154393</text:p>
              </table:table-cell>
              <table:table-cell office:value-type="float" office:value="57.4841689596">
                <text:p>57.4841689596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48.5004090435">
                <text:p>48.5004090435</text:p>
              </table:table-cell>
              <table:table-cell office:value-type="float" office:value="10.2079501263">
                <text:p>10.2079501263</text:p>
              </table:table-cell>
              <table:table-cell office:value-type="float" office:value="38.2924589172">
                <text:p>38.2924589172</text:p>
              </table:table-cell>
              <table:table-cell office:value-type="float" office:value="58.8949306326">
                <text:p>58.8949306326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48.5117382093">
                <text:p>48.5117382093</text:p>
              </table:table-cell>
              <table:table-cell office:value-type="float" office:value="10.1974559704">
                <text:p>10.1974559704</text:p>
              </table:table-cell>
              <table:table-cell office:value-type="float" office:value="38.3142822389">
                <text:p>38.3142822389</text:p>
              </table:table-cell>
              <table:table-cell office:value-type="float" office:value="60.3403148554">
                <text:p>60.340314855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8.5212087669">
                <text:p>48.5212087669</text:p>
              </table:table-cell>
              <table:table-cell office:value-type="float" office:value="10.6590498085">
                <text:p>10.6590498085</text:p>
              </table:table-cell>
              <table:table-cell office:value-type="float" office:value="37.8621589584">
                <text:p>37.8621589584</text:p>
              </table:table-cell>
              <table:table-cell office:value-type="float" office:value="61.8211713256">
                <text:p>61.8211713256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48.5200556681">
                <text:p>48.5200556681</text:p>
              </table:table-cell>
              <table:table-cell office:value-type="float" office:value="11.2510761382">
                <text:p>11.2510761382</text:p>
              </table:table-cell>
              <table:table-cell office:value-type="float" office:value="37.2689795299">
                <text:p>37.2689795299</text:p>
              </table:table-cell>
              <table:table-cell office:value-type="float" office:value="63.338370594">
                <text:p>63.338370594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48.5108906769">
                <text:p>48.5108906769</text:p>
              </table:table-cell>
              <table:table-cell office:value-type="float" office:value="11.6935223613">
                <text:p>11.6935223613</text:p>
              </table:table-cell>
              <table:table-cell office:value-type="float" office:value="36.8173683156">
                <text:p>36.8173683156</text:p>
              </table:table-cell>
              <table:table-cell office:value-type="float" office:value="64.8928045761">
                <text:p>64.8928045761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48.4993460598">
                <text:p>48.4993460598</text:p>
              </table:table-cell>
              <table:table-cell office:value-type="float" office:value="11.8255628843">
                <text:p>11.8255628843</text:p>
              </table:table-cell>
              <table:table-cell office:value-type="float" office:value="36.6737831756">
                <text:p>36.6737831756</text:p>
              </table:table-cell>
              <table:table-cell office:value-type="float" office:value="66.4853870769">
                <text:p>66.4853870769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48.49011938">
                <text:p>48.49011938</text:p>
              </table:table-cell>
              <table:table-cell office:value-type="float" office:value="11.9670931542">
                <text:p>11.9670931542</text:p>
              </table:table-cell>
              <table:table-cell office:value-type="float" office:value="36.5230262258">
                <text:p>36.5230262258</text:p>
              </table:table-cell>
              <table:table-cell office:value-type="float" office:value="68.1170543272">
                <text:p>68.117054327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8.4856142391">
                <text:p>48.4856142391</text:p>
              </table:table-cell>
              <table:table-cell office:value-type="float" office:value="12.5337385089">
                <text:p>12.5337385089</text:p>
              </table:table-cell>
              <table:table-cell office:value-type="float" office:value="35.9518757301">
                <text:p>35.9518757301</text:p>
              </table:table-cell>
              <table:table-cell office:value-type="float" office:value="69.7887655351">
                <text:p>69.7887655351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48.4838947509">
                <text:p>48.4838947509</text:p>
              </table:table-cell>
              <table:table-cell office:value-type="float" office:value="13.3172371198">
                <text:p>13.3172371198</text:p>
              </table:table-cell>
              <table:table-cell office:value-type="float" office:value="35.1666576311">
                <text:p>35.1666576311</text:p>
              </table:table-cell>
              <table:table-cell office:value-type="float" office:value="71.501503449">
                <text:p>71.501503449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48.4858937668">
                <text:p>48.4858937668</text:p>
              </table:table-cell>
              <table:table-cell office:value-type="float" office:value="13.9718502133">
                <text:p>13.9718502133</text:p>
              </table:table-cell>
              <table:table-cell office:value-type="float" office:value="34.5140435536">
                <text:p>34.5140435536</text:p>
              </table:table-cell>
              <table:table-cell office:value-type="float" office:value="73.2562749358">
                <text:p>73.2562749358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48.4911934765">
                <text:p>48.4911934765</text:p>
              </table:table-cell>
              <table:table-cell office:value-type="float" office:value="14.2101776514">
                <text:p>14.2101776514</text:p>
              </table:table-cell>
              <table:table-cell office:value-type="float" office:value="34.2810158252">
                <text:p>34.2810158252</text:p>
              </table:table-cell>
              <table:table-cell office:value-type="float" office:value="75.0541115726">
                <text:p>75.0541115726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48.4969614356">
                <text:p>48.4969614356</text:p>
              </table:table-cell>
              <table:table-cell office:value-type="float" office:value="14.4405680398">
                <text:p>14.4405680398</text:p>
              </table:table-cell>
              <table:table-cell office:value-type="float" office:value="34.0563933958">
                <text:p>34.0563933958</text:p>
              </table:table-cell>
              <table:table-cell office:value-type="float" office:value="76.8960702532">
                <text:p>76.896070253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8.5029498399">
                <text:p>48.5029498399</text:p>
              </table:table-cell>
              <table:table-cell office:value-type="float" office:value="14.9441419021">
                <text:p>14.9441419021</text:p>
              </table:table-cell>
              <table:table-cell office:value-type="float" office:value="33.5588079378">
                <text:p>33.5588079378</text:p>
              </table:table-cell>
              <table:table-cell office:value-type="float" office:value="78.7832338094">
                <text:p>78.783233809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48.5033927424">
                <text:p>48.5033927424</text:p>
              </table:table-cell>
              <table:table-cell office:value-type="float" office:value="15.5873428564">
                <text:p>15.5873428564</text:p>
              </table:table-cell>
              <table:table-cell office:value-type="float" office:value="32.916049886">
                <text:p>32.916049886</text:p>
              </table:table-cell>
              <table:table-cell office:value-type="float" office:value="80.7167116477">
                <text:p>80.7167116477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48.490373712">
                <text:p>48.490373712</text:p>
              </table:table-cell>
              <table:table-cell office:value-type="float" office:value="16.0769849398">
                <text:p>16.0769849398</text:p>
              </table:table-cell>
              <table:table-cell office:value-type="float" office:value="32.4133887722">
                <text:p>32.4133887722</text:p>
              </table:table-cell>
              <table:table-cell office:value-type="float" office:value="82.6976404013">
                <text:p>82.6976404013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48.48710559">
                <text:p>48.48710559</text:p>
              </table:table-cell>
              <table:table-cell office:value-type="float" office:value="16.075508935">
                <text:p>16.075508935</text:p>
              </table:table-cell>
              <table:table-cell office:value-type="float" office:value="32.411596655">
                <text:p>32.411596655</text:p>
              </table:table-cell>
              <table:table-cell office:value-type="float" office:value="84.7271845983">
                <text:p>84.7271845983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48.4855629347">
                <text:p>48.4855629347</text:p>
              </table:table-cell>
              <table:table-cell office:value-type="float" office:value="16.0142122962">
                <text:p>16.0142122962</text:p>
              </table:table-cell>
              <table:table-cell office:value-type="float" office:value="32.4713506385">
                <text:p>32.4713506385</text:p>
              </table:table-cell>
              <table:table-cell office:value-type="float" office:value="86.8065373464">
                <text:p>86.8065373464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8.4843847124">
                <text:p>48.4843847124</text:p>
              </table:table-cell>
              <table:table-cell office:value-type="float" office:value="15.901237133">
                <text:p>15.901237133</text:p>
              </table:table-cell>
              <table:table-cell office:value-type="float" office:value="32.5831475794">
                <text:p>32.5831475794</text:p>
              </table:table-cell>
              <table:table-cell office:value-type="float" office:value="88.9369210342">
                <text:p>88.9369210342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90.8907905758">
                <text:p>90.8907905758</text:p>
              </table:table-cell>
              <table:table-cell office:value-type="float" office:value="29.3458948918">
                <text:p>29.3458948918</text:p>
              </table:table-cell>
              <table:table-cell office:value-type="float" office:value="61.544895684">
                <text:p>61.544895684</text:p>
              </table:table-cell>
              <table:table-cell office:value-type="float" office:value="91.1195880499">
                <text:p>91.1195880499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90.8887364783">
                <text:p>90.8887364783</text:p>
              </table:table-cell>
              <table:table-cell office:value-type="float" office:value="29.3505985404">
                <text:p>29.3505985404</text:p>
              </table:table-cell>
              <table:table-cell office:value-type="float" office:value="61.5381379378">
                <text:p>61.5381379378</text:p>
              </table:table-cell>
              <table:table-cell office:value-type="float" office:value="93.3558215175">
                <text:p>93.355821517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90.8875979257">
                <text:p>90.8875979257</text:p>
              </table:table-cell>
              <table:table-cell office:value-type="float" office:value="29.3500581142">
                <text:p>29.3500581142</text:p>
              </table:table-cell>
              <table:table-cell office:value-type="float" office:value="61.5375398114">
                <text:p>61.5375398114</text:p>
              </table:table-cell>
              <table:table-cell office:value-type="float" office:value="95.6469360511">
                <text:p>95.646936051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90.8871680213">
                <text:p>90.8871680213</text:p>
              </table:table-cell>
              <table:table-cell office:value-type="float" office:value="29.3623581664">
                <text:p>29.3623581664</text:p>
              </table:table-cell>
              <table:table-cell office:value-type="float" office:value="61.5248098548">
                <text:p>61.5248098548</text:p>
              </table:table-cell>
              <table:table-cell office:value-type="float" office:value="97.9942785276">
                <text:p>97.994278527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0.8870579179">
                <text:p>90.8870579179</text:p>
              </table:table-cell>
              <table:table-cell office:value-type="float" office:value="29.3809124083">
                <text:p>29.3809124083</text:p>
              </table:table-cell>
              <table:table-cell office:value-type="float" office:value="61.5061455096">
                <text:p>61.5061455096</text:p>
              </table:table-cell>
              <table:table-cell office:value-type="float" office:value="100.399228879">
                <text:p>100.399228879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90.8862854193">
                <text:p>90.8862854193</text:p>
              </table:table-cell>
              <table:table-cell office:value-type="float" office:value="29.3997753467">
                <text:p>29.3997753467</text:p>
              </table:table-cell>
              <table:table-cell office:value-type="float" office:value="61.4865100725">
                <text:p>61.4865100725</text:p>
              </table:table-cell>
              <table:table-cell office:value-type="float" office:value="102.863200902">
                <text:p>102.863200902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90.8855217814">
                <text:p>90.8855217814</text:p>
              </table:table-cell>
              <table:table-cell office:value-type="float" office:value="29.3844799584">
                <text:p>29.3844799584</text:p>
              </table:table-cell>
              <table:table-cell office:value-type="float" office:value="61.501041823">
                <text:p>61.501041823</text:p>
              </table:table-cell>
              <table:table-cell office:value-type="float" office:value="105.387643093">
                <text:p>105.387643093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90.8846324847">
                <text:p>90.8846324847</text:p>
              </table:table-cell>
              <table:table-cell office:value-type="float" office:value="29.3130123845">
                <text:p>29.3130123845</text:p>
              </table:table-cell>
              <table:table-cell office:value-type="float" office:value="61.5716201002">
                <text:p>61.5716201002</text:p>
              </table:table-cell>
              <table:table-cell office:value-type="float" office:value="107.974039493">
                <text:p>107.974039493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90.8843653292">
                <text:p>90.8843653292</text:p>
              </table:table-cell>
              <table:table-cell office:value-type="float" office:value="29.2832772797">
                <text:p>29.2832772797</text:p>
              </table:table-cell>
              <table:table-cell office:value-type="float" office:value="61.6010880495">
                <text:p>61.6010880495</text:p>
              </table:table-cell>
              <table:table-cell office:value-type="float" office:value="110.623910568">
                <text:p>110.62391056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90.8839041606">
                <text:p>90.8839041606</text:p>
              </table:table-cell>
              <table:table-cell office:value-type="float" office:value="29.3032544978">
                <text:p>29.3032544978</text:p>
              </table:table-cell>
              <table:table-cell office:value-type="float" office:value="61.5806496628">
                <text:p>61.5806496628</text:p>
              </table:table-cell>
              <table:table-cell office:value-type="float" office:value="113.338814097">
                <text:p>113.338814097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90.8834629192">
                <text:p>90.8834629192</text:p>
              </table:table-cell>
              <table:table-cell office:value-type="float" office:value="29.3227230788">
                <text:p>29.3227230788</text:p>
              </table:table-cell>
              <table:table-cell office:value-type="float" office:value="61.5607398404">
                <text:p>61.5607398404</text:p>
              </table:table-cell>
              <table:table-cell office:value-type="float" office:value="116.120346089">
                <text:p>116.120346089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90.883185823">
                <text:p>90.883185823</text:p>
              </table:table-cell>
              <table:table-cell office:value-type="float" office:value="29.3272075085">
                <text:p>29.3272075085</text:p>
              </table:table-cell>
              <table:table-cell office:value-type="float" office:value="61.5559783145">
                <text:p>61.5559783145</text:p>
              </table:table-cell>
              <table:table-cell office:value-type="float" office:value="118.970141723">
                <text:p>118.97014172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90.8815644315">
                <text:p>90.8815644315</text:p>
              </table:table-cell>
              <table:table-cell office:value-type="float" office:value="29.3196769396">
                <text:p>29.3196769396</text:p>
              </table:table-cell>
              <table:table-cell office:value-type="float" office:value="61.561887492">
                <text:p>61.561887492</text:p>
              </table:table-cell>
              <table:table-cell office:value-type="float" office:value="121.889876308">
                <text:p>121.889876308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90.8806923152">
                <text:p>90.8806923152</text:p>
              </table:table-cell>
              <table:table-cell office:value-type="float" office:value="29.3318350193">
                <text:p>29.3318350193</text:p>
              </table:table-cell>
              <table:table-cell office:value-type="float" office:value="61.5488572959">
                <text:p>61.5488572959</text:p>
              </table:table-cell>
              <table:table-cell office:value-type="float" office:value="124.881266267">
                <text:p>124.881266267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90.8803471492">
                <text:p>90.8803471492</text:p>
              </table:table-cell>
              <table:table-cell office:value-type="float" office:value="29.3353122222">
                <text:p>29.3353122222</text:p>
              </table:table-cell>
              <table:table-cell office:value-type="float" office:value="61.545034927">
                <text:p>61.545034927</text:p>
              </table:table-cell>
              <table:table-cell office:value-type="float" office:value="127.946070148">
                <text:p>127.946070148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90.8807715987">
                <text:p>90.8807715987</text:p>
              </table:table-cell>
              <table:table-cell office:value-type="float" office:value="29.3142720673">
                <text:p>29.3142720673</text:p>
              </table:table-cell>
              <table:table-cell office:value-type="float" office:value="61.5664995314">
                <text:p>61.5664995314</text:p>
              </table:table-cell>
              <table:table-cell office:value-type="float" office:value="131.086089657">
                <text:p>131.086089657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90.8794179438">
                <text:p>90.8794179438</text:p>
              </table:table-cell>
              <table:table-cell office:value-type="float" office:value="29.3010667257">
                <text:p>29.3010667257</text:p>
              </table:table-cell>
              <table:table-cell office:value-type="float" office:value="61.5783512181">
                <text:p>61.5783512181</text:p>
              </table:table-cell>
              <table:table-cell office:value-type="float" office:value="134.303170716">
                <text:p>134.303170716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90.8778740421">
                <text:p>90.8778740421</text:p>
              </table:table-cell>
              <table:table-cell office:value-type="float" office:value="29.267324682">
                <text:p>29.267324682</text:p>
              </table:table-cell>
              <table:table-cell office:value-type="float" office:value="61.6105493602">
                <text:p>61.6105493602</text:p>
              </table:table-cell>
              <table:table-cell office:value-type="float" office:value="137.59920455">
                <text:p>137.59920455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90.8774479249">
                <text:p>90.8774479249</text:p>
              </table:table-cell>
              <table:table-cell office:value-type="float" office:value="29.234192018">
                <text:p>29.234192018</text:p>
              </table:table-cell>
              <table:table-cell office:value-type="float" office:value="61.6432559069">
                <text:p>61.6432559069</text:p>
              </table:table-cell>
              <table:table-cell office:value-type="float" office:value="140.976128797">
                <text:p>140.976128797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90.8773767557">
                <text:p>90.8773767557</text:p>
              </table:table-cell>
              <table:table-cell office:value-type="float" office:value="29.2283402143">
                <text:p>29.2283402143</text:p>
              </table:table-cell>
              <table:table-cell office:value-type="float" office:value="61.6490365415">
                <text:p>61.6490365415</text:p>
              </table:table-cell>
              <table:table-cell office:value-type="float" office:value="144.435928651">
                <text:p>144.435928651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90.8769997049">
                <text:p>90.8769997049</text:p>
              </table:table-cell>
              <table:table-cell office:value-type="float" office:value="29.2082324497">
                <text:p>29.2082324497</text:p>
              </table:table-cell>
              <table:table-cell office:value-type="float" office:value="61.6687672551">
                <text:p>61.6687672551</text:p>
              </table:table-cell>
              <table:table-cell office:value-type="float" office:value="147.980638021">
                <text:p>147.980638021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90.8768078868">
                <text:p>90.8768078868</text:p>
              </table:table-cell>
              <table:table-cell office:value-type="float" office:value="29.2063948902">
                <text:p>29.2063948902</text:p>
              </table:table-cell>
              <table:table-cell office:value-type="float" office:value="61.6704129966">
                <text:p>61.6704129966</text:p>
              </table:table-cell>
              <table:table-cell office:value-type="float" office:value="151.612340736">
                <text:p>151.61234073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90.8746002147">
                <text:p>90.8746002147</text:p>
              </table:table-cell>
              <table:table-cell office:value-type="float" office:value="29.1975875043">
                <text:p>29.1975875043</text:p>
              </table:table-cell>
              <table:table-cell office:value-type="float" office:value="61.6770127104">
                <text:p>61.6770127104</text:p>
              </table:table-cell>
              <table:table-cell office:value-type="float" office:value="155.333171764">
                <text:p>155.333171764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90.8734723315">
                <text:p>90.8734723315</text:p>
              </table:table-cell>
              <table:table-cell office:value-type="float" office:value="29.2187358916">
                <text:p>29.2187358916</text:p>
              </table:table-cell>
              <table:table-cell office:value-type="float" office:value="61.6547364399">
                <text:p>61.6547364399</text:p>
              </table:table-cell>
              <table:table-cell office:value-type="float" office:value="159.145318468">
                <text:p>159.1453184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.3613854863">
                <text:p>57.3613854863</text:p>
              </table:table-cell>
              <table:table-cell office:value-type="float" office:value="22.027491853">
                <text:p>22.027491853</text:p>
              </table:table-cell>
              <table:table-cell office:value-type="float" office:value="35.3338936333">
                <text:p>35.3338936333</text:p>
              </table:table-cell>
              <table:table-cell office:value-type="float" office:value="163.051021896">
                <text:p>163.051021896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57.3546424597">
                <text:p>57.3546424597</text:p>
              </table:table-cell>
              <table:table-cell office:value-type="float" office:value="21.9669768776">
                <text:p>21.9669768776</text:p>
              </table:table-cell>
              <table:table-cell office:value-type="float" office:value="35.3876655821">
                <text:p>35.3876655821</text:p>
              </table:table-cell>
              <table:table-cell office:value-type="float" office:value="167.052578091">
                <text:p>167.052578091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57.3549779627">
                <text:p>57.3549779627</text:p>
              </table:table-cell>
              <table:table-cell office:value-type="float" office:value="21.9535382827">
                <text:p>21.9535382827</text:p>
              </table:table-cell>
              <table:table-cell office:value-type="float" office:value="35.40143968">
                <text:p>35.40143968</text:p>
              </table:table-cell>
              <table:table-cell office:value-type="float" office:value="171.152339449">
                <text:p>171.152339449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57.3557193352">
                <text:p>57.3557193352</text:p>
              </table:table-cell>
              <table:table-cell office:value-type="float" office:value="21.9483616039">
                <text:p>21.9483616039</text:p>
              </table:table-cell>
              <table:table-cell office:value-type="float" office:value="35.4073577313">
                <text:p>35.4073577313</text:p>
              </table:table-cell>
              <table:table-cell office:value-type="float" office:value="175.352716094">
                <text:p>175.352716094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57.3477380996">
                <text:p>57.3477380996</text:p>
              </table:table-cell>
              <table:table-cell office:value-type="float" office:value="21.8200637276">
                <text:p>21.8200637276</text:p>
              </table:table-cell>
              <table:table-cell office:value-type="float" office:value="35.527674372">
                <text:p>35.527674372</text:p>
              </table:table-cell>
              <table:table-cell office:value-type="float" office:value="179.656177301">
                <text:p>179.65617730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57.3475040659">
                <text:p>57.3475040659</text:p>
              </table:table-cell>
              <table:table-cell office:value-type="float" office:value="21.7827802121">
                <text:p>21.7827802121</text:p>
              </table:table-cell>
              <table:table-cell office:value-type="float" office:value="35.5647238537">
                <text:p>35.5647238537</text:p>
              </table:table-cell>
              <table:table-cell office:value-type="float" office:value="184.065252944">
                <text:p>184.065252944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57.3454824652">
                <text:p>57.3454824652</text:p>
              </table:table-cell>
              <table:table-cell office:value-type="float" office:value="21.7632619139">
                <text:p>21.7632619139</text:p>
              </table:table-cell>
              <table:table-cell office:value-type="float" office:value="35.5822205513">
                <text:p>35.5822205513</text:p>
              </table:table-cell>
              <table:table-cell office:value-type="float" office:value="188.582534987">
                <text:p>188.582534987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57.3448800207">
                <text:p>57.3448800207</text:p>
              </table:table-cell>
              <table:table-cell office:value-type="float" office:value="21.7512348306">
                <text:p>21.7512348306</text:p>
              </table:table-cell>
              <table:table-cell office:value-type="float" office:value="35.5936451901">
                <text:p>35.5936451901</text:p>
              </table:table-cell>
              <table:table-cell office:value-type="float" office:value="193.210679003">
                <text:p>193.210679003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57.3440305548">
                <text:p>57.3440305548</text:p>
              </table:table-cell>
              <table:table-cell office:value-type="float" office:value="21.6247993274">
                <text:p>21.6247993274</text:p>
              </table:table-cell>
              <table:table-cell office:value-type="float" office:value="35.7192312273">
                <text:p>35.7192312273</text:p>
              </table:table-cell>
              <table:table-cell office:value-type="float" office:value="197.952405737">
                <text:p>197.952405737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57.337796798">
                <text:p>57.337796798</text:p>
              </table:table-cell>
              <table:table-cell office:value-type="float" office:value="21.576417026">
                <text:p>21.576417026</text:p>
              </table:table-cell>
              <table:table-cell office:value-type="float" office:value="35.761379772">
                <text:p>35.761379772</text:p>
              </table:table-cell>
              <table:table-cell office:value-type="float" office:value="202.810502708">
                <text:p>202.81050270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57.3359531616">
                <text:p>57.3359531616</text:p>
              </table:table-cell>
              <table:table-cell office:value-type="float" office:value="21.5728695153">
                <text:p>21.5728695153</text:p>
              </table:table-cell>
              <table:table-cell office:value-type="float" office:value="35.7630836463">
                <text:p>35.7630836463</text:p>
              </table:table-cell>
              <table:table-cell office:value-type="float" office:value="207.787825844">
                <text:p>207.787825844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57.3344693276">
                <text:p>57.3344693276</text:p>
              </table:table-cell>
              <table:table-cell office:value-type="float" office:value="21.5567116308">
                <text:p>21.5567116308</text:p>
              </table:table-cell>
              <table:table-cell office:value-type="float" office:value="35.7777576967">
                <text:p>35.7777576967</text:p>
              </table:table-cell>
              <table:table-cell office:value-type="float" office:value="212.887301163">
                <text:p>212.887301163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57.3312814422">
                <text:p>57.3312814422</text:p>
              </table:table-cell>
              <table:table-cell office:value-type="float" office:value="21.4441181196">
                <text:p>21.4441181196</text:p>
              </table:table-cell>
              <table:table-cell office:value-type="float" office:value="35.8871633226">
                <text:p>35.8871633226</text:p>
              </table:table-cell>
              <table:table-cell office:value-type="float" office:value="218.111926492">
                <text:p>218.111926492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57.3287384262">
                <text:p>57.3287384262</text:p>
              </table:table-cell>
              <table:table-cell office:value-type="float" office:value="21.4523824382">
                <text:p>21.4523824382</text:p>
              </table:table-cell>
              <table:table-cell office:value-type="float" office:value="35.8763559881">
                <text:p>35.8763559881</text:p>
              </table:table-cell>
              <table:table-cell office:value-type="float" office:value="223.464773231">
                <text:p>223.464773231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57.3248545798">
                <text:p>57.3248545798</text:p>
              </table:table-cell>
              <table:table-cell office:value-type="float" office:value="21.6887479348">
                <text:p>21.6887479348</text:p>
              </table:table-cell>
              <table:table-cell office:value-type="float" office:value="35.636106645">
                <text:p>35.636106645</text:p>
              </table:table-cell>
              <table:table-cell office:value-type="float" office:value="228.948988155">
                <text:p>228.948988155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57.3238037871">
                <text:p>57.3238037871</text:p>
              </table:table-cell>
              <table:table-cell office:value-type="float" office:value="22.0486132261">
                <text:p>22.0486132261</text:p>
              </table:table-cell>
              <table:table-cell office:value-type="float" office:value="35.275190561">
                <text:p>35.275190561</text:p>
              </table:table-cell>
              <table:table-cell office:value-type="float" office:value="234.567795271">
                <text:p>234.567795271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57.3261615862">
                <text:p>57.3261615862</text:p>
              </table:table-cell>
              <table:table-cell office:value-type="float" office:value="22.3668468339">
                <text:p>22.3668468339</text:p>
              </table:table-cell>
              <table:table-cell office:value-type="float" office:value="34.9593147523">
                <text:p>34.9593147523</text:p>
              </table:table-cell>
              <table:table-cell office:value-type="float" office:value="240.324497704">
                <text:p>240.324497704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57.3278306929">
                <text:p>57.3278306929</text:p>
              </table:table-cell>
              <table:table-cell office:value-type="float" office:value="22.4665594622">
                <text:p>22.4665594622</text:p>
              </table:table-cell>
              <table:table-cell office:value-type="float" office:value="34.8612712307">
                <text:p>34.8612712307</text:p>
              </table:table-cell>
              <table:table-cell office:value-type="float" office:value="246.222479645">
                <text:p>246.222479645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57.3360811549">
                <text:p>57.3360811549</text:p>
              </table:table-cell>
              <table:table-cell office:value-type="float" office:value="22.7596966436">
                <text:p>22.7596966436</text:p>
              </table:table-cell>
              <table:table-cell office:value-type="float" office:value="34.5763845113">
                <text:p>34.5763845113</text:p>
              </table:table-cell>
              <table:table-cell office:value-type="float" office:value="252.265208341">
                <text:p>252.26520834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57.3397290812">
                <text:p>57.3397290812</text:p>
              </table:table-cell>
              <table:table-cell office:value-type="float" office:value="23.7075833313">
                <text:p>23.7075833313</text:p>
              </table:table-cell>
              <table:table-cell office:value-type="float" office:value="33.6321457498">
                <text:p>33.6321457498</text:p>
              </table:table-cell>
              <table:table-cell office:value-type="float" office:value="258.456236129">
                <text:p>258.45623612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7.3358336354">
                <text:p>57.3358336354</text:p>
              </table:table-cell>
              <table:table-cell office:value-type="float" office:value="24.7825745306">
                <text:p>24.7825745306</text:p>
              </table:table-cell>
              <table:table-cell office:value-type="float" office:value="32.5532591048">
                <text:p>32.5532591048</text:p>
              </table:table-cell>
              <table:table-cell office:value-type="float" office:value="264.799202526">
                <text:p>264.799202526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57.328332291">
                <text:p>57.328332291</text:p>
              </table:table-cell>
              <table:table-cell office:value-type="float" office:value="25.5423973995">
                <text:p>25.5423973995</text:p>
              </table:table-cell>
              <table:table-cell office:value-type="float" office:value="31.7859348915">
                <text:p>31.7859348915</text:p>
              </table:table-cell>
              <table:table-cell office:value-type="float" office:value="271.297836372">
                <text:p>271.297836372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57.3188145794">
                <text:p>57.3188145794</text:p>
              </table:table-cell>
              <table:table-cell office:value-type="float" office:value="25.7364284439">
                <text:p>25.7364284439</text:p>
              </table:table-cell>
              <table:table-cell office:value-type="float" office:value="31.5823861354">
                <text:p>31.5823861354</text:p>
              </table:table-cell>
              <table:table-cell office:value-type="float" office:value="277.955958016">
                <text:p>277.955958016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57.3117364236">
                <text:p>57.3117364236</text:p>
              </table:table-cell>
              <table:table-cell office:value-type="float" office:value="26.1231717877">
                <text:p>26.1231717877</text:p>
              </table:table-cell>
              <table:table-cell office:value-type="float" office:value="31.1885646359">
                <text:p>31.1885646359</text:p>
              </table:table-cell>
              <table:table-cell office:value-type="float" office:value="284.777481566">
                <text:p>284.77748156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57.307003519">
                <text:p>57.307003519</text:p>
              </table:table-cell>
              <table:table-cell office:value-type="float" office:value="27.0083006886">
                <text:p>27.0083006886</text:p>
              </table:table-cell>
              <table:table-cell office:value-type="float" office:value="30.2987028305">
                <text:p>30.2987028305</text:p>
              </table:table-cell>
              <table:table-cell office:value-type="float" office:value="291.766417192">
                <text:p>291.766417192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57.3065291701">
                <text:p>57.3065291701</text:p>
              </table:table-cell>
              <table:table-cell office:value-type="float" office:value="28.1285402495">
                <text:p>28.1285402495</text:p>
              </table:table-cell>
              <table:table-cell office:value-type="float" office:value="29.1779889206">
                <text:p>29.1779889206</text:p>
              </table:table-cell>
              <table:table-cell office:value-type="float" office:value="298.926873476">
                <text:p>298.926873476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09.66684197">
                <text:p>109.66684197</text:p>
              </table:table-cell>
              <table:table-cell office:value-type="float" office:value="56.1675209005">
                <text:p>56.1675209005</text:p>
              </table:table-cell>
              <table:table-cell office:value-type="float" office:value="53.4993210691">
                <text:p>53.4993210691</text:p>
              </table:table-cell>
              <table:table-cell office:value-type="float" office:value="306.263059834">
                <text:p>306.263059834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109.628103988">
                <text:p>109.628103988</text:p>
              </table:table-cell>
              <table:table-cell office:value-type="float" office:value="55.8432055321">
                <text:p>55.8432055321</text:p>
              </table:table-cell>
              <table:table-cell office:value-type="float" office:value="53.7848984562">
                <text:p>53.7848984562</text:p>
              </table:table-cell>
              <table:table-cell office:value-type="float" office:value="313.779288989">
                <text:p>313.779288989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09.61348166">
                <text:p>109.61348166</text:p>
              </table:table-cell>
              <table:table-cell office:value-type="float" office:value="55.5556460834">
                <text:p>55.5556460834</text:p>
              </table:table-cell>
              <table:table-cell office:value-type="float" office:value="54.0578355765">
                <text:p>54.0578355765</text:p>
              </table:table-cell>
              <table:table-cell office:value-type="float" office:value="321.479979505">
                <text:p>321.479979505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109.602136697">
                <text:p>109.602136697</text:p>
              </table:table-cell>
              <table:table-cell office:value-type="float" office:value="55.3701343969">
                <text:p>55.3701343969</text:p>
              </table:table-cell>
              <table:table-cell office:value-type="float" office:value="54.2320023006">
                <text:p>54.2320023006</text:p>
              </table:table-cell>
              <table:table-cell office:value-type="float" office:value="329.369658384">
                <text:p>329.36965838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09.592873784">
                <text:p>109.592873784</text:p>
              </table:table-cell>
              <table:table-cell office:value-type="float" office:value="55.2366075881">
                <text:p>55.2366075881</text:p>
              </table:table-cell>
              <table:table-cell office:value-type="float" office:value="54.3562661963">
                <text:p>54.3562661963</text:p>
              </table:table-cell>
              <table:table-cell office:value-type="float" office:value="337.452963731">
                <text:p>337.452963731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09.583740995">
                <text:p>109.583740995</text:p>
              </table:table-cell>
              <table:table-cell office:value-type="float" office:value="55.1910320688">
                <text:p>55.1910320688</text:p>
              </table:table-cell>
              <table:table-cell office:value-type="float" office:value="54.3927089267">
                <text:p>54.3927089267</text:p>
              </table:table-cell>
              <table:table-cell office:value-type="float" office:value="345.734647477">
                <text:p>345.734647477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09.576526596">
                <text:p>109.576526596</text:p>
              </table:table-cell>
              <table:table-cell office:value-type="float" office:value="55.177263328">
                <text:p>55.177263328</text:p>
              </table:table-cell>
              <table:table-cell office:value-type="float" office:value="54.3992632678">
                <text:p>54.3992632678</text:p>
              </table:table-cell>
              <table:table-cell office:value-type="float" office:value="354.219578172">
                <text:p>354.219578172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109.569717271">
                <text:p>109.569717271</text:p>
              </table:table-cell>
              <table:table-cell office:value-type="float" office:value="55.1762916814">
                <text:p>55.1762916814</text:p>
              </table:table-cell>
              <table:table-cell office:value-type="float" office:value="54.3934255901">
                <text:p>54.3934255901</text:p>
              </table:table-cell>
              <table:table-cell office:value-type="float" office:value="362.912743852">
                <text:p>362.912743852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09.559357457">
                <text:p>109.559357457</text:p>
              </table:table-cell>
              <table:table-cell office:value-type="float" office:value="55.3780939125">
                <text:p>55.3780939125</text:p>
              </table:table-cell>
              <table:table-cell office:value-type="float" office:value="54.1812635448">
                <text:p>54.1812635448</text:p>
              </table:table-cell>
              <table:table-cell office:value-type="float" office:value="371.819254965">
                <text:p>371.819254965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09.564619483">
                <text:p>109.564619483</text:p>
              </table:table-cell>
              <table:table-cell office:value-type="float" office:value="55.5190232434">
                <text:p>55.5190232434</text:p>
              </table:table-cell>
              <table:table-cell office:value-type="float" office:value="54.04559624">
                <text:p>54.04559624</text:p>
              </table:table-cell>
              <table:table-cell office:value-type="float" office:value="380.944347381">
                <text:p>380.944347381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09.561043993">
                <text:p>109.561043993</text:p>
              </table:table-cell>
              <table:table-cell office:value-type="float" office:value="55.6566757959">
                <text:p>55.6566757959</text:p>
              </table:table-cell>
              <table:table-cell office:value-type="float" office:value="53.9043681975">
                <text:p>53.9043681975</text:p>
              </table:table-cell>
              <table:table-cell office:value-type="float" office:value="390.293385466">
                <text:p>390.293385466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109.55988766">
                <text:p>109.55988766</text:p>
              </table:table-cell>
              <table:table-cell office:value-type="float" office:value="55.7069697781">
                <text:p>55.7069697781</text:p>
              </table:table-cell>
              <table:table-cell office:value-type="float" office:value="53.8529178816">
                <text:p>53.8529178816</text:p>
              </table:table-cell>
              <table:table-cell office:value-type="float" office:value="399.871865235">
                <text:p>399.87186523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09.558421026">
                <text:p>109.558421026</text:p>
              </table:table-cell>
              <table:table-cell office:value-type="float" office:value="55.6246740238">
                <text:p>55.6246740238</text:p>
              </table:table-cell>
              <table:table-cell office:value-type="float" office:value="53.9337470025">
                <text:p>53.9337470025</text:p>
              </table:table-cell>
              <table:table-cell office:value-type="float" office:value="409.685417589">
                <text:p>409.685417589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109.553713335">
                <text:p>109.553713335</text:p>
              </table:table-cell>
              <table:table-cell office:value-type="float" office:value="55.5222480688">
                <text:p>55.5222480688</text:p>
              </table:table-cell>
              <table:table-cell office:value-type="float" office:value="54.0314652658">
                <text:p>54.0314652658</text:p>
              </table:table-cell>
              <table:table-cell office:value-type="float" office:value="419.739811618">
                <text:p>419.73981161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09.553016957">
                <text:p>109.553016957</text:p>
              </table:table-cell>
              <table:table-cell office:value-type="float" office:value="55.4989016043">
                <text:p>55.4989016043</text:p>
              </table:table-cell>
              <table:table-cell office:value-type="float" office:value="54.0541153528">
                <text:p>54.0541153528</text:p>
              </table:table-cell>
              <table:table-cell office:value-type="float" office:value="430.040957997">
                <text:p>430.040957997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109.552810688">
                <text:p>109.552810688</text:p>
              </table:table-cell>
              <table:table-cell office:value-type="float" office:value="55.4844160037">
                <text:p>55.4844160037</text:p>
              </table:table-cell>
              <table:table-cell office:value-type="float" office:value="54.0683946844">
                <text:p>54.0683946844</text:p>
              </table:table-cell>
              <table:table-cell office:value-type="float" office:value="440.594912457">
                <text:p>440.594912457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09.552064985">
                <text:p>109.552064985</text:p>
              </table:table-cell>
              <table:table-cell office:value-type="float" office:value="55.4696890099">
                <text:p>55.4696890099</text:p>
              </table:table-cell>
              <table:table-cell office:value-type="float" office:value="54.0823759755">
                <text:p>54.0823759755</text:p>
              </table:table-cell>
              <table:table-cell office:value-type="float" office:value="451.40787935">
                <text:p>451.40787935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09.54973922">
                <text:p>109.54973922</text:p>
              </table:table-cell>
              <table:table-cell office:value-type="float" office:value="55.4553595212">
                <text:p>55.4553595212</text:p>
              </table:table-cell>
              <table:table-cell office:value-type="float" office:value="54.0943796986">
                <text:p>54.0943796986</text:p>
              </table:table-cell>
              <table:table-cell office:value-type="float" office:value="462.486215292">
                <text:p>462.486215292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09.547833031">
                <text:p>109.547833031</text:p>
              </table:table-cell>
              <table:table-cell office:value-type="float" office:value="55.4445914929">
                <text:p>55.4445914929</text:p>
              </table:table-cell>
              <table:table-cell office:value-type="float" office:value="54.1032415377">
                <text:p>54.1032415377</text:p>
              </table:table-cell>
              <table:table-cell office:value-type="float" office:value="473.836432903">
                <text:p>473.836432903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09.547656985">
                <text:p>109.547656985</text:p>
              </table:table-cell>
              <table:table-cell office:value-type="float" office:value="55.4570415003">
                <text:p>55.4570415003</text:p>
              </table:table-cell>
              <table:table-cell office:value-type="float" office:value="54.0906154847">
                <text:p>54.0906154847</text:p>
              </table:table-cell>
              <table:table-cell office:value-type="float" office:value="485.465204631">
                <text:p>485.465204631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09.547659133">
                <text:p>109.547659133</text:p>
              </table:table-cell>
              <table:table-cell office:value-type="float" office:value="55.4766129105">
                <text:p>55.4766129105</text:p>
              </table:table-cell>
              <table:table-cell office:value-type="float" office:value="54.0710462226">
                <text:p>54.0710462226</text:p>
              </table:table-cell>
              <table:table-cell office:value-type="float" office:value="497.379366681">
                <text:p>497.379366681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109.547375537">
                <text:p>109.547375537</text:p>
              </table:table-cell>
              <table:table-cell office:value-type="float" office:value="55.4102921685">
                <text:p>55.4102921685</text:p>
              </table:table-cell>
              <table:table-cell office:value-type="float" office:value="54.1370833683">
                <text:p>54.1370833683</text:p>
              </table:table-cell>
              <table:table-cell office:value-type="float" office:value="509.585923028">
                <text:p>509.585923028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09.544661906">
                <text:p>109.544661906</text:p>
              </table:table-cell>
              <table:table-cell office:value-type="float" office:value="55.4076051808">
                <text:p>55.4076051808</text:p>
              </table:table-cell>
              <table:table-cell office:value-type="float" office:value="54.1370567248">
                <text:p>54.1370567248</text:p>
              </table:table-cell>
              <table:table-cell office:value-type="float" office:value="522.092049539">
                <text:p>522.092049539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109.543275543">
                <text:p>109.543275543</text:p>
              </table:table-cell>
              <table:table-cell office:value-type="float" office:value="55.4087593175">
                <text:p>55.4087593175</text:p>
              </table:table-cell>
              <table:table-cell office:value-type="float" office:value="54.1345162257">
                <text:p>54.1345162257</text:p>
              </table:table-cell>
              <table:table-cell office:value-type="float" office:value="534.905098185">
                <text:p>534.90509818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67.2270044845">
                <text:p>67.2270044845</text:p>
              </table:table-cell>
              <table:table-cell office:value-type="float" office:value="34.6573845551">
                <text:p>34.6573845551</text:p>
              </table:table-cell>
              <table:table-cell office:value-type="float" office:value="32.5696199294">
                <text:p>32.5696199294</text:p>
              </table:table-cell>
              <table:table-cell office:value-type="float" office:value="548.032601373">
                <text:p>548.0326013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